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6705in" svg:x="2.3307in" svg:y="0.115in">
            <draw:object draw:notify-on-update-of-ranges="Sheet1.A2:Sheet1.A81 Sheet1.B2:Sheet1.B8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2.3413in" svg:y="4.2248in">
            <draw:object draw:notify-on-update-of-ranges="Sheet1.K2:Sheet1.K44 Sheet1.L2:Sheet1.L4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3.8319in" svg:y="0.1988in">
            <draw:object draw:notify-on-update-of-ranges="Sheet1.N2:Sheet1.N60 Sheet1.O2:Sheet1.O6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4in" svg:height="3.5449in" svg:x="13.8752in" svg:y="4.413in">
            <draw:object draw:notify-on-update-of-ranges="Sheet1.X2:Sheet1.X134 Sheet1.Y2:Sheet1.Y13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in" svg:height="3.9425in" svg:x="25.4091in" svg:y="0.2091in">
            <draw:object draw:notify-on-update-of-ranges="Sheet1.AA2:Sheet1.AA90 Sheet1.AB2:Sheet1.AB9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in" svg:height="3.5449in" svg:x="25.3657in" svg:y="4.7161in">
            <draw:object draw:notify-on-update-of-ranges="Sheet1.AK2:Sheet1.AK85 Sheet1.AL2:Sheet1.AL8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in" svg:height="3.5453in" svg:x="36.9213in" svg:y="0.2299in">
            <draw:object draw:notify-on-update-of-ranges="Sheet1.AN2:Sheet1.AN117 Sheet1.AO2:Sheet1.AO11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in" svg:height="3.5449in" svg:x="36.9752in" svg:y="4.5071in">
            <draw:object draw:notify-on-update-of-ranges="Sheet1.AX2:Sheet1.AX162 Sheet1.AY2:Sheet1.AY16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in" svg:height="3.5449in" svg:x="48.6067in" svg:y="0.1988in">
            <draw:object draw:notify-on-update-of-ranges="Sheet1.BA2:Sheet1.BA59 Sheet1.BB2:Sheet1.BB5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6.298in" svg:height="3.5453in" svg:x="48.6717in" svg:y="4.1201in">
            <draw:object draw:notify-on-update-of-ranges="Sheet1.BL2:Sheet1.BL10 Sheet1.BM2:Sheet1.BM10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6.298in" svg:height="3.5453in" svg:x="55.761in" svg:y="2.2063in">
            <draw:object draw:notify-on-update-of-ranges="Sheet1.BL2:Sheet1.BL10 Sheet1.BN2:Sheet1.BN10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6.298in" svg:height="3.5453in" svg:x="62.5791in" svg:y="0in">
            <draw:object draw:notify-on-update-of-ranges="Sheet1.BL2:Sheet1.BL10 Sheet1.BO2:Sheet1.BO10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6.298in" svg:height="3.5449in" svg:x="62.6772in" svg:y="3.7961in">
            <draw:object draw:notify-on-update-of-ranges="Sheet1.BL2:Sheet1.BL10 Sheet1.BP2:Sheet1.BP10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68" table:default-cell-style-name="Default"/>
        <table:table-row table:style-name="ro1">
          <table:table-cell office:value-type="string" calcext:value-type="string">
            <text:p>K=1</text:p>
          </table:table-cell>
          <table:table-cell table:number-columns-repeated="9"/>
          <table:table-cell office:value-type="string" calcext:value-type="string">
            <text:p>Κ=2</text:p>
          </table:table-cell>
          <table:table-cell table:number-columns-repeated="2"/>
          <table:table-cell office:value-type="string" calcext:value-type="string">
            <text:p>K=3</text:p>
          </table:table-cell>
          <table:table-cell table:number-columns-repeated="9"/>
          <table:table-cell office:value-type="string" calcext:value-type="string">
            <text:p>Κ=4</text:p>
          </table:table-cell>
          <table:table-cell table:number-columns-repeated="2"/>
          <table:table-cell office:value-type="string" calcext:value-type="string">
            <text:p>K=5</text:p>
          </table:table-cell>
          <table:table-cell table:number-columns-repeated="9"/>
          <table:table-cell office:value-type="string" calcext:value-type="string">
            <text:p>Κ=6</text:p>
          </table:table-cell>
          <table:table-cell table:number-columns-repeated="2"/>
          <table:table-cell office:value-type="string" calcext:value-type="string">
            <text:p>Κ=7</text:p>
          </table:table-cell>
          <table:table-cell table:number-columns-repeated="9"/>
          <table:table-cell office:value-type="string" calcext:value-type="string">
            <text:p>K=8</text:p>
          </table:table-cell>
          <table:table-cell table:number-columns-repeated="2"/>
          <table:table-cell office:value-type="string" calcext:value-type="string">
            <text:p>Κ=9</text:p>
          </table:table-cell>
          <table:table-cell table:number-columns-repeated="10"/>
          <table:table-cell office:value-type="string" calcext:value-type="string">
            <text:p>K</text:p>
          </table:table-cell>
          <table:table-cell office:value-type="string" calcext:value-type="string">
            <text:p>γα</text:p>
          </table:table-cell>
          <table:table-cell office:value-type="string" calcext:value-type="string">
            <text:p>γβ</text:p>
          </table:table-cell>
          <table:table-cell office:value-type="string" calcext:value-type="string">
            <text:p>γα/γβ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.343523" calcext:value-type="float">
            <text:p>2.343523</text:p>
          </table:table-cell>
          <table:table-cell office:value-type="float" office:value="0.648335" calcext:value-type="float">
            <text:p>0.648335</text:p>
          </table:table-cell>
          <table:table-cell office:value-type="float" office:value="3.61468" calcext:value-type="float">
            <text:p>3.61468</text:p>
          </table:table-cell>
          <table:table-cell office:value-type="float" office:value="1.881792" calcext:value-type="float">
            <text:p>1.8817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560878" calcext:value-type="float">
            <text:p>1.560878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1.61753" calcext:value-type="float">
            <text:p>1.6175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480159" calcext:value-type="float">
            <text:p>1.480159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1.786427" calcext:value-type="float">
            <text:p>1.78642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483101" calcext:value-type="float">
            <text:p>2.483101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2.649606" calcext:value-type="float">
            <text:p>2.64960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125498" calcext:value-type="float">
            <text:p>2.125498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1.644711" calcext:value-type="float">
            <text:p>1.64471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256" calcext:value-type="float">
            <text:p>2.256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2.156626" calcext:value-type="float">
            <text:p>2.156626</text:p>
          </table:table-cell>
          <table:table-cell office:value-type="float" office:value="0.427845" calcext:value-type="float">
            <text:p>0.427845</text:p>
          </table:table-cell>
          <table:table-cell office:value-type="float" office:value="5.040676" calcext:value-type="float">
            <text:p>5.040676</text:p>
          </table:table-cell>
          <table:table-cell office:value-type="float" office:value="1.72474" calcext:value-type="float">
            <text:p>1.724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672328" calcext:value-type="float">
            <text:p>1.672328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1.753247" calcext:value-type="float">
            <text:p>1.75324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.65005" calcext:value-type="float">
            <text:p>1.65005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1.808765" calcext:value-type="float">
            <text:p>1.80876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.033865" calcext:value-type="float">
            <text:p>2.033865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2.79005" calcext:value-type="float">
            <text:p>2.7900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.257485" calcext:value-type="float">
            <text:p>2.257485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2.025974" calcext:value-type="float">
            <text:p>2.02597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.443781" calcext:value-type="float">
            <text:p>2.44378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2.331727" calcext:value-type="float">
            <text:p>2.331727</text:p>
          </table:table-cell>
          <table:table-cell office:value-type="float" office:value="0.298471" calcext:value-type="float">
            <text:p>0.298471</text:p>
          </table:table-cell>
          <table:table-cell office:value-type="float" office:value="7.812226" calcext:value-type="float">
            <text:p>7.812226</text:p>
          </table:table-cell>
          <table:table-cell office:value-type="float" office:value="1.8498" calcext:value-type="float">
            <text:p>1.849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699534" calcext:value-type="float">
            <text:p>1.699534</text:p>
          </table:table-cell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1.662225" calcext:value-type="float">
            <text:p>1.662225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.73036" calcext:value-type="float">
            <text:p>1.73036</text:p>
          </table:table-cell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1.860093" calcext:value-type="float">
            <text:p>1.860093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.863697" calcext:value-type="float">
            <text:p>1.863697</text:p>
          </table:table-cell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2.543161" calcext:value-type="float">
            <text:p>2.54316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.325349" calcext:value-type="float">
            <text:p>2.325349</text:p>
          </table:table-cell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2.341301" calcext:value-type="float">
            <text:p>2.34130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.69144" calcext:value-type="float">
            <text:p>2.6914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.478619" calcext:value-type="float">
            <text:p>2.478619</text:p>
          </table:table-cell>
          <table:table-cell office:value-type="float" office:value="0.20766" calcext:value-type="float">
            <text:p>0.20766</text:p>
          </table:table-cell>
          <table:table-cell office:value-type="float" office:value="11.935921" calcext:value-type="float">
            <text:p>11.935921</text:p>
          </table:table-cell>
          <table:table-cell office:value-type="float" office:value="1.956451" calcext:value-type="float">
            <text:p>1.95645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671164" calcext:value-type="float">
            <text:p>1.671164</text:p>
          </table:table-cell>
          <table:table-cell table:number-columns-repeated="8"/>
          <table:table-cell office:value-type="float" office:value="4000" calcext:value-type="float">
            <text:p>4000</text:p>
          </table:table-cell>
          <table:table-cell office:value-type="float" office:value="1.768232" calcext:value-type="float">
            <text:p>1.76823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.793516" calcext:value-type="float">
            <text:p>1.793516</text:p>
          </table:table-cell>
          <table:table-cell table:number-columns-repeated="8"/>
          <table:table-cell office:value-type="float" office:value="4000" calcext:value-type="float">
            <text:p>4000</text:p>
          </table:table-cell>
          <table:table-cell office:value-type="float" office:value="1.882559" calcext:value-type="float">
            <text:p>1.882559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.97009" calcext:value-type="float">
            <text:p>1.97009</text:p>
          </table:table-cell>
          <table:table-cell table:number-columns-repeated="8"/>
          <table:table-cell office:value-type="float" office:value="4000" calcext:value-type="float">
            <text:p>4000</text:p>
          </table:table-cell>
          <table:table-cell office:value-type="float" office:value="2.528151" calcext:value-type="float">
            <text:p>2.528151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.302546" calcext:value-type="float">
            <text:p>2.302546</text:p>
          </table:table-cell>
          <table:table-cell table:number-columns-repeated="8"/>
          <table:table-cell office:value-type="float" office:value="4000" calcext:value-type="float">
            <text:p>4000</text:p>
          </table:table-cell>
          <table:table-cell office:value-type="float" office:value="2.187438" calcext:value-type="float">
            <text:p>2.187438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.518685" calcext:value-type="float">
            <text:p>2.51868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2.604253" calcext:value-type="float">
            <text:p>2.604253</text:p>
          </table:table-cell>
          <table:table-cell office:value-type="float" office:value="0.143379" calcext:value-type="float">
            <text:p>0.143379</text:p>
          </table:table-cell>
          <table:table-cell office:value-type="float" office:value="18.163478" calcext:value-type="float">
            <text:p>18.163478</text:p>
          </table:table-cell>
          <table:table-cell office:value-type="float" office:value="2.057079" calcext:value-type="float">
            <text:p>2.05707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779153" calcext:value-type="float">
            <text:p>1.779153</text:p>
          </table:table-cell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1.692769" calcext:value-type="float">
            <text:p>1.69276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.867917" calcext:value-type="float">
            <text:p>1.867917</text:p>
          </table:table-cell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1.833733" calcext:value-type="float">
            <text:p>1.833733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.915768" calcext:value-type="float">
            <text:p>1.915768</text:p>
          </table:table-cell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2.46571" calcext:value-type="float">
            <text:p>2.4657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.279042" calcext:value-type="float">
            <text:p>2.279042</text:p>
          </table:table-cell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2.137435" calcext:value-type="float">
            <text:p>2.137435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.548926" calcext:value-type="float">
            <text:p>2.54892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2.708001" calcext:value-type="float">
            <text:p>2.708001</text:p>
          </table:table-cell>
          <table:table-cell office:value-type="float" office:value="0.106234" calcext:value-type="float">
            <text:p>0.106234</text:p>
          </table:table-cell>
          <table:table-cell office:value-type="float" office:value="25.490958" calcext:value-type="float">
            <text:p>25.490958</text:p>
          </table:table-cell>
          <table:table-cell office:value-type="float" office:value="2.214965" calcext:value-type="float">
            <text:p>2.21496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793081" calcext:value-type="float">
            <text:p>1.793081</text:p>
          </table:table-cell>
          <table:table-cell table:number-columns-repeated="8"/>
          <table:table-cell office:value-type="float" office:value="6000" calcext:value-type="float">
            <text:p>6000</text:p>
          </table:table-cell>
          <table:table-cell office:value-type="float" office:value="1.635607" calcext:value-type="float">
            <text:p>1.635607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.8713" calcext:value-type="float">
            <text:p>1.8713</text:p>
          </table:table-cell>
          <table:table-cell table:number-columns-repeated="8"/>
          <table:table-cell office:value-type="float" office:value="6000" calcext:value-type="float">
            <text:p>6000</text:p>
          </table:table-cell>
          <table:table-cell office:value-type="float" office:value="1.817637" calcext:value-type="float">
            <text:p>1.817637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1.993014" calcext:value-type="float">
            <text:p>1.993014</text:p>
          </table:table-cell>
          <table:table-cell table:number-columns-repeated="8"/>
          <table:table-cell office:value-type="float" office:value="6000" calcext:value-type="float">
            <text:p>6000</text:p>
          </table:table-cell>
          <table:table-cell office:value-type="float" office:value="2.37608" calcext:value-type="float">
            <text:p>2.37608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.336327" calcext:value-type="float">
            <text:p>2.336327</text:p>
          </table:table-cell>
          <table:table-cell table:number-columns-repeated="8"/>
          <table:table-cell office:value-type="float" office:value="6000" calcext:value-type="float">
            <text:p>6000</text:p>
          </table:table-cell>
          <table:table-cell office:value-type="float" office:value="2.185173" calcext:value-type="float">
            <text:p>2.185173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.629421" calcext:value-type="float">
            <text:p>2.629421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2.786534" calcext:value-type="float">
            <text:p>2.786534</text:p>
          </table:table-cell>
          <table:table-cell office:value-type="float" office:value="0.073085" calcext:value-type="float">
            <text:p>0.073085</text:p>
          </table:table-cell>
          <table:table-cell office:value-type="float" office:value="38.127135" calcext:value-type="float">
            <text:p>38.127135</text:p>
          </table:table-cell>
          <table:table-cell office:value-type="float" office:value="2.309989" calcext:value-type="float">
            <text:p>2.3099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861016" calcext:value-type="float">
            <text:p>1.861016</text:p>
          </table:table-cell>
          <table:table-cell table:number-columns-repeated="8"/>
          <table:table-cell office:value-type="float" office:value="7000" calcext:value-type="float">
            <text:p>7000</text:p>
          </table:table-cell>
          <table:table-cell office:value-type="float" office:value="1.622647" calcext:value-type="float">
            <text:p>1.622647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1.881448" calcext:value-type="float">
            <text:p>1.881448</text:p>
          </table:table-cell>
          <table:table-cell table:number-columns-repeated="8"/>
          <table:table-cell office:value-type="float" office:value="7000" calcext:value-type="float">
            <text:p>7000</text:p>
          </table:table-cell>
          <table:table-cell office:value-type="float" office:value="1.905929" calcext:value-type="float">
            <text:p>1.905929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1.927553" calcext:value-type="float">
            <text:p>1.927553</text:p>
          </table:table-cell>
          <table:table-cell table:number-columns-repeated="8"/>
          <table:table-cell office:value-type="float" office:value="7000" calcext:value-type="float">
            <text:p>7000</text:p>
          </table:table-cell>
          <table:table-cell office:value-type="float" office:value="2.313016" calcext:value-type="float">
            <text:p>2.313016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2.256988" calcext:value-type="float">
            <text:p>2.256988</text:p>
          </table:table-cell>
          <table:table-cell table:number-columns-repeated="8"/>
          <table:table-cell office:value-type="float" office:value="7000" calcext:value-type="float">
            <text:p>7000</text:p>
          </table:table-cell>
          <table:table-cell office:value-type="float" office:value="2.091194" calcext:value-type="float">
            <text:p>2.091194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2.568956" calcext:value-type="float">
            <text:p>2.568956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2.819786" calcext:value-type="float">
            <text:p>2.819786</text:p>
          </table:table-cell>
          <table:table-cell office:value-type="float" office:value="0.047621" calcext:value-type="float">
            <text:p>0.047621</text:p>
          </table:table-cell>
          <table:table-cell office:value-type="float" office:value="59.212549" calcext:value-type="float">
            <text:p>59.212549</text:p>
          </table:table-cell>
          <table:table-cell office:value-type="float" office:value="2.364587" calcext:value-type="float">
            <text:p>2.36458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836123" calcext:value-type="float">
            <text:p>1.836123</text:p>
          </table:table-cell>
          <table:table-cell table:number-columns-repeated="8"/>
          <table:table-cell office:value-type="float" office:value="8000" calcext:value-type="float">
            <text:p>8000</text:p>
          </table:table-cell>
          <table:table-cell office:value-type="float" office:value="1.63196" calcext:value-type="float">
            <text:p>1.63196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.888335" calcext:value-type="float">
            <text:p>1.888335</text:p>
          </table:table-cell>
          <table:table-cell table:number-columns-repeated="8"/>
          <table:table-cell office:value-type="float" office:value="8000" calcext:value-type="float">
            <text:p>8000</text:p>
          </table:table-cell>
          <table:table-cell office:value-type="float" office:value="1.945373" calcext:value-type="float">
            <text:p>1.945373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.918953" calcext:value-type="float">
            <text:p>1.918953</text:p>
          </table:table-cell>
          <table:table-cell table:number-columns-repeated="8"/>
          <table:table-cell office:value-type="float" office:value="8000" calcext:value-type="float">
            <text:p>8000</text:p>
          </table:table-cell>
          <table:table-cell office:value-type="float" office:value="2.306082" calcext:value-type="float">
            <text:p>2.306082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2.242893" calcext:value-type="float">
            <text:p>2.242893</text:p>
          </table:table-cell>
          <table:table-cell table:number-columns-repeated="8"/>
          <table:table-cell office:value-type="float" office:value="8000" calcext:value-type="float">
            <text:p>8000</text:p>
          </table:table-cell>
          <table:table-cell office:value-type="float" office:value="2.098254" calcext:value-type="float">
            <text:p>2.098254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2.602631" calcext:value-type="float">
            <text:p>2.602631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2.949894" calcext:value-type="float">
            <text:p>2.949894</text:p>
          </table:table-cell>
          <table:table-cell office:value-type="float" office:value="0.012239" calcext:value-type="float">
            <text:p>0.012239</text:p>
          </table:table-cell>
          <table:table-cell office:value-type="float" office:value="241.025641" calcext:value-type="float">
            <text:p>241.025641</text:p>
          </table:table-cell>
          <table:table-cell office:value-type="float" office:value="2.440531" calcext:value-type="float">
            <text:p>2.44053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.859649" calcext:value-type="float">
            <text:p>1.859649</text:p>
          </table:table-cell>
          <table:table-cell table:number-columns-repeated="8"/>
          <table:table-cell office:value-type="float" office:value="9000" calcext:value-type="float">
            <text:p>9000</text:p>
          </table:table-cell>
          <table:table-cell office:value-type="float" office:value="1.68323" calcext:value-type="float">
            <text:p>1.68323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.844124" calcext:value-type="float">
            <text:p>1.844124</text:p>
          </table:table-cell>
          <table:table-cell table:number-columns-repeated="8"/>
          <table:table-cell office:value-type="float" office:value="9000" calcext:value-type="float">
            <text:p>9000</text:p>
          </table:table-cell>
          <table:table-cell office:value-type="float" office:value="1.933732" calcext:value-type="float">
            <text:p>1.933732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.909938" calcext:value-type="float">
            <text:p>1.909938</text:p>
          </table:table-cell>
          <table:table-cell table:number-columns-repeated="8"/>
          <table:table-cell office:value-type="float" office:value="9000" calcext:value-type="float">
            <text:p>9000</text:p>
          </table:table-cell>
          <table:table-cell office:value-type="float" office:value="2.344927" calcext:value-type="float">
            <text:p>2.344927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2.210328" calcext:value-type="float">
            <text:p>2.210328</text:p>
          </table:table-cell>
          <table:table-cell table:number-columns-repeated="8"/>
          <table:table-cell office:value-type="float" office:value="9000" calcext:value-type="float">
            <text:p>9000</text:p>
          </table:table-cell>
          <table:table-cell office:value-type="float" office:value="2.18883" calcext:value-type="float">
            <text:p>2.18883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2.537732" calcext:value-type="float">
            <text:p>2.537732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879297" calcext:value-type="float">
            <text:p>1.879297</text:p>
          </table:table-cell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1.752746" calcext:value-type="float">
            <text:p>1.752746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.877942" calcext:value-type="float">
            <text:p>1.877942</text:p>
          </table:table-cell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1.975658" calcext:value-type="float">
            <text:p>1.97565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.90479" calcext:value-type="float">
            <text:p>1.90479</text:p>
          </table:table-cell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2.34317" calcext:value-type="float">
            <text:p>2.34317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.202314" calcext:value-type="float">
            <text:p>2.202314</text:p>
          </table:table-cell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2.163542" calcext:value-type="float">
            <text:p>2.16354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.474479" calcext:value-type="float">
            <text:p>2.474479</text:p>
          </table:table-cell>
          <table:table-cell table:number-columns-repeated="14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.877725" calcext:value-type="float">
            <text:p>1.877725</text:p>
          </table:table-cell>
          <table:table-cell table:number-columns-repeated="8"/>
          <table:table-cell office:value-type="float" office:value="11000" calcext:value-type="float">
            <text:p>11000</text:p>
          </table:table-cell>
          <table:table-cell office:value-type="float" office:value="1.740922" calcext:value-type="float">
            <text:p>1.740922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1.851415" calcext:value-type="float">
            <text:p>1.851415</text:p>
          </table:table-cell>
          <table:table-cell table:number-columns-repeated="8"/>
          <table:table-cell office:value-type="float" office:value="11000" calcext:value-type="float">
            <text:p>11000</text:p>
          </table:table-cell>
          <table:table-cell office:value-type="float" office:value="1.965905" calcext:value-type="float">
            <text:p>1.965905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1.890906" calcext:value-type="float">
            <text:p>1.890906</text:p>
          </table:table-cell>
          <table:table-cell table:number-columns-repeated="8"/>
          <table:table-cell office:value-type="float" office:value="11000" calcext:value-type="float">
            <text:p>11000</text:p>
          </table:table-cell>
          <table:table-cell office:value-type="float" office:value="2.385577" calcext:value-type="float">
            <text:p>2.385577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2.228188" calcext:value-type="float">
            <text:p>2.228188</text:p>
          </table:table-cell>
          <table:table-cell table:number-columns-repeated="8"/>
          <table:table-cell office:value-type="float" office:value="11000" calcext:value-type="float">
            <text:p>11000</text:p>
          </table:table-cell>
          <table:table-cell office:value-type="float" office:value="2.195321" calcext:value-type="float">
            <text:p>2.195321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2.398555" calcext:value-type="float">
            <text:p>2.398555</text:p>
          </table:table-cell>
          <table:table-cell table:number-columns-repeated="14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.887446" calcext:value-type="float">
            <text:p>1.887446</text:p>
          </table:table-cell>
          <table:table-cell table:number-columns-repeated="8"/>
          <table:table-cell office:value-type="float" office:value="12000" calcext:value-type="float">
            <text:p>12000</text:p>
          </table:table-cell>
          <table:table-cell office:value-type="float" office:value="1.75179" calcext:value-type="float">
            <text:p>1.75179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.841011" calcext:value-type="float">
            <text:p>1.841011</text:p>
          </table:table-cell>
          <table:table-cell table:number-columns-repeated="8"/>
          <table:table-cell office:value-type="float" office:value="12000" calcext:value-type="float">
            <text:p>12000</text:p>
          </table:table-cell>
          <table:table-cell office:value-type="float" office:value="1.936305" calcext:value-type="float">
            <text:p>1.93630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.881511" calcext:value-type="float">
            <text:p>1.881511</text:p>
          </table:table-cell>
          <table:table-cell table:number-columns-repeated="8"/>
          <table:table-cell office:value-type="float" office:value="12000" calcext:value-type="float">
            <text:p>12000</text:p>
          </table:table-cell>
          <table:table-cell office:value-type="float" office:value="2.404022" calcext:value-type="float">
            <text:p>2.404022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.220209" calcext:value-type="float">
            <text:p>2.220209</text:p>
          </table:table-cell>
          <table:table-cell table:number-columns-repeated="8"/>
          <table:table-cell office:value-type="float" office:value="12000" calcext:value-type="float">
            <text:p>12000</text:p>
          </table:table-cell>
          <table:table-cell office:value-type="float" office:value="2.188861" calcext:value-type="float">
            <text:p>2.188861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.443709" calcext:value-type="float">
            <text:p>2.443709</text:p>
          </table:table-cell>
          <table:table-cell table:number-columns-repeated="14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.877171" calcext:value-type="float">
            <text:p>1.877171</text:p>
          </table:table-cell>
          <table:table-cell table:number-columns-repeated="8"/>
          <table:table-cell office:value-type="float" office:value="13000" calcext:value-type="float">
            <text:p>13000</text:p>
          </table:table-cell>
          <table:table-cell office:value-type="float" office:value="1.744429" calcext:value-type="float">
            <text:p>1.744429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1.836838" calcext:value-type="float">
            <text:p>1.836838</text:p>
          </table:table-cell>
          <table:table-cell table:number-columns-repeated="8"/>
          <table:table-cell office:value-type="float" office:value="13000" calcext:value-type="float">
            <text:p>13000</text:p>
          </table:table-cell>
          <table:table-cell office:value-type="float" office:value="1.926455" calcext:value-type="float">
            <text:p>1.926455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1.918483" calcext:value-type="float">
            <text:p>1.918483</text:p>
          </table:table-cell>
          <table:table-cell table:number-columns-repeated="8"/>
          <table:table-cell office:value-type="float" office:value="13000" calcext:value-type="float">
            <text:p>13000</text:p>
          </table:table-cell>
          <table:table-cell office:value-type="float" office:value="2.375115" calcext:value-type="float">
            <text:p>2.375115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2.25372" calcext:value-type="float">
            <text:p>2.25372</text:p>
          </table:table-cell>
          <table:table-cell table:number-columns-repeated="8"/>
          <table:table-cell office:value-type="float" office:value="13000" calcext:value-type="float">
            <text:p>13000</text:p>
          </table:table-cell>
          <table:table-cell office:value-type="float" office:value="2.201932" calcext:value-type="float">
            <text:p>2.201932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2.475485" calcext:value-type="float">
            <text:p>2.475485</text:p>
          </table:table-cell>
          <table:table-cell table:number-columns-repeated="14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866362" calcext:value-type="float">
            <text:p>1.866362</text:p>
          </table:table-cell>
          <table:table-cell table:number-columns-repeated="8"/>
          <table:table-cell office:value-type="float" office:value="14000" calcext:value-type="float">
            <text:p>14000</text:p>
          </table:table-cell>
          <table:table-cell office:value-type="float" office:value="1.714612" calcext:value-type="float">
            <text:p>1.714612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.819244" calcext:value-type="float">
            <text:p>1.819244</text:p>
          </table:table-cell>
          <table:table-cell table:number-columns-repeated="8"/>
          <table:table-cell office:value-type="float" office:value="14000" calcext:value-type="float">
            <text:p>14000</text:p>
          </table:table-cell>
          <table:table-cell office:value-type="float" office:value="1.994161" calcext:value-type="float">
            <text:p>1.99416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.975919" calcext:value-type="float">
            <text:p>1.975919</text:p>
          </table:table-cell>
          <table:table-cell table:number-columns-repeated="8"/>
          <table:table-cell office:value-type="float" office:value="14000" calcext:value-type="float">
            <text:p>14000</text:p>
          </table:table-cell>
          <table:table-cell office:value-type="float" office:value="2.372934" calcext:value-type="float">
            <text:p>2.372934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2.222507" calcext:value-type="float">
            <text:p>2.222507</text:p>
          </table:table-cell>
          <table:table-cell table:number-columns-repeated="8"/>
          <table:table-cell office:value-type="float" office:value="14000" calcext:value-type="float">
            <text:p>14000</text:p>
          </table:table-cell>
          <table:table-cell office:value-type="float" office:value="2.173052" calcext:value-type="float">
            <text:p>2.173052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2.495035" calcext:value-type="float">
            <text:p>2.495035</text:p>
          </table:table-cell>
          <table:table-cell table:number-columns-repeated="14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853964" calcext:value-type="float">
            <text:p>1.853964</text:p>
          </table:table-cell>
          <table:table-cell table:number-columns-repeated="8"/>
          <table:table-cell office:value-type="float" office:value="15000" calcext:value-type="float">
            <text:p>15000</text:p>
          </table:table-cell>
          <table:table-cell office:value-type="float" office:value="1.697656" calcext:value-type="float">
            <text:p>1.697656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.843022" calcext:value-type="float">
            <text:p>1.843022</text:p>
          </table:table-cell>
          <table:table-cell table:number-columns-repeated="8"/>
          <table:table-cell office:value-type="float" office:value="15000" calcext:value-type="float">
            <text:p>15000</text:p>
          </table:table-cell>
          <table:table-cell office:value-type="float" office:value="1.967545" calcext:value-type="float">
            <text:p>1.967545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.98045" calcext:value-type="float">
            <text:p>1.98045</text:p>
          </table:table-cell>
          <table:table-cell table:number-columns-repeated="8"/>
          <table:table-cell office:value-type="float" office:value="15000" calcext:value-type="float">
            <text:p>15000</text:p>
          </table:table-cell>
          <table:table-cell office:value-type="float" office:value="2.43231" calcext:value-type="float">
            <text:p>2.43231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2.228439" calcext:value-type="float">
            <text:p>2.228439</text:p>
          </table:table-cell>
          <table:table-cell table:number-columns-repeated="8"/>
          <table:table-cell office:value-type="float" office:value="15000" calcext:value-type="float">
            <text:p>15000</text:p>
          </table:table-cell>
          <table:table-cell office:value-type="float" office:value="2.142212" calcext:value-type="float">
            <text:p>2.142212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2.559725" calcext:value-type="float">
            <text:p>2.559725</text:p>
          </table:table-cell>
          <table:table-cell table:number-columns-repeated="14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.883073" calcext:value-type="float">
            <text:p>1.883073</text:p>
          </table:table-cell>
          <table:table-cell table:number-columns-repeated="8"/>
          <table:table-cell office:value-type="float" office:value="16000" calcext:value-type="float">
            <text:p>16000</text:p>
          </table:table-cell>
          <table:table-cell office:value-type="float" office:value="1.718906" calcext:value-type="float">
            <text:p>1.718906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1.8288" calcext:value-type="float">
            <text:p>1.8288</text:p>
          </table:table-cell>
          <table:table-cell table:number-columns-repeated="8"/>
          <table:table-cell office:value-type="float" office:value="16000" calcext:value-type="float">
            <text:p>16000</text:p>
          </table:table-cell>
          <table:table-cell office:value-type="float" office:value="2.002244" calcext:value-type="float">
            <text:p>2.002244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2.007849" calcext:value-type="float">
            <text:p>2.007849</text:p>
          </table:table-cell>
          <table:table-cell table:number-columns-repeated="8"/>
          <table:table-cell office:value-type="float" office:value="16000" calcext:value-type="float">
            <text:p>16000</text:p>
          </table:table-cell>
          <table:table-cell office:value-type="float" office:value="2.445786" calcext:value-type="float">
            <text:p>2.445786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2.210395" calcext:value-type="float">
            <text:p>2.210395</text:p>
          </table:table-cell>
          <table:table-cell table:number-columns-repeated="8"/>
          <table:table-cell office:value-type="float" office:value="16000" calcext:value-type="float">
            <text:p>16000</text:p>
          </table:table-cell>
          <table:table-cell office:value-type="float" office:value="2.164196" calcext:value-type="float">
            <text:p>2.164196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2.527712" calcext:value-type="float">
            <text:p>2.527712</text:p>
          </table:table-cell>
          <table:table-cell table:number-columns-repeated="14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.891136" calcext:value-type="float">
            <text:p>1.891136</text:p>
          </table:table-cell>
          <table:table-cell table:number-columns-repeated="8"/>
          <table:table-cell office:value-type="float" office:value="17000" calcext:value-type="float">
            <text:p>17000</text:p>
          </table:table-cell>
          <table:table-cell office:value-type="float" office:value="1.724377" calcext:value-type="float">
            <text:p>1.724377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1.813484" calcext:value-type="float">
            <text:p>1.813484</text:p>
          </table:table-cell>
          <table:table-cell table:number-columns-repeated="8"/>
          <table:table-cell office:value-type="float" office:value="17000" calcext:value-type="float">
            <text:p>17000</text:p>
          </table:table-cell>
          <table:table-cell office:value-type="float" office:value="1.987447" calcext:value-type="float">
            <text:p>1.987447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1.993311" calcext:value-type="float">
            <text:p>1.993311</text:p>
          </table:table-cell>
          <table:table-cell table:number-columns-repeated="8"/>
          <table:table-cell office:value-type="float" office:value="17000" calcext:value-type="float">
            <text:p>17000</text:p>
          </table:table-cell>
          <table:table-cell office:value-type="float" office:value="2.447294" calcext:value-type="float">
            <text:p>2.447294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2.208729" calcext:value-type="float">
            <text:p>2.208729</text:p>
          </table:table-cell>
          <table:table-cell table:number-columns-repeated="8"/>
          <table:table-cell office:value-type="float" office:value="17000" calcext:value-type="float">
            <text:p>17000</text:p>
          </table:table-cell>
          <table:table-cell office:value-type="float" office:value="2.146745" calcext:value-type="float">
            <text:p>2.146745</text:p>
          </table:table-cell>
          <table:table-cell/>
          <table:table-cell office:value-type="float" office:value="17000" calcext:value-type="float">
            <text:p>17000</text:p>
          </table:table-cell>
          <table:table-cell office:value-type="float" office:value="2.523115" calcext:value-type="float">
            <text:p>2.523115</text:p>
          </table:table-cell>
          <table:table-cell table:number-columns-repeated="14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.894871" calcext:value-type="float">
            <text:p>1.894871</text:p>
          </table:table-cell>
          <table:table-cell table:number-columns-repeated="8"/>
          <table:table-cell office:value-type="float" office:value="18000" calcext:value-type="float">
            <text:p>18000</text:p>
          </table:table-cell>
          <table:table-cell office:value-type="float" office:value="1.738711" calcext:value-type="float">
            <text:p>1.738711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1.838638" calcext:value-type="float">
            <text:p>1.838638</text:p>
          </table:table-cell>
          <table:table-cell table:number-columns-repeated="8"/>
          <table:table-cell office:value-type="float" office:value="18000" calcext:value-type="float">
            <text:p>18000</text:p>
          </table:table-cell>
          <table:table-cell office:value-type="float" office:value="1.975948" calcext:value-type="float">
            <text:p>1.975948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1.99457" calcext:value-type="float">
            <text:p>1.99457</text:p>
          </table:table-cell>
          <table:table-cell table:number-columns-repeated="8"/>
          <table:table-cell office:value-type="float" office:value="18000" calcext:value-type="float">
            <text:p>18000</text:p>
          </table:table-cell>
          <table:table-cell office:value-type="float" office:value="2.431054" calcext:value-type="float">
            <text:p>2.431054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2.201463" calcext:value-type="float">
            <text:p>2.201463</text:p>
          </table:table-cell>
          <table:table-cell table:number-columns-repeated="8"/>
          <table:table-cell office:value-type="float" office:value="18000" calcext:value-type="float">
            <text:p>18000</text:p>
          </table:table-cell>
          <table:table-cell office:value-type="float" office:value="2.144502" calcext:value-type="float">
            <text:p>2.144502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2.529749" calcext:value-type="float">
            <text:p>2.529749</text:p>
          </table:table-cell>
          <table:table-cell table:number-columns-repeated="14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.907236" calcext:value-type="float">
            <text:p>1.907236</text:p>
          </table:table-cell>
          <table:table-cell table:number-columns-repeated="8"/>
          <table:table-cell office:value-type="float" office:value="19000" calcext:value-type="float">
            <text:p>19000</text:p>
          </table:table-cell>
          <table:table-cell office:value-type="float" office:value="1.756282" calcext:value-type="float">
            <text:p>1.756282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1.842631" calcext:value-type="float">
            <text:p>1.842631</text:p>
          </table:table-cell>
          <table:table-cell table:number-columns-repeated="8"/>
          <table:table-cell office:value-type="float" office:value="19000" calcext:value-type="float">
            <text:p>19000</text:p>
          </table:table-cell>
          <table:table-cell office:value-type="float" office:value="1.958517" calcext:value-type="float">
            <text:p>1.958517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2.051433" calcext:value-type="float">
            <text:p>2.051433</text:p>
          </table:table-cell>
          <table:table-cell table:number-columns-repeated="8"/>
          <table:table-cell office:value-type="float" office:value="19000" calcext:value-type="float">
            <text:p>19000</text:p>
          </table:table-cell>
          <table:table-cell office:value-type="float" office:value="2.431206" calcext:value-type="float">
            <text:p>2.431206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2.23601" calcext:value-type="float">
            <text:p>2.23601</text:p>
          </table:table-cell>
          <table:table-cell table:number-columns-repeated="8"/>
          <table:table-cell office:value-type="float" office:value="19000" calcext:value-type="float">
            <text:p>19000</text:p>
          </table:table-cell>
          <table:table-cell office:value-type="float" office:value="2.159286" calcext:value-type="float">
            <text:p>2.159286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2.58475" calcext:value-type="float">
            <text:p>2.58475</text:p>
          </table:table-cell>
          <table:table-cell table:number-columns-repeated="14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920579" calcext:value-type="float">
            <text:p>1.920579</text:p>
          </table:table-cell>
          <table:table-cell table:number-columns-repeated="8"/>
          <table:table-cell office:value-type="float" office:value="20000" calcext:value-type="float">
            <text:p>20000</text:p>
          </table:table-cell>
          <table:table-cell office:value-type="float" office:value="1.75467" calcext:value-type="float">
            <text:p>1.75467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.835712" calcext:value-type="float">
            <text:p>1.835712</text:p>
          </table:table-cell>
          <table:table-cell table:number-columns-repeated="8"/>
          <table:table-cell office:value-type="float" office:value="20000" calcext:value-type="float">
            <text:p>20000</text:p>
          </table:table-cell>
          <table:table-cell office:value-type="float" office:value="1.94083" calcext:value-type="float">
            <text:p>1.94083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.049566" calcext:value-type="float">
            <text:p>2.049566</text:p>
          </table:table-cell>
          <table:table-cell table:number-columns-repeated="8"/>
          <table:table-cell office:value-type="float" office:value="20000" calcext:value-type="float">
            <text:p>20000</text:p>
          </table:table-cell>
          <table:table-cell office:value-type="float" office:value="2.450528" calcext:value-type="float">
            <text:p>2.450528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.256305" calcext:value-type="float">
            <text:p>2.256305</text:p>
          </table:table-cell>
          <table:table-cell table:number-columns-repeated="8"/>
          <table:table-cell office:value-type="float" office:value="20000" calcext:value-type="float">
            <text:p>20000</text:p>
          </table:table-cell>
          <table:table-cell office:value-type="float" office:value="2.173363" calcext:value-type="float">
            <text:p>2.173363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2.5517" calcext:value-type="float">
            <text:p>2.5517</text:p>
          </table:table-cell>
          <table:table-cell table:number-columns-repeated="14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.934551" calcext:value-type="float">
            <text:p>1.934551</text:p>
          </table:table-cell>
          <table:table-cell table:number-columns-repeated="8"/>
          <table:table-cell office:value-type="float" office:value="21000" calcext:value-type="float">
            <text:p>21000</text:p>
          </table:table-cell>
          <table:table-cell office:value-type="float" office:value="1.762004" calcext:value-type="float">
            <text:p>1.762004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1.847353" calcext:value-type="float">
            <text:p>1.847353</text:p>
          </table:table-cell>
          <table:table-cell table:number-columns-repeated="8"/>
          <table:table-cell office:value-type="float" office:value="21000" calcext:value-type="float">
            <text:p>21000</text:p>
          </table:table-cell>
          <table:table-cell office:value-type="float" office:value="1.957617" calcext:value-type="float">
            <text:p>1.957617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2.051847" calcext:value-type="float">
            <text:p>2.051847</text:p>
          </table:table-cell>
          <table:table-cell table:number-columns-repeated="8"/>
          <table:table-cell office:value-type="float" office:value="21000" calcext:value-type="float">
            <text:p>21000</text:p>
          </table:table-cell>
          <table:table-cell office:value-type="float" office:value="2.450237" calcext:value-type="float">
            <text:p>2.450237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2.280179" calcext:value-type="float">
            <text:p>2.280179</text:p>
          </table:table-cell>
          <table:table-cell table:number-columns-repeated="8"/>
          <table:table-cell office:value-type="float" office:value="21000" calcext:value-type="float">
            <text:p>21000</text:p>
          </table:table-cell>
          <table:table-cell office:value-type="float" office:value="2.216285" calcext:value-type="float">
            <text:p>2.216285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2.569823" calcext:value-type="float">
            <text:p>2.569823</text:p>
          </table:table-cell>
          <table:table-cell table:number-columns-repeated="14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.92263" calcext:value-type="float">
            <text:p>1.92263</text:p>
          </table:table-cell>
          <table:table-cell table:number-columns-repeated="8"/>
          <table:table-cell office:value-type="float" office:value="22000" calcext:value-type="float">
            <text:p>22000</text:p>
          </table:table-cell>
          <table:table-cell office:value-type="float" office:value="1.744055" calcext:value-type="float">
            <text:p>1.744055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1.834301" calcext:value-type="float">
            <text:p>1.834301</text:p>
          </table:table-cell>
          <table:table-cell table:number-columns-repeated="8"/>
          <table:table-cell office:value-type="float" office:value="22000" calcext:value-type="float">
            <text:p>22000</text:p>
          </table:table-cell>
          <table:table-cell office:value-type="float" office:value="1.975594" calcext:value-type="float">
            <text:p>1.975594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2.035989" calcext:value-type="float">
            <text:p>2.035989</text:p>
          </table:table-cell>
          <table:table-cell table:number-columns-repeated="8"/>
          <table:table-cell office:value-type="float" office:value="22000" calcext:value-type="float">
            <text:p>22000</text:p>
          </table:table-cell>
          <table:table-cell office:value-type="float" office:value="2.444575" calcext:value-type="float">
            <text:p>2.444575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2.266975" calcext:value-type="float">
            <text:p>2.266975</text:p>
          </table:table-cell>
          <table:table-cell table:number-columns-repeated="8"/>
          <table:table-cell office:value-type="float" office:value="22000" calcext:value-type="float">
            <text:p>22000</text:p>
          </table:table-cell>
          <table:table-cell office:value-type="float" office:value="2.219897" calcext:value-type="float">
            <text:p>2.219897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2.543143" calcext:value-type="float">
            <text:p>2.543143</text:p>
          </table:table-cell>
          <table:table-cell table:number-columns-repeated="14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1.918093" calcext:value-type="float">
            <text:p>1.918093</text:p>
          </table:table-cell>
          <table:table-cell table:number-columns-repeated="8"/>
          <table:table-cell office:value-type="float" office:value="23000" calcext:value-type="float">
            <text:p>23000</text:p>
          </table:table-cell>
          <table:table-cell office:value-type="float" office:value="1.735435" calcext:value-type="float">
            <text:p>1.735435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float" office:value="1.842462" calcext:value-type="float">
            <text:p>1.842462</text:p>
          </table:table-cell>
          <table:table-cell table:number-columns-repeated="8"/>
          <table:table-cell office:value-type="float" office:value="23000" calcext:value-type="float">
            <text:p>23000</text:p>
          </table:table-cell>
          <table:table-cell office:value-type="float" office:value="1.991758" calcext:value-type="float">
            <text:p>1.991758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float" office:value="2.058798" calcext:value-type="float">
            <text:p>2.058798</text:p>
          </table:table-cell>
          <table:table-cell table:number-columns-repeated="8"/>
          <table:table-cell office:value-type="float" office:value="23000" calcext:value-type="float">
            <text:p>23000</text:p>
          </table:table-cell>
          <table:table-cell office:value-type="float" office:value="2.430006" calcext:value-type="float">
            <text:p>2.430006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float" office:value="2.281651" calcext:value-type="float">
            <text:p>2.281651</text:p>
          </table:table-cell>
          <table:table-cell table:number-columns-repeated="8"/>
          <table:table-cell office:value-type="float" office:value="23000" calcext:value-type="float">
            <text:p>23000</text:p>
          </table:table-cell>
          <table:table-cell office:value-type="float" office:value="2.225189" calcext:value-type="float">
            <text:p>2.225189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float" office:value="2.524758" calcext:value-type="float">
            <text:p>2.524758</text:p>
          </table:table-cell>
          <table:table-cell table:number-columns-repeated="14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.909674" calcext:value-type="float">
            <text:p>1.909674</text:p>
          </table:table-cell>
          <table:table-cell table:number-columns-repeated="8"/>
          <table:table-cell office:value-type="float" office:value="24000" calcext:value-type="float">
            <text:p>24000</text:p>
          </table:table-cell>
          <table:table-cell office:value-type="float" office:value="1.71274" calcext:value-type="float">
            <text:p>1.71274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1.87527" calcext:value-type="float">
            <text:p>1.87527</text:p>
          </table:table-cell>
          <table:table-cell table:number-columns-repeated="8"/>
          <table:table-cell office:value-type="float" office:value="24000" calcext:value-type="float">
            <text:p>24000</text:p>
          </table:table-cell>
          <table:table-cell office:value-type="float" office:value="1.988441" calcext:value-type="float">
            <text:p>1.988441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2.044378" calcext:value-type="float">
            <text:p>2.044378</text:p>
          </table:table-cell>
          <table:table-cell table:number-columns-repeated="8"/>
          <table:table-cell office:value-type="float" office:value="24000" calcext:value-type="float">
            <text:p>24000</text:p>
          </table:table-cell>
          <table:table-cell office:value-type="float" office:value="2.416943" calcext:value-type="float">
            <text:p>2.416943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2.256628" calcext:value-type="float">
            <text:p>2.256628</text:p>
          </table:table-cell>
          <table:table-cell table:number-columns-repeated="8"/>
          <table:table-cell office:value-type="float" office:value="24000" calcext:value-type="float">
            <text:p>24000</text:p>
          </table:table-cell>
          <table:table-cell office:value-type="float" office:value="2.238558" calcext:value-type="float">
            <text:p>2.238558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2.492144" calcext:value-type="float">
            <text:p>2.492144</text:p>
          </table:table-cell>
          <table:table-cell table:number-columns-repeated="14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.916014" calcext:value-type="float">
            <text:p>1.916014</text:p>
          </table:table-cell>
          <table:table-cell table:number-columns-repeated="8"/>
          <table:table-cell office:value-type="float" office:value="25000" calcext:value-type="float">
            <text:p>25000</text:p>
          </table:table-cell>
          <table:table-cell office:value-type="float" office:value="1.696333" calcext:value-type="float">
            <text:p>1.696333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1.870589" calcext:value-type="float">
            <text:p>1.870589</text:p>
          </table:table-cell>
          <table:table-cell table:number-columns-repeated="8"/>
          <table:table-cell office:value-type="float" office:value="25000" calcext:value-type="float">
            <text:p>25000</text:p>
          </table:table-cell>
          <table:table-cell office:value-type="float" office:value="1.981555" calcext:value-type="float">
            <text:p>1.981555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2.064503" calcext:value-type="float">
            <text:p>2.064503</text:p>
          </table:table-cell>
          <table:table-cell table:number-columns-repeated="8"/>
          <table:table-cell office:value-type="float" office:value="25000" calcext:value-type="float">
            <text:p>25000</text:p>
          </table:table-cell>
          <table:table-cell office:value-type="float" office:value="2.392672" calcext:value-type="float">
            <text:p>2.392672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2.240466" calcext:value-type="float">
            <text:p>2.240466</text:p>
          </table:table-cell>
          <table:table-cell table:number-columns-repeated="8"/>
          <table:table-cell office:value-type="float" office:value="25000" calcext:value-type="float">
            <text:p>25000</text:p>
          </table:table-cell>
          <table:table-cell office:value-type="float" office:value="2.247668" calcext:value-type="float">
            <text:p>2.247668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2.495872" calcext:value-type="float">
            <text:p>2.495872</text:p>
          </table:table-cell>
          <table:table-cell table:number-columns-repeated="14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1.918792" calcext:value-type="float">
            <text:p>1.918792</text:p>
          </table:table-cell>
          <table:table-cell table:number-columns-repeated="8"/>
          <table:table-cell office:value-type="float" office:value="26000" calcext:value-type="float">
            <text:p>26000</text:p>
          </table:table-cell>
          <table:table-cell office:value-type="float" office:value="1.713123" calcext:value-type="float">
            <text:p>1.713123</text:p>
          </table:table-cell>
          <table:table-cell/>
          <table:table-cell office:value-type="float" office:value="26000" calcext:value-type="float">
            <text:p>26000</text:p>
          </table:table-cell>
          <table:table-cell office:value-type="float" office:value="1.87643" calcext:value-type="float">
            <text:p>1.87643</text:p>
          </table:table-cell>
          <table:table-cell table:number-columns-repeated="8"/>
          <table:table-cell office:value-type="float" office:value="26000" calcext:value-type="float">
            <text:p>26000</text:p>
          </table:table-cell>
          <table:table-cell office:value-type="float" office:value="1.954929" calcext:value-type="float">
            <text:p>1.954929</text:p>
          </table:table-cell>
          <table:table-cell/>
          <table:table-cell office:value-type="float" office:value="26000" calcext:value-type="float">
            <text:p>26000</text:p>
          </table:table-cell>
          <table:table-cell office:value-type="float" office:value="2.048302" calcext:value-type="float">
            <text:p>2.048302</text:p>
          </table:table-cell>
          <table:table-cell table:number-columns-repeated="8"/>
          <table:table-cell office:value-type="float" office:value="26000" calcext:value-type="float">
            <text:p>26000</text:p>
          </table:table-cell>
          <table:table-cell office:value-type="float" office:value="2.377873" calcext:value-type="float">
            <text:p>2.377873</text:p>
          </table:table-cell>
          <table:table-cell/>
          <table:table-cell office:value-type="float" office:value="26000" calcext:value-type="float">
            <text:p>26000</text:p>
          </table:table-cell>
          <table:table-cell office:value-type="float" office:value="2.240276" calcext:value-type="float">
            <text:p>2.240276</text:p>
          </table:table-cell>
          <table:table-cell table:number-columns-repeated="8"/>
          <table:table-cell office:value-type="float" office:value="26000" calcext:value-type="float">
            <text:p>26000</text:p>
          </table:table-cell>
          <table:table-cell office:value-type="float" office:value="2.272672" calcext:value-type="float">
            <text:p>2.272672</text:p>
          </table:table-cell>
          <table:table-cell/>
          <table:table-cell office:value-type="float" office:value="26000" calcext:value-type="float">
            <text:p>26000</text:p>
          </table:table-cell>
          <table:table-cell office:value-type="float" office:value="2.475601" calcext:value-type="float">
            <text:p>2.475601</text:p>
          </table:table-cell>
          <table:table-cell table:number-columns-repeated="14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1.92166" calcext:value-type="float">
            <text:p>1.92166</text:p>
          </table:table-cell>
          <table:table-cell table:number-columns-repeated="8"/>
          <table:table-cell office:value-type="float" office:value="27000" calcext:value-type="float">
            <text:p>27000</text:p>
          </table:table-cell>
          <table:table-cell office:value-type="float" office:value="1.704142" calcext:value-type="float">
            <text:p>1.704142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float" office:value="1.868662" calcext:value-type="float">
            <text:p>1.868662</text:p>
          </table:table-cell>
          <table:table-cell table:number-columns-repeated="8"/>
          <table:table-cell office:value-type="float" office:value="27000" calcext:value-type="float">
            <text:p>27000</text:p>
          </table:table-cell>
          <table:table-cell office:value-type="float" office:value="1.94373" calcext:value-type="float">
            <text:p>1.94373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float" office:value="2.026215" calcext:value-type="float">
            <text:p>2.026215</text:p>
          </table:table-cell>
          <table:table-cell table:number-columns-repeated="8"/>
          <table:table-cell office:value-type="float" office:value="27000" calcext:value-type="float">
            <text:p>27000</text:p>
          </table:table-cell>
          <table:table-cell office:value-type="float" office:value="2.369854" calcext:value-type="float">
            <text:p>2.369854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float" office:value="2.23838" calcext:value-type="float">
            <text:p>2.23838</text:p>
          </table:table-cell>
          <table:table-cell table:number-columns-repeated="8"/>
          <table:table-cell office:value-type="float" office:value="27000" calcext:value-type="float">
            <text:p>27000</text:p>
          </table:table-cell>
          <table:table-cell office:value-type="float" office:value="2.261537" calcext:value-type="float">
            <text:p>2.261537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float" office:value="2.470588" calcext:value-type="float">
            <text:p>2.470588</text:p>
          </table:table-cell>
          <table:table-cell table:number-columns-repeated="14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.914467" calcext:value-type="float">
            <text:p>1.914467</text:p>
          </table:table-cell>
          <table:table-cell table:number-columns-repeated="8"/>
          <table:table-cell office:value-type="float" office:value="28000" calcext:value-type="float">
            <text:p>28000</text:p>
          </table:table-cell>
          <table:table-cell office:value-type="float" office:value="1.707174" calcext:value-type="float">
            <text:p>1.707174</text:p>
          </table:table-cell>
          <table:table-cell/>
          <table:table-cell office:value-type="float" office:value="28000" calcext:value-type="float">
            <text:p>28000</text:p>
          </table:table-cell>
          <table:table-cell office:value-type="float" office:value="1.872221" calcext:value-type="float">
            <text:p>1.872221</text:p>
          </table:table-cell>
          <table:table-cell table:number-columns-repeated="8"/>
          <table:table-cell office:value-type="float" office:value="28000" calcext:value-type="float">
            <text:p>28000</text:p>
          </table:table-cell>
          <table:table-cell office:value-type="float" office:value="1.93541" calcext:value-type="float">
            <text:p>1.93541</text:p>
          </table:table-cell>
          <table:table-cell/>
          <table:table-cell office:value-type="float" office:value="28000" calcext:value-type="float">
            <text:p>28000</text:p>
          </table:table-cell>
          <table:table-cell office:value-type="float" office:value="2.040299" calcext:value-type="float">
            <text:p>2.040299</text:p>
          </table:table-cell>
          <table:table-cell table:number-columns-repeated="8"/>
          <table:table-cell office:value-type="float" office:value="28000" calcext:value-type="float">
            <text:p>28000</text:p>
          </table:table-cell>
          <table:table-cell office:value-type="float" office:value="2.340283" calcext:value-type="float">
            <text:p>2.340283</text:p>
          </table:table-cell>
          <table:table-cell/>
          <table:table-cell office:value-type="float" office:value="28000" calcext:value-type="float">
            <text:p>28000</text:p>
          </table:table-cell>
          <table:table-cell office:value-type="float" office:value="2.267431" calcext:value-type="float">
            <text:p>2.267431</text:p>
          </table:table-cell>
          <table:table-cell table:number-columns-repeated="8"/>
          <table:table-cell office:value-type="float" office:value="28000" calcext:value-type="float">
            <text:p>28000</text:p>
          </table:table-cell>
          <table:table-cell office:value-type="float" office:value="2.269543" calcext:value-type="float">
            <text:p>2.269543</text:p>
          </table:table-cell>
          <table:table-cell/>
          <table:table-cell office:value-type="float" office:value="28000" calcext:value-type="float">
            <text:p>28000</text:p>
          </table:table-cell>
          <table:table-cell office:value-type="float" office:value="2.44383" calcext:value-type="float">
            <text:p>2.44383</text:p>
          </table:table-cell>
          <table:table-cell table:number-columns-repeated="14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1.893725" calcext:value-type="float">
            <text:p>1.893725</text:p>
          </table:table-cell>
          <table:table-cell table:number-columns-repeated="8"/>
          <table:table-cell office:value-type="float" office:value="29000" calcext:value-type="float">
            <text:p>29000</text:p>
          </table:table-cell>
          <table:table-cell office:value-type="float" office:value="1.712387" calcext:value-type="float">
            <text:p>1.712387</text:p>
          </table:table-cell>
          <table:table-cell/>
          <table:table-cell office:value-type="float" office:value="29000" calcext:value-type="float">
            <text:p>29000</text:p>
          </table:table-cell>
          <table:table-cell office:value-type="float" office:value="1.85384" calcext:value-type="float">
            <text:p>1.85384</text:p>
          </table:table-cell>
          <table:table-cell table:number-columns-repeated="8"/>
          <table:table-cell office:value-type="float" office:value="29000" calcext:value-type="float">
            <text:p>29000</text:p>
          </table:table-cell>
          <table:table-cell office:value-type="float" office:value="1.955262" calcext:value-type="float">
            <text:p>1.955262</text:p>
          </table:table-cell>
          <table:table-cell/>
          <table:table-cell office:value-type="float" office:value="29000" calcext:value-type="float">
            <text:p>29000</text:p>
          </table:table-cell>
          <table:table-cell office:value-type="float" office:value="2.040561" calcext:value-type="float">
            <text:p>2.040561</text:p>
          </table:table-cell>
          <table:table-cell table:number-columns-repeated="8"/>
          <table:table-cell office:value-type="float" office:value="29000" calcext:value-type="float">
            <text:p>29000</text:p>
          </table:table-cell>
          <table:table-cell office:value-type="float" office:value="2.339927" calcext:value-type="float">
            <text:p>2.339927</text:p>
          </table:table-cell>
          <table:table-cell/>
          <table:table-cell office:value-type="float" office:value="29000" calcext:value-type="float">
            <text:p>29000</text:p>
          </table:table-cell>
          <table:table-cell office:value-type="float" office:value="2.26525" calcext:value-type="float">
            <text:p>2.26525</text:p>
          </table:table-cell>
          <table:table-cell table:number-columns-repeated="8"/>
          <table:table-cell office:value-type="float" office:value="29000" calcext:value-type="float">
            <text:p>29000</text:p>
          </table:table-cell>
          <table:table-cell office:value-type="float" office:value="2.270796" calcext:value-type="float">
            <text:p>2.270796</text:p>
          </table:table-cell>
          <table:table-cell/>
          <table:table-cell office:value-type="float" office:value="29000" calcext:value-type="float">
            <text:p>29000</text:p>
          </table:table-cell>
          <table:table-cell office:value-type="float" office:value="2.471249" calcext:value-type="float">
            <text:p>2.471249</text:p>
          </table:table-cell>
          <table:table-cell table:number-columns-repeated="14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.897217" calcext:value-type="float">
            <text:p>1.897217</text:p>
          </table:table-cell>
          <table:table-cell table:number-columns-repeated="8"/>
          <table:table-cell office:value-type="float" office:value="30000" calcext:value-type="float">
            <text:p>30000</text:p>
          </table:table-cell>
          <table:table-cell office:value-type="float" office:value="1.707182" calcext:value-type="float">
            <text:p>1.707182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.861638" calcext:value-type="float">
            <text:p>1.861638</text:p>
          </table:table-cell>
          <table:table-cell table:number-columns-repeated="8"/>
          <table:table-cell office:value-type="float" office:value="30000" calcext:value-type="float">
            <text:p>30000</text:p>
          </table:table-cell>
          <table:table-cell office:value-type="float" office:value="1.95395" calcext:value-type="float">
            <text:p>1.95395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2.024925" calcext:value-type="float">
            <text:p>2.024925</text:p>
          </table:table-cell>
          <table:table-cell table:number-columns-repeated="8"/>
          <table:table-cell office:value-type="float" office:value="30000" calcext:value-type="float">
            <text:p>30000</text:p>
          </table:table-cell>
          <table:table-cell office:value-type="float" office:value="2.342121" calcext:value-type="float">
            <text:p>2.342121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2.250332" calcext:value-type="float">
            <text:p>2.250332</text:p>
          </table:table-cell>
          <table:table-cell table:number-columns-repeated="8"/>
          <table:table-cell office:value-type="float" office:value="30000" calcext:value-type="float">
            <text:p>30000</text:p>
          </table:table-cell>
          <table:table-cell office:value-type="float" office:value="2.286474" calcext:value-type="float">
            <text:p>2.286474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2.447151" calcext:value-type="float">
            <text:p>2.447151</text:p>
          </table:table-cell>
          <table:table-cell table:number-columns-repeated="14"/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1.888202" calcext:value-type="float">
            <text:p>1.888202</text:p>
          </table:table-cell>
          <table:table-cell table:number-columns-repeated="8"/>
          <table:table-cell office:value-type="float" office:value="31000" calcext:value-type="float">
            <text:p>31000</text:p>
          </table:table-cell>
          <table:table-cell office:value-type="float" office:value="1.707447" calcext:value-type="float">
            <text:p>1.707447</text:p>
          </table:table-cell>
          <table:table-cell/>
          <table:table-cell office:value-type="float" office:value="31000" calcext:value-type="float">
            <text:p>31000</text:p>
          </table:table-cell>
          <table:table-cell office:value-type="float" office:value="1.869271" calcext:value-type="float">
            <text:p>1.869271</text:p>
          </table:table-cell>
          <table:table-cell table:number-columns-repeated="8"/>
          <table:table-cell office:value-type="float" office:value="31000" calcext:value-type="float">
            <text:p>31000</text:p>
          </table:table-cell>
          <table:table-cell office:value-type="float" office:value="1.973854" calcext:value-type="float">
            <text:p>1.973854</text:p>
          </table:table-cell>
          <table:table-cell/>
          <table:table-cell office:value-type="float" office:value="31000" calcext:value-type="float">
            <text:p>31000</text:p>
          </table:table-cell>
          <table:table-cell office:value-type="float" office:value="2.04072" calcext:value-type="float">
            <text:p>2.04072</text:p>
          </table:table-cell>
          <table:table-cell table:number-columns-repeated="8"/>
          <table:table-cell office:value-type="float" office:value="31000" calcext:value-type="float">
            <text:p>31000</text:p>
          </table:table-cell>
          <table:table-cell office:value-type="float" office:value="2.334362" calcext:value-type="float">
            <text:p>2.334362</text:p>
          </table:table-cell>
          <table:table-cell/>
          <table:table-cell office:value-type="float" office:value="31000" calcext:value-type="float">
            <text:p>31000</text:p>
          </table:table-cell>
          <table:table-cell office:value-type="float" office:value="2.24778" calcext:value-type="float">
            <text:p>2.24778</text:p>
          </table:table-cell>
          <table:table-cell table:number-columns-repeated="8"/>
          <table:table-cell office:value-type="float" office:value="31000" calcext:value-type="float">
            <text:p>31000</text:p>
          </table:table-cell>
          <table:table-cell office:value-type="float" office:value="2.272762" calcext:value-type="float">
            <text:p>2.272762</text:p>
          </table:table-cell>
          <table:table-cell/>
          <table:table-cell office:value-type="float" office:value="31000" calcext:value-type="float">
            <text:p>31000</text:p>
          </table:table-cell>
          <table:table-cell office:value-type="float" office:value="2.449106" calcext:value-type="float">
            <text:p>2.449106</text:p>
          </table:table-cell>
          <table:table-cell table:number-columns-repeated="14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.894132" calcext:value-type="float">
            <text:p>1.894132</text:p>
          </table:table-cell>
          <table:table-cell table:number-columns-repeated="8"/>
          <table:table-cell office:value-type="float" office:value="32000" calcext:value-type="float">
            <text:p>32000</text:p>
          </table:table-cell>
          <table:table-cell office:value-type="float" office:value="1.709035" calcext:value-type="float">
            <text:p>1.709035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1.855762" calcext:value-type="float">
            <text:p>1.855762</text:p>
          </table:table-cell>
          <table:table-cell table:number-columns-repeated="8"/>
          <table:table-cell office:value-type="float" office:value="32000" calcext:value-type="float">
            <text:p>32000</text:p>
          </table:table-cell>
          <table:table-cell office:value-type="float" office:value="1.97592" calcext:value-type="float">
            <text:p>1.97592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2.018943" calcext:value-type="float">
            <text:p>2.018943</text:p>
          </table:table-cell>
          <table:table-cell table:number-columns-repeated="8"/>
          <table:table-cell office:value-type="float" office:value="32000" calcext:value-type="float">
            <text:p>32000</text:p>
          </table:table-cell>
          <table:table-cell office:value-type="float" office:value="2.312955" calcext:value-type="float">
            <text:p>2.312955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2.247647" calcext:value-type="float">
            <text:p>2.247647</text:p>
          </table:table-cell>
          <table:table-cell table:number-columns-repeated="8"/>
          <table:table-cell office:value-type="float" office:value="32000" calcext:value-type="float">
            <text:p>32000</text:p>
          </table:table-cell>
          <table:table-cell office:value-type="float" office:value="2.288366" calcext:value-type="float">
            <text:p>2.288366</text:p>
          </table:table-cell>
          <table:table-cell/>
          <table:table-cell office:value-type="float" office:value="32000" calcext:value-type="float">
            <text:p>32000</text:p>
          </table:table-cell>
          <table:table-cell office:value-type="float" office:value="2.437349" calcext:value-type="float">
            <text:p>2.437349</text:p>
          </table:table-cell>
          <table:table-cell table:number-columns-repeated="14"/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1.897349" calcext:value-type="float">
            <text:p>1.897349</text:p>
          </table:table-cell>
          <table:table-cell table:number-columns-repeated="8"/>
          <table:table-cell office:value-type="float" office:value="33000" calcext:value-type="float">
            <text:p>33000</text:p>
          </table:table-cell>
          <table:table-cell office:value-type="float" office:value="1.714493" calcext:value-type="float">
            <text:p>1.714493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float" office:value="1.867388" calcext:value-type="float">
            <text:p>1.867388</text:p>
          </table:table-cell>
          <table:table-cell table:number-columns-repeated="8"/>
          <table:table-cell office:value-type="float" office:value="33000" calcext:value-type="float">
            <text:p>33000</text:p>
          </table:table-cell>
          <table:table-cell office:value-type="float" office:value="1.978946" calcext:value-type="float">
            <text:p>1.978946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float" office:value="2.013841" calcext:value-type="float">
            <text:p>2.013841</text:p>
          </table:table-cell>
          <table:table-cell table:number-columns-repeated="8"/>
          <table:table-cell office:value-type="float" office:value="33000" calcext:value-type="float">
            <text:p>33000</text:p>
          </table:table-cell>
          <table:table-cell office:value-type="float" office:value="2.302741" calcext:value-type="float">
            <text:p>2.302741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float" office:value="2.232155" calcext:value-type="float">
            <text:p>2.232155</text:p>
          </table:table-cell>
          <table:table-cell table:number-columns-repeated="8"/>
          <table:table-cell office:value-type="float" office:value="33000" calcext:value-type="float">
            <text:p>33000</text:p>
          </table:table-cell>
          <table:table-cell office:value-type="float" office:value="2.283532" calcext:value-type="float">
            <text:p>2.283532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float" office:value="2.427497" calcext:value-type="float">
            <text:p>2.427497</text:p>
          </table:table-cell>
          <table:table-cell table:number-columns-repeated="14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1.900135" calcext:value-type="float">
            <text:p>1.900135</text:p>
          </table:table-cell>
          <table:table-cell table:number-columns-repeated="8"/>
          <table:table-cell office:value-type="float" office:value="34000" calcext:value-type="float">
            <text:p>34000</text:p>
          </table:table-cell>
          <table:table-cell office:value-type="float" office:value="1.704006" calcext:value-type="float">
            <text:p>1.704006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float" office:value="1.857143" calcext:value-type="float">
            <text:p>1.857143</text:p>
          </table:table-cell>
          <table:table-cell table:number-columns-repeated="8"/>
          <table:table-cell office:value-type="float" office:value="34000" calcext:value-type="float">
            <text:p>34000</text:p>
          </table:table-cell>
          <table:table-cell office:value-type="float" office:value="1.993953" calcext:value-type="float">
            <text:p>1.993953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float" office:value="2.007216" calcext:value-type="float">
            <text:p>2.007216</text:p>
          </table:table-cell>
          <table:table-cell table:number-columns-repeated="8"/>
          <table:table-cell office:value-type="float" office:value="34000" calcext:value-type="float">
            <text:p>34000</text:p>
          </table:table-cell>
          <table:table-cell office:value-type="float" office:value="2.301705" calcext:value-type="float">
            <text:p>2.301705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float" office:value="2.235232" calcext:value-type="float">
            <text:p>2.235232</text:p>
          </table:table-cell>
          <table:table-cell table:number-columns-repeated="8"/>
          <table:table-cell office:value-type="float" office:value="34000" calcext:value-type="float">
            <text:p>34000</text:p>
          </table:table-cell>
          <table:table-cell office:value-type="float" office:value="2.286016" calcext:value-type="float">
            <text:p>2.286016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float" office:value="2.41338" calcext:value-type="float">
            <text:p>2.41338</text:p>
          </table:table-cell>
          <table:table-cell table:number-columns-repeated="14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.919372" calcext:value-type="float">
            <text:p>1.919372</text:p>
          </table:table-cell>
          <table:table-cell table:number-columns-repeated="8"/>
          <table:table-cell office:value-type="float" office:value="35000" calcext:value-type="float">
            <text:p>35000</text:p>
          </table:table-cell>
          <table:table-cell office:value-type="float" office:value="1.700177" calcext:value-type="float">
            <text:p>1.700177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1.852825" calcext:value-type="float">
            <text:p>1.852825</text:p>
          </table:table-cell>
          <table:table-cell table:number-columns-repeated="8"/>
          <table:table-cell office:value-type="float" office:value="35000" calcext:value-type="float">
            <text:p>35000</text:p>
          </table:table-cell>
          <table:table-cell office:value-type="float" office:value="1.994354" calcext:value-type="float">
            <text:p>1.994354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2.02069" calcext:value-type="float">
            <text:p>2.02069</text:p>
          </table:table-cell>
          <table:table-cell table:number-columns-repeated="8"/>
          <table:table-cell office:value-type="float" office:value="35000" calcext:value-type="float">
            <text:p>35000</text:p>
          </table:table-cell>
          <table:table-cell office:value-type="float" office:value="2.318438" calcext:value-type="float">
            <text:p>2.318438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2.240454" calcext:value-type="float">
            <text:p>2.240454</text:p>
          </table:table-cell>
          <table:table-cell table:number-columns-repeated="8"/>
          <table:table-cell office:value-type="float" office:value="35000" calcext:value-type="float">
            <text:p>35000</text:p>
          </table:table-cell>
          <table:table-cell office:value-type="float" office:value="2.293237" calcext:value-type="float">
            <text:p>2.293237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2.422256" calcext:value-type="float">
            <text:p>2.422256</text:p>
          </table:table-cell>
          <table:table-cell table:number-columns-repeated="14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.921502" calcext:value-type="float">
            <text:p>1.921502</text:p>
          </table:table-cell>
          <table:table-cell table:number-columns-repeated="8"/>
          <table:table-cell office:value-type="float" office:value="36000" calcext:value-type="float">
            <text:p>36000</text:p>
          </table:table-cell>
          <table:table-cell office:value-type="float" office:value="1.701503" calcext:value-type="float">
            <text:p>1.701503</text:p>
          </table:table-cell>
          <table:table-cell/>
          <table:table-cell office:value-type="float" office:value="36000" calcext:value-type="float">
            <text:p>36000</text:p>
          </table:table-cell>
          <table:table-cell office:value-type="float" office:value="1.867225" calcext:value-type="float">
            <text:p>1.867225</text:p>
          </table:table-cell>
          <table:table-cell table:number-columns-repeated="8"/>
          <table:table-cell office:value-type="float" office:value="36000" calcext:value-type="float">
            <text:p>36000</text:p>
          </table:table-cell>
          <table:table-cell office:value-type="float" office:value="2.00194" calcext:value-type="float">
            <text:p>2.00194</text:p>
          </table:table-cell>
          <table:table-cell/>
          <table:table-cell office:value-type="float" office:value="36000" calcext:value-type="float">
            <text:p>36000</text:p>
          </table:table-cell>
          <table:table-cell office:value-type="float" office:value="2.024209" calcext:value-type="float">
            <text:p>2.024209</text:p>
          </table:table-cell>
          <table:table-cell table:number-columns-repeated="8"/>
          <table:table-cell office:value-type="float" office:value="36000" calcext:value-type="float">
            <text:p>36000</text:p>
          </table:table-cell>
          <table:table-cell office:value-type="float" office:value="2.319128" calcext:value-type="float">
            <text:p>2.319128</text:p>
          </table:table-cell>
          <table:table-cell/>
          <table:table-cell office:value-type="float" office:value="36000" calcext:value-type="float">
            <text:p>36000</text:p>
          </table:table-cell>
          <table:table-cell office:value-type="float" office:value="2.225855" calcext:value-type="float">
            <text:p>2.225855</text:p>
          </table:table-cell>
          <table:table-cell table:number-columns-repeated="8"/>
          <table:table-cell office:value-type="float" office:value="36000" calcext:value-type="float">
            <text:p>36000</text:p>
          </table:table-cell>
          <table:table-cell office:value-type="float" office:value="2.297139" calcext:value-type="float">
            <text:p>2.297139</text:p>
          </table:table-cell>
          <table:table-cell/>
          <table:table-cell office:value-type="float" office:value="36000" calcext:value-type="float">
            <text:p>36000</text:p>
          </table:table-cell>
          <table:table-cell office:value-type="float" office:value="2.434396" calcext:value-type="float">
            <text:p>2.434396</text:p>
          </table:table-cell>
          <table:table-cell table:number-columns-repeated="14"/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1.92179" calcext:value-type="float">
            <text:p>1.92179</text:p>
          </table:table-cell>
          <table:table-cell table:number-columns-repeated="8"/>
          <table:table-cell office:value-type="float" office:value="37000" calcext:value-type="float">
            <text:p>37000</text:p>
          </table:table-cell>
          <table:table-cell office:value-type="float" office:value="1.707917" calcext:value-type="float">
            <text:p>1.707917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float" office:value="1.86471" calcext:value-type="float">
            <text:p>1.86471</text:p>
          </table:table-cell>
          <table:table-cell table:number-columns-repeated="8"/>
          <table:table-cell office:value-type="float" office:value="37000" calcext:value-type="float">
            <text:p>37000</text:p>
          </table:table-cell>
          <table:table-cell office:value-type="float" office:value="1.999892" calcext:value-type="float">
            <text:p>1.999892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float" office:value="2.038648" calcext:value-type="float">
            <text:p>2.038648</text:p>
          </table:table-cell>
          <table:table-cell table:number-columns-repeated="8"/>
          <table:table-cell office:value-type="float" office:value="37000" calcext:value-type="float">
            <text:p>37000</text:p>
          </table:table-cell>
          <table:table-cell office:value-type="float" office:value="2.303819" calcext:value-type="float">
            <text:p>2.303819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float" office:value="2.239974" calcext:value-type="float">
            <text:p>2.239974</text:p>
          </table:table-cell>
          <table:table-cell table:number-columns-repeated="8"/>
          <table:table-cell office:value-type="float" office:value="37000" calcext:value-type="float">
            <text:p>37000</text:p>
          </table:table-cell>
          <table:table-cell office:value-type="float" office:value="2.301255" calcext:value-type="float">
            <text:p>2.301255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float" office:value="2.438527" calcext:value-type="float">
            <text:p>2.438527</text:p>
          </table:table-cell>
          <table:table-cell table:number-columns-repeated="14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1.904299" calcext:value-type="float">
            <text:p>1.904299</text:p>
          </table:table-cell>
          <table:table-cell table:number-columns-repeated="8"/>
          <table:table-cell office:value-type="float" office:value="38000" calcext:value-type="float">
            <text:p>38000</text:p>
          </table:table-cell>
          <table:table-cell office:value-type="float" office:value="1.717183" calcext:value-type="float">
            <text:p>1.717183</text:p>
          </table:table-cell>
          <table:table-cell/>
          <table:table-cell office:value-type="float" office:value="38000" calcext:value-type="float">
            <text:p>38000</text:p>
          </table:table-cell>
          <table:table-cell office:value-type="float" office:value="1.860805" calcext:value-type="float">
            <text:p>1.860805</text:p>
          </table:table-cell>
          <table:table-cell table:number-columns-repeated="8"/>
          <table:table-cell office:value-type="float" office:value="38000" calcext:value-type="float">
            <text:p>38000</text:p>
          </table:table-cell>
          <table:table-cell office:value-type="float" office:value="2.005775" calcext:value-type="float">
            <text:p>2.005775</text:p>
          </table:table-cell>
          <table:table-cell/>
          <table:table-cell office:value-type="float" office:value="38000" calcext:value-type="float">
            <text:p>38000</text:p>
          </table:table-cell>
          <table:table-cell office:value-type="float" office:value="2.032385" calcext:value-type="float">
            <text:p>2.032385</text:p>
          </table:table-cell>
          <table:table-cell table:number-columns-repeated="8"/>
          <table:table-cell office:value-type="float" office:value="38000" calcext:value-type="float">
            <text:p>38000</text:p>
          </table:table-cell>
          <table:table-cell office:value-type="float" office:value="2.301185" calcext:value-type="float">
            <text:p>2.301185</text:p>
          </table:table-cell>
          <table:table-cell/>
          <table:table-cell office:value-type="float" office:value="38000" calcext:value-type="float">
            <text:p>38000</text:p>
          </table:table-cell>
          <table:table-cell office:value-type="float" office:value="2.278055" calcext:value-type="float">
            <text:p>2.278055</text:p>
          </table:table-cell>
          <table:table-cell table:number-columns-repeated="8"/>
          <table:table-cell office:value-type="float" office:value="38000" calcext:value-type="float">
            <text:p>38000</text:p>
          </table:table-cell>
          <table:table-cell office:value-type="float" office:value="2.30451" calcext:value-type="float">
            <text:p>2.30451</text:p>
          </table:table-cell>
          <table:table-cell/>
          <table:table-cell office:value-type="float" office:value="38000" calcext:value-type="float">
            <text:p>38000</text:p>
          </table:table-cell>
          <table:table-cell office:value-type="float" office:value="2.424523" calcext:value-type="float">
            <text:p>2.424523</text:p>
          </table:table-cell>
          <table:table-cell table:number-columns-repeated="14"/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1.895427" calcext:value-type="float">
            <text:p>1.895427</text:p>
          </table:table-cell>
          <table:table-cell table:number-columns-repeated="8"/>
          <table:table-cell office:value-type="float" office:value="39000" calcext:value-type="float">
            <text:p>39000</text:p>
          </table:table-cell>
          <table:table-cell office:value-type="float" office:value="1.715171" calcext:value-type="float">
            <text:p>1.715171</text:p>
          </table:table-cell>
          <table:table-cell/>
          <table:table-cell office:value-type="float" office:value="39000" calcext:value-type="float">
            <text:p>39000</text:p>
          </table:table-cell>
          <table:table-cell office:value-type="float" office:value="1.867721" calcext:value-type="float">
            <text:p>1.867721</text:p>
          </table:table-cell>
          <table:table-cell table:number-columns-repeated="8"/>
          <table:table-cell office:value-type="float" office:value="39000" calcext:value-type="float">
            <text:p>39000</text:p>
          </table:table-cell>
          <table:table-cell office:value-type="float" office:value="2.015145" calcext:value-type="float">
            <text:p>2.015145</text:p>
          </table:table-cell>
          <table:table-cell/>
          <table:table-cell office:value-type="float" office:value="39000" calcext:value-type="float">
            <text:p>39000</text:p>
          </table:table-cell>
          <table:table-cell office:value-type="float" office:value="2.025415" calcext:value-type="float">
            <text:p>2.025415</text:p>
          </table:table-cell>
          <table:table-cell table:number-columns-repeated="8"/>
          <table:table-cell office:value-type="float" office:value="39000" calcext:value-type="float">
            <text:p>39000</text:p>
          </table:table-cell>
          <table:table-cell office:value-type="float" office:value="2.289861" calcext:value-type="float">
            <text:p>2.289861</text:p>
          </table:table-cell>
          <table:table-cell/>
          <table:table-cell office:value-type="float" office:value="39000" calcext:value-type="float">
            <text:p>39000</text:p>
          </table:table-cell>
          <table:table-cell office:value-type="float" office:value="2.268122" calcext:value-type="float">
            <text:p>2.268122</text:p>
          </table:table-cell>
          <table:table-cell table:number-columns-repeated="8"/>
          <table:table-cell office:value-type="float" office:value="39000" calcext:value-type="float">
            <text:p>39000</text:p>
          </table:table-cell>
          <table:table-cell office:value-type="float" office:value="2.297027" calcext:value-type="float">
            <text:p>2.297027</text:p>
          </table:table-cell>
          <table:table-cell/>
          <table:table-cell office:value-type="float" office:value="39000" calcext:value-type="float">
            <text:p>39000</text:p>
          </table:table-cell>
          <table:table-cell office:value-type="float" office:value="2.421889" calcext:value-type="float">
            <text:p>2.421889</text:p>
          </table:table-cell>
          <table:table-cell table:number-columns-repeated="14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888451" calcext:value-type="float">
            <text:p>1.888451</text:p>
          </table:table-cell>
          <table:table-cell table:number-columns-repeated="8"/>
          <table:table-cell office:value-type="float" office:value="40000" calcext:value-type="float">
            <text:p>40000</text:p>
          </table:table-cell>
          <table:table-cell office:value-type="float" office:value="1.725135" calcext:value-type="float">
            <text:p>1.725135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1.864079" calcext:value-type="float">
            <text:p>1.864079</text:p>
          </table:table-cell>
          <table:table-cell table:number-columns-repeated="8"/>
          <table:table-cell office:value-type="float" office:value="40000" calcext:value-type="float">
            <text:p>40000</text:p>
          </table:table-cell>
          <table:table-cell office:value-type="float" office:value="2.011123" calcext:value-type="float">
            <text:p>2.011123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.028617" calcext:value-type="float">
            <text:p>2.028617</text:p>
          </table:table-cell>
          <table:table-cell table:number-columns-repeated="8"/>
          <table:table-cell office:value-type="float" office:value="40000" calcext:value-type="float">
            <text:p>40000</text:p>
          </table:table-cell>
          <table:table-cell office:value-type="float" office:value="2.28412" calcext:value-type="float">
            <text:p>2.28412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.260555" calcext:value-type="float">
            <text:p>2.260555</text:p>
          </table:table-cell>
          <table:table-cell table:number-columns-repeated="8"/>
          <table:table-cell office:value-type="float" office:value="40000" calcext:value-type="float">
            <text:p>40000</text:p>
          </table:table-cell>
          <table:table-cell office:value-type="float" office:value="2.287166" calcext:value-type="float">
            <text:p>2.287166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2.417706" calcext:value-type="float">
            <text:p>2.417706</text:p>
          </table:table-cell>
          <table:table-cell table:number-columns-repeated="14"/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1.881917" calcext:value-type="float">
            <text:p>1.881917</text:p>
          </table:table-cell>
          <table:table-cell table:number-columns-repeated="8"/>
          <table:table-cell office:value-type="float" office:value="41000" calcext:value-type="float">
            <text:p>41000</text:p>
          </table:table-cell>
          <table:table-cell office:value-type="float" office:value="1.724717" calcext:value-type="float">
            <text:p>1.724717</text:p>
          </table:table-cell>
          <table:table-cell/>
          <table:table-cell office:value-type="float" office:value="41000" calcext:value-type="float">
            <text:p>41000</text:p>
          </table:table-cell>
          <table:table-cell office:value-type="float" office:value="1.863707" calcext:value-type="float">
            <text:p>1.863707</text:p>
          </table:table-cell>
          <table:table-cell table:number-columns-repeated="8"/>
          <table:table-cell office:value-type="float" office:value="41000" calcext:value-type="float">
            <text:p>41000</text:p>
          </table:table-cell>
          <table:table-cell office:value-type="float" office:value="2.014504" calcext:value-type="float">
            <text:p>2.014504</text:p>
          </table:table-cell>
          <table:table-cell/>
          <table:table-cell office:value-type="float" office:value="41000" calcext:value-type="float">
            <text:p>41000</text:p>
          </table:table-cell>
          <table:table-cell office:value-type="float" office:value="2.030204" calcext:value-type="float">
            <text:p>2.030204</text:p>
          </table:table-cell>
          <table:table-cell table:number-columns-repeated="8"/>
          <table:table-cell office:value-type="float" office:value="41000" calcext:value-type="float">
            <text:p>41000</text:p>
          </table:table-cell>
          <table:table-cell office:value-type="float" office:value="2.272741" calcext:value-type="float">
            <text:p>2.272741</text:p>
          </table:table-cell>
          <table:table-cell/>
          <table:table-cell office:value-type="float" office:value="41000" calcext:value-type="float">
            <text:p>41000</text:p>
          </table:table-cell>
          <table:table-cell office:value-type="float" office:value="2.26335" calcext:value-type="float">
            <text:p>2.26335</text:p>
          </table:table-cell>
          <table:table-cell table:number-columns-repeated="8"/>
          <table:table-cell office:value-type="float" office:value="41000" calcext:value-type="float">
            <text:p>41000</text:p>
          </table:table-cell>
          <table:table-cell office:value-type="float" office:value="2.283319" calcext:value-type="float">
            <text:p>2.283319</text:p>
          </table:table-cell>
          <table:table-cell/>
          <table:table-cell office:value-type="float" office:value="41000" calcext:value-type="float">
            <text:p>41000</text:p>
          </table:table-cell>
          <table:table-cell office:value-type="float" office:value="2.434595" calcext:value-type="float">
            <text:p>2.434595</text:p>
          </table:table-cell>
          <table:table-cell table:number-columns-repeated="14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1.882163" calcext:value-type="float">
            <text:p>1.882163</text:p>
          </table:table-cell>
          <table:table-cell table:number-columns-repeated="8"/>
          <table:table-cell office:value-type="float" office:value="42000" calcext:value-type="float">
            <text:p>42000</text:p>
          </table:table-cell>
          <table:table-cell office:value-type="float" office:value="1.72474" calcext:value-type="float">
            <text:p>1.72474</text:p>
          </table:table-cell>
          <table:table-cell/>
          <table:table-cell office:value-type="float" office:value="42000" calcext:value-type="float">
            <text:p>42000</text:p>
          </table:table-cell>
          <table:table-cell office:value-type="float" office:value="1.872131" calcext:value-type="float">
            <text:p>1.872131</text:p>
          </table:table-cell>
          <table:table-cell table:number-columns-repeated="8"/>
          <table:table-cell office:value-type="float" office:value="42000" calcext:value-type="float">
            <text:p>42000</text:p>
          </table:table-cell>
          <table:table-cell office:value-type="float" office:value="1.999715" calcext:value-type="float">
            <text:p>1.999715</text:p>
          </table:table-cell>
          <table:table-cell/>
          <table:table-cell office:value-type="float" office:value="42000" calcext:value-type="float">
            <text:p>42000</text:p>
          </table:table-cell>
          <table:table-cell office:value-type="float" office:value="2.029628" calcext:value-type="float">
            <text:p>2.029628</text:p>
          </table:table-cell>
          <table:table-cell table:number-columns-repeated="8"/>
          <table:table-cell office:value-type="float" office:value="42000" calcext:value-type="float">
            <text:p>42000</text:p>
          </table:table-cell>
          <table:table-cell office:value-type="float" office:value="2.273862" calcext:value-type="float">
            <text:p>2.273862</text:p>
          </table:table-cell>
          <table:table-cell/>
          <table:table-cell office:value-type="float" office:value="42000" calcext:value-type="float">
            <text:p>42000</text:p>
          </table:table-cell>
          <table:table-cell office:value-type="float" office:value="2.258665" calcext:value-type="float">
            <text:p>2.258665</text:p>
          </table:table-cell>
          <table:table-cell table:number-columns-repeated="8"/>
          <table:table-cell office:value-type="float" office:value="42000" calcext:value-type="float">
            <text:p>42000</text:p>
          </table:table-cell>
          <table:table-cell office:value-type="float" office:value="2.287179" calcext:value-type="float">
            <text:p>2.287179</text:p>
          </table:table-cell>
          <table:table-cell/>
          <table:table-cell office:value-type="float" office:value="42000" calcext:value-type="float">
            <text:p>42000</text:p>
          </table:table-cell>
          <table:table-cell office:value-type="float" office:value="2.42968" calcext:value-type="float">
            <text:p>2.42968</text:p>
          </table:table-cell>
          <table:table-cell table:number-columns-repeated="14"/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1.885085" calcext:value-type="float">
            <text:p>1.885085</text:p>
          </table:table-cell>
          <table:table-cell table:number-columns-repeated="11"/>
          <table:table-cell office:value-type="float" office:value="43000" calcext:value-type="float">
            <text:p>43000</text:p>
          </table:table-cell>
          <table:table-cell office:value-type="float" office:value="1.870811" calcext:value-type="float">
            <text:p>1.870811</text:p>
          </table:table-cell>
          <table:table-cell table:number-columns-repeated="8"/>
          <table:table-cell office:value-type="float" office:value="43000" calcext:value-type="float">
            <text:p>43000</text:p>
          </table:table-cell>
          <table:table-cell office:value-type="float" office:value="2.000835" calcext:value-type="float">
            <text:p>2.000835</text:p>
          </table:table-cell>
          <table:table-cell/>
          <table:table-cell office:value-type="float" office:value="43000" calcext:value-type="float">
            <text:p>43000</text:p>
          </table:table-cell>
          <table:table-cell office:value-type="float" office:value="2.015724" calcext:value-type="float">
            <text:p>2.015724</text:p>
          </table:table-cell>
          <table:table-cell table:number-columns-repeated="8"/>
          <table:table-cell office:value-type="float" office:value="43000" calcext:value-type="float">
            <text:p>43000</text:p>
          </table:table-cell>
          <table:table-cell office:value-type="float" office:value="2.267983" calcext:value-type="float">
            <text:p>2.267983</text:p>
          </table:table-cell>
          <table:table-cell/>
          <table:table-cell office:value-type="float" office:value="43000" calcext:value-type="float">
            <text:p>43000</text:p>
          </table:table-cell>
          <table:table-cell office:value-type="float" office:value="2.266694" calcext:value-type="float">
            <text:p>2.266694</text:p>
          </table:table-cell>
          <table:table-cell table:number-columns-repeated="8"/>
          <table:table-cell office:value-type="float" office:value="43000" calcext:value-type="float">
            <text:p>43000</text:p>
          </table:table-cell>
          <table:table-cell office:value-type="float" office:value="2.305158" calcext:value-type="float">
            <text:p>2.305158</text:p>
          </table:table-cell>
          <table:table-cell/>
          <table:table-cell office:value-type="float" office:value="43000" calcext:value-type="float">
            <text:p>43000</text:p>
          </table:table-cell>
          <table:table-cell office:value-type="float" office:value="2.41907" calcext:value-type="float">
            <text:p>2.41907</text:p>
          </table:table-cell>
          <table:table-cell table:number-columns-repeated="14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1.88788" calcext:value-type="float">
            <text:p>1.88788</text:p>
          </table:table-cell>
          <table:table-cell table:number-columns-repeated="11"/>
          <table:table-cell office:value-type="float" office:value="44000" calcext:value-type="float">
            <text:p>44000</text:p>
          </table:table-cell>
          <table:table-cell office:value-type="float" office:value="1.880466" calcext:value-type="float">
            <text:p>1.880466</text:p>
          </table:table-cell>
          <table:table-cell table:number-columns-repeated="8"/>
          <table:table-cell office:value-type="float" office:value="44000" calcext:value-type="float">
            <text:p>44000</text:p>
          </table:table-cell>
          <table:table-cell office:value-type="float" office:value="2.020219" calcext:value-type="float">
            <text:p>2.020219</text:p>
          </table:table-cell>
          <table:table-cell/>
          <table:table-cell office:value-type="float" office:value="44000" calcext:value-type="float">
            <text:p>44000</text:p>
          </table:table-cell>
          <table:table-cell office:value-type="float" office:value="2.023208" calcext:value-type="float">
            <text:p>2.023208</text:p>
          </table:table-cell>
          <table:table-cell table:number-columns-repeated="8"/>
          <table:table-cell office:value-type="float" office:value="44000" calcext:value-type="float">
            <text:p>44000</text:p>
          </table:table-cell>
          <table:table-cell office:value-type="float" office:value="2.263034" calcext:value-type="float">
            <text:p>2.263034</text:p>
          </table:table-cell>
          <table:table-cell/>
          <table:table-cell office:value-type="float" office:value="44000" calcext:value-type="float">
            <text:p>44000</text:p>
          </table:table-cell>
          <table:table-cell office:value-type="float" office:value="2.281746" calcext:value-type="float">
            <text:p>2.281746</text:p>
          </table:table-cell>
          <table:table-cell table:number-columns-repeated="8"/>
          <table:table-cell office:value-type="float" office:value="44000" calcext:value-type="float">
            <text:p>44000</text:p>
          </table:table-cell>
          <table:table-cell office:value-type="float" office:value="2.298641" calcext:value-type="float">
            <text:p>2.298641</text:p>
          </table:table-cell>
          <table:table-cell/>
          <table:table-cell office:value-type="float" office:value="44000" calcext:value-type="float">
            <text:p>44000</text:p>
          </table:table-cell>
          <table:table-cell office:value-type="float" office:value="2.420984" calcext:value-type="float">
            <text:p>2.420984</text:p>
          </table:table-cell>
          <table:table-cell table:number-columns-repeated="14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.883572" calcext:value-type="float">
            <text:p>1.883572</text:p>
          </table:table-cell>
          <table:table-cell table:number-columns-repeated="11"/>
          <table:table-cell office:value-type="float" office:value="45000" calcext:value-type="float">
            <text:p>45000</text:p>
          </table:table-cell>
          <table:table-cell office:value-type="float" office:value="1.873941" calcext:value-type="float">
            <text:p>1.873941</text:p>
          </table:table-cell>
          <table:table-cell table:number-columns-repeated="8"/>
          <table:table-cell office:value-type="float" office:value="45000" calcext:value-type="float">
            <text:p>45000</text:p>
          </table:table-cell>
          <table:table-cell office:value-type="float" office:value="2.027219" calcext:value-type="float">
            <text:p>2.027219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2.016356" calcext:value-type="float">
            <text:p>2.016356</text:p>
          </table:table-cell>
          <table:table-cell table:number-columns-repeated="8"/>
          <table:table-cell office:value-type="float" office:value="45000" calcext:value-type="float">
            <text:p>45000</text:p>
          </table:table-cell>
          <table:table-cell office:value-type="float" office:value="2.271588" calcext:value-type="float">
            <text:p>2.271588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2.270652" calcext:value-type="float">
            <text:p>2.270652</text:p>
          </table:table-cell>
          <table:table-cell table:number-columns-repeated="8"/>
          <table:table-cell office:value-type="float" office:value="45000" calcext:value-type="float">
            <text:p>45000</text:p>
          </table:table-cell>
          <table:table-cell office:value-type="float" office:value="2.291307" calcext:value-type="float">
            <text:p>2.291307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2.414064" calcext:value-type="float">
            <text:p>2.414064</text:p>
          </table:table-cell>
          <table:table-cell table:number-columns-repeated="14"/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1.883673" calcext:value-type="float">
            <text:p>1.883673</text:p>
          </table:table-cell>
          <table:table-cell table:number-columns-repeated="11"/>
          <table:table-cell office:value-type="float" office:value="46000" calcext:value-type="float">
            <text:p>46000</text:p>
          </table:table-cell>
          <table:table-cell office:value-type="float" office:value="1.868828" calcext:value-type="float">
            <text:p>1.868828</text:p>
          </table:table-cell>
          <table:table-cell table:number-columns-repeated="8"/>
          <table:table-cell office:value-type="float" office:value="46000" calcext:value-type="float">
            <text:p>46000</text:p>
          </table:table-cell>
          <table:table-cell office:value-type="float" office:value="2.024806" calcext:value-type="float">
            <text:p>2.024806</text:p>
          </table:table-cell>
          <table:table-cell/>
          <table:table-cell office:value-type="float" office:value="46000" calcext:value-type="float">
            <text:p>46000</text:p>
          </table:table-cell>
          <table:table-cell office:value-type="float" office:value="2.02051" calcext:value-type="float">
            <text:p>2.02051</text:p>
          </table:table-cell>
          <table:table-cell table:number-columns-repeated="8"/>
          <table:table-cell office:value-type="float" office:value="46000" calcext:value-type="float">
            <text:p>46000</text:p>
          </table:table-cell>
          <table:table-cell office:value-type="float" office:value="2.262013" calcext:value-type="float">
            <text:p>2.262013</text:p>
          </table:table-cell>
          <table:table-cell/>
          <table:table-cell office:value-type="float" office:value="46000" calcext:value-type="float">
            <text:p>46000</text:p>
          </table:table-cell>
          <table:table-cell office:value-type="float" office:value="2.28463" calcext:value-type="float">
            <text:p>2.28463</text:p>
          </table:table-cell>
          <table:table-cell table:number-columns-repeated="8"/>
          <table:table-cell office:value-type="float" office:value="46000" calcext:value-type="float">
            <text:p>46000</text:p>
          </table:table-cell>
          <table:table-cell office:value-type="float" office:value="2.302391" calcext:value-type="float">
            <text:p>2.302391</text:p>
          </table:table-cell>
          <table:table-cell/>
          <table:table-cell office:value-type="float" office:value="46000" calcext:value-type="float">
            <text:p>46000</text:p>
          </table:table-cell>
          <table:table-cell office:value-type="float" office:value="2.421053" calcext:value-type="float">
            <text:p>2.421053</text:p>
          </table:table-cell>
          <table:table-cell table:number-columns-repeated="14"/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1.884483" calcext:value-type="float">
            <text:p>1.884483</text:p>
          </table:table-cell>
          <table:table-cell table:number-columns-repeated="11"/>
          <table:table-cell office:value-type="float" office:value="47000" calcext:value-type="float">
            <text:p>47000</text:p>
          </table:table-cell>
          <table:table-cell office:value-type="float" office:value="1.866675" calcext:value-type="float">
            <text:p>1.866675</text:p>
          </table:table-cell>
          <table:table-cell table:number-columns-repeated="8"/>
          <table:table-cell office:value-type="float" office:value="47000" calcext:value-type="float">
            <text:p>47000</text:p>
          </table:table-cell>
          <table:table-cell office:value-type="float" office:value="2.02517" calcext:value-type="float">
            <text:p>2.02517</text:p>
          </table:table-cell>
          <table:table-cell/>
          <table:table-cell office:value-type="float" office:value="47000" calcext:value-type="float">
            <text:p>47000</text:p>
          </table:table-cell>
          <table:table-cell office:value-type="float" office:value="2.026272" calcext:value-type="float">
            <text:p>2.026272</text:p>
          </table:table-cell>
          <table:table-cell table:number-columns-repeated="8"/>
          <table:table-cell office:value-type="float" office:value="47000" calcext:value-type="float">
            <text:p>47000</text:p>
          </table:table-cell>
          <table:table-cell office:value-type="float" office:value="2.253605" calcext:value-type="float">
            <text:p>2.253605</text:p>
          </table:table-cell>
          <table:table-cell/>
          <table:table-cell office:value-type="float" office:value="47000" calcext:value-type="float">
            <text:p>47000</text:p>
          </table:table-cell>
          <table:table-cell office:value-type="float" office:value="2.2765" calcext:value-type="float">
            <text:p>2.2765</text:p>
          </table:table-cell>
          <table:table-cell table:number-columns-repeated="8"/>
          <table:table-cell office:value-type="float" office:value="47000" calcext:value-type="float">
            <text:p>47000</text:p>
          </table:table-cell>
          <table:table-cell office:value-type="float" office:value="2.308931" calcext:value-type="float">
            <text:p>2.308931</text:p>
          </table:table-cell>
          <table:table-cell/>
          <table:table-cell office:value-type="float" office:value="47000" calcext:value-type="float">
            <text:p>47000</text:p>
          </table:table-cell>
          <table:table-cell office:value-type="float" office:value="2.401091" calcext:value-type="float">
            <text:p>2.401091</text:p>
          </table:table-cell>
          <table:table-cell table:number-columns-repeated="14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1.884769" calcext:value-type="float">
            <text:p>1.884769</text:p>
          </table:table-cell>
          <table:table-cell table:number-columns-repeated="11"/>
          <table:table-cell office:value-type="float" office:value="48000" calcext:value-type="float">
            <text:p>48000</text:p>
          </table:table-cell>
          <table:table-cell office:value-type="float" office:value="1.868216" calcext:value-type="float">
            <text:p>1.868216</text:p>
          </table:table-cell>
          <table:table-cell table:number-columns-repeated="8"/>
          <table:table-cell office:value-type="float" office:value="48000" calcext:value-type="float">
            <text:p>48000</text:p>
          </table:table-cell>
          <table:table-cell office:value-type="float" office:value="2.019326" calcext:value-type="float">
            <text:p>2.019326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float" office:value="2.023728" calcext:value-type="float">
            <text:p>2.023728</text:p>
          </table:table-cell>
          <table:table-cell table:number-columns-repeated="8"/>
          <table:table-cell office:value-type="float" office:value="48000" calcext:value-type="float">
            <text:p>48000</text:p>
          </table:table-cell>
          <table:table-cell office:value-type="float" office:value="2.241704" calcext:value-type="float">
            <text:p>2.241704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float" office:value="2.271462" calcext:value-type="float">
            <text:p>2.271462</text:p>
          </table:table-cell>
          <table:table-cell table:number-columns-repeated="8"/>
          <table:table-cell office:value-type="float" office:value="48000" calcext:value-type="float">
            <text:p>48000</text:p>
          </table:table-cell>
          <table:table-cell office:value-type="float" office:value="2.310892" calcext:value-type="float">
            <text:p>2.310892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float" office:value="2.407894" calcext:value-type="float">
            <text:p>2.407894</text:p>
          </table:table-cell>
          <table:table-cell table:number-columns-repeated="14"/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1.885197" calcext:value-type="float">
            <text:p>1.885197</text:p>
          </table:table-cell>
          <table:table-cell table:number-columns-repeated="11"/>
          <table:table-cell office:value-type="float" office:value="49000" calcext:value-type="float">
            <text:p>49000</text:p>
          </table:table-cell>
          <table:table-cell office:value-type="float" office:value="1.879343" calcext:value-type="float">
            <text:p>1.879343</text:p>
          </table:table-cell>
          <table:table-cell table:number-columns-repeated="8"/>
          <table:table-cell office:value-type="float" office:value="49000" calcext:value-type="float">
            <text:p>49000</text:p>
          </table:table-cell>
          <table:table-cell office:value-type="float" office:value="2.010341" calcext:value-type="float">
            <text:p>2.010341</text:p>
          </table:table-cell>
          <table:table-cell/>
          <table:table-cell office:value-type="float" office:value="49000" calcext:value-type="float">
            <text:p>49000</text:p>
          </table:table-cell>
          <table:table-cell office:value-type="float" office:value="2.01429" calcext:value-type="float">
            <text:p>2.01429</text:p>
          </table:table-cell>
          <table:table-cell table:number-columns-repeated="8"/>
          <table:table-cell office:value-type="float" office:value="49000" calcext:value-type="float">
            <text:p>49000</text:p>
          </table:table-cell>
          <table:table-cell office:value-type="float" office:value="2.247193" calcext:value-type="float">
            <text:p>2.247193</text:p>
          </table:table-cell>
          <table:table-cell/>
          <table:table-cell office:value-type="float" office:value="49000" calcext:value-type="float">
            <text:p>49000</text:p>
          </table:table-cell>
          <table:table-cell office:value-type="float" office:value="2.274352" calcext:value-type="float">
            <text:p>2.274352</text:p>
          </table:table-cell>
          <table:table-cell table:number-columns-repeated="8"/>
          <table:table-cell office:value-type="float" office:value="49000" calcext:value-type="float">
            <text:p>49000</text:p>
          </table:table-cell>
          <table:table-cell office:value-type="float" office:value="2.30366" calcext:value-type="float">
            <text:p>2.30366</text:p>
          </table:table-cell>
          <table:table-cell/>
          <table:table-cell office:value-type="float" office:value="49000" calcext:value-type="float">
            <text:p>49000</text:p>
          </table:table-cell>
          <table:table-cell office:value-type="float" office:value="2.411528" calcext:value-type="float">
            <text:p>2.411528</text:p>
          </table:table-cell>
          <table:table-cell table:number-columns-repeated="14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880518" calcext:value-type="float">
            <text:p>1.880518</text:p>
          </table:table-cell>
          <table:table-cell table:number-columns-repeated="11"/>
          <table:table-cell office:value-type="float" office:value="50000" calcext:value-type="float">
            <text:p>50000</text:p>
          </table:table-cell>
          <table:table-cell office:value-type="float" office:value="1.868522" calcext:value-type="float">
            <text:p>1.868522</text:p>
          </table:table-cell>
          <table:table-cell table:number-columns-repeated="8"/>
          <table:table-cell office:value-type="float" office:value="50000" calcext:value-type="float">
            <text:p>50000</text:p>
          </table:table-cell>
          <table:table-cell office:value-type="float" office:value="2.001037" calcext:value-type="float">
            <text:p>2.00103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.008937" calcext:value-type="float">
            <text:p>2.008937</text:p>
          </table:table-cell>
          <table:table-cell table:number-columns-repeated="8"/>
          <table:table-cell office:value-type="float" office:value="50000" calcext:value-type="float">
            <text:p>50000</text:p>
          </table:table-cell>
          <table:table-cell office:value-type="float" office:value="2.246632" calcext:value-type="float">
            <text:p>2.246632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.284426" calcext:value-type="float">
            <text:p>2.284426</text:p>
          </table:table-cell>
          <table:table-cell table:number-columns-repeated="8"/>
          <table:table-cell office:value-type="float" office:value="50000" calcext:value-type="float">
            <text:p>50000</text:p>
          </table:table-cell>
          <table:table-cell office:value-type="float" office:value="2.305568" calcext:value-type="float">
            <text:p>2.305568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.406274" calcext:value-type="float">
            <text:p>2.406274</text:p>
          </table:table-cell>
          <table:table-cell table:number-columns-repeated="14"/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1.874819" calcext:value-type="float">
            <text:p>1.874819</text:p>
          </table:table-cell>
          <table:table-cell table:number-columns-repeated="11"/>
          <table:table-cell office:value-type="float" office:value="51000" calcext:value-type="float">
            <text:p>51000</text:p>
          </table:table-cell>
          <table:table-cell office:value-type="float" office:value="1.861862" calcext:value-type="float">
            <text:p>1.861862</text:p>
          </table:table-cell>
          <table:table-cell table:number-columns-repeated="8"/>
          <table:table-cell office:value-type="float" office:value="51000" calcext:value-type="float">
            <text:p>51000</text:p>
          </table:table-cell>
          <table:table-cell office:value-type="float" office:value="1.997418" calcext:value-type="float">
            <text:p>1.997418</text:p>
          </table:table-cell>
          <table:table-cell/>
          <table:table-cell office:value-type="float" office:value="51000" calcext:value-type="float">
            <text:p>51000</text:p>
          </table:table-cell>
          <table:table-cell office:value-type="float" office:value="2.005751" calcext:value-type="float">
            <text:p>2.005751</text:p>
          </table:table-cell>
          <table:table-cell table:number-columns-repeated="8"/>
          <table:table-cell office:value-type="float" office:value="51000" calcext:value-type="float">
            <text:p>51000</text:p>
          </table:table-cell>
          <table:table-cell office:value-type="float" office:value="2.250147" calcext:value-type="float">
            <text:p>2.250147</text:p>
          </table:table-cell>
          <table:table-cell/>
          <table:table-cell office:value-type="float" office:value="51000" calcext:value-type="float">
            <text:p>51000</text:p>
          </table:table-cell>
          <table:table-cell office:value-type="float" office:value="2.280357" calcext:value-type="float">
            <text:p>2.280357</text:p>
          </table:table-cell>
          <table:table-cell table:number-columns-repeated="8"/>
          <table:table-cell office:value-type="float" office:value="51000" calcext:value-type="float">
            <text:p>51000</text:p>
          </table:table-cell>
          <table:table-cell office:value-type="float" office:value="2.305865" calcext:value-type="float">
            <text:p>2.305865</text:p>
          </table:table-cell>
          <table:table-cell/>
          <table:table-cell office:value-type="float" office:value="51000" calcext:value-type="float">
            <text:p>51000</text:p>
          </table:table-cell>
          <table:table-cell office:value-type="float" office:value="2.401972" calcext:value-type="float">
            <text:p>2.401972</text:p>
          </table:table-cell>
          <table:table-cell table:number-columns-repeated="14"/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1.878918" calcext:value-type="float">
            <text:p>1.878918</text:p>
          </table:table-cell>
          <table:table-cell table:number-columns-repeated="11"/>
          <table:table-cell office:value-type="float" office:value="52000" calcext:value-type="float">
            <text:p>52000</text:p>
          </table:table-cell>
          <table:table-cell office:value-type="float" office:value="1.855991" calcext:value-type="float">
            <text:p>1.855991</text:p>
          </table:table-cell>
          <table:table-cell table:number-columns-repeated="8"/>
          <table:table-cell office:value-type="float" office:value="52000" calcext:value-type="float">
            <text:p>52000</text:p>
          </table:table-cell>
          <table:table-cell office:value-type="float" office:value="1.995089" calcext:value-type="float">
            <text:p>1.995089</text:p>
          </table:table-cell>
          <table:table-cell/>
          <table:table-cell office:value-type="float" office:value="52000" calcext:value-type="float">
            <text:p>52000</text:p>
          </table:table-cell>
          <table:table-cell office:value-type="float" office:value="2.007442" calcext:value-type="float">
            <text:p>2.007442</text:p>
          </table:table-cell>
          <table:table-cell table:number-columns-repeated="8"/>
          <table:table-cell office:value-type="float" office:value="52000" calcext:value-type="float">
            <text:p>52000</text:p>
          </table:table-cell>
          <table:table-cell office:value-type="float" office:value="2.247911" calcext:value-type="float">
            <text:p>2.247911</text:p>
          </table:table-cell>
          <table:table-cell/>
          <table:table-cell office:value-type="float" office:value="52000" calcext:value-type="float">
            <text:p>52000</text:p>
          </table:table-cell>
          <table:table-cell office:value-type="float" office:value="2.292651" calcext:value-type="float">
            <text:p>2.292651</text:p>
          </table:table-cell>
          <table:table-cell table:number-columns-repeated="8"/>
          <table:table-cell office:value-type="float" office:value="52000" calcext:value-type="float">
            <text:p>52000</text:p>
          </table:table-cell>
          <table:table-cell office:value-type="float" office:value="2.307837" calcext:value-type="float">
            <text:p>2.307837</text:p>
          </table:table-cell>
          <table:table-cell/>
          <table:table-cell office:value-type="float" office:value="52000" calcext:value-type="float">
            <text:p>52000</text:p>
          </table:table-cell>
          <table:table-cell office:value-type="float" office:value="2.395741" calcext:value-type="float">
            <text:p>2.395741</text:p>
          </table:table-cell>
          <table:table-cell table:number-columns-repeated="14"/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1.883198" calcext:value-type="float">
            <text:p>1.883198</text:p>
          </table:table-cell>
          <table:table-cell table:number-columns-repeated="11"/>
          <table:table-cell office:value-type="float" office:value="53000" calcext:value-type="float">
            <text:p>53000</text:p>
          </table:table-cell>
          <table:table-cell office:value-type="float" office:value="1.855394" calcext:value-type="float">
            <text:p>1.855394</text:p>
          </table:table-cell>
          <table:table-cell table:number-columns-repeated="8"/>
          <table:table-cell office:value-type="float" office:value="53000" calcext:value-type="float">
            <text:p>53000</text:p>
          </table:table-cell>
          <table:table-cell office:value-type="float" office:value="1.990551" calcext:value-type="float">
            <text:p>1.990551</text:p>
          </table:table-cell>
          <table:table-cell/>
          <table:table-cell office:value-type="float" office:value="53000" calcext:value-type="float">
            <text:p>53000</text:p>
          </table:table-cell>
          <table:table-cell office:value-type="float" office:value="2.004856" calcext:value-type="float">
            <text:p>2.004856</text:p>
          </table:table-cell>
          <table:table-cell table:number-columns-repeated="8"/>
          <table:table-cell office:value-type="float" office:value="53000" calcext:value-type="float">
            <text:p>53000</text:p>
          </table:table-cell>
          <table:table-cell office:value-type="float" office:value="2.251241" calcext:value-type="float">
            <text:p>2.251241</text:p>
          </table:table-cell>
          <table:table-cell/>
          <table:table-cell office:value-type="float" office:value="53000" calcext:value-type="float">
            <text:p>53000</text:p>
          </table:table-cell>
          <table:table-cell office:value-type="float" office:value="2.288429" calcext:value-type="float">
            <text:p>2.288429</text:p>
          </table:table-cell>
          <table:table-cell table:number-columns-repeated="8"/>
          <table:table-cell office:value-type="float" office:value="53000" calcext:value-type="float">
            <text:p>53000</text:p>
          </table:table-cell>
          <table:table-cell office:value-type="float" office:value="2.333271" calcext:value-type="float">
            <text:p>2.333271</text:p>
          </table:table-cell>
          <table:table-cell/>
          <table:table-cell office:value-type="float" office:value="53000" calcext:value-type="float">
            <text:p>53000</text:p>
          </table:table-cell>
          <table:table-cell office:value-type="float" office:value="2.3982" calcext:value-type="float">
            <text:p>2.3982</text:p>
          </table:table-cell>
          <table:table-cell table:number-columns-repeated="14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1.872938" calcext:value-type="float">
            <text:p>1.872938</text:p>
          </table:table-cell>
          <table:table-cell table:number-columns-repeated="11"/>
          <table:table-cell office:value-type="float" office:value="54000" calcext:value-type="float">
            <text:p>54000</text:p>
          </table:table-cell>
          <table:table-cell office:value-type="float" office:value="1.859689" calcext:value-type="float">
            <text:p>1.859689</text:p>
          </table:table-cell>
          <table:table-cell table:number-columns-repeated="8"/>
          <table:table-cell office:value-type="float" office:value="54000" calcext:value-type="float">
            <text:p>54000</text:p>
          </table:table-cell>
          <table:table-cell office:value-type="float" office:value="1.993423" calcext:value-type="float">
            <text:p>1.993423</text:p>
          </table:table-cell>
          <table:table-cell/>
          <table:table-cell office:value-type="float" office:value="54000" calcext:value-type="float">
            <text:p>54000</text:p>
          </table:table-cell>
          <table:table-cell office:value-type="float" office:value="2.002697" calcext:value-type="float">
            <text:p>2.002697</text:p>
          </table:table-cell>
          <table:table-cell table:number-columns-repeated="8"/>
          <table:table-cell office:value-type="float" office:value="54000" calcext:value-type="float">
            <text:p>54000</text:p>
          </table:table-cell>
          <table:table-cell office:value-type="float" office:value="2.249446" calcext:value-type="float">
            <text:p>2.249446</text:p>
          </table:table-cell>
          <table:table-cell/>
          <table:table-cell office:value-type="float" office:value="54000" calcext:value-type="float">
            <text:p>54000</text:p>
          </table:table-cell>
          <table:table-cell office:value-type="float" office:value="2.290822" calcext:value-type="float">
            <text:p>2.290822</text:p>
          </table:table-cell>
          <table:table-cell table:number-columns-repeated="8"/>
          <table:table-cell office:value-type="float" office:value="54000" calcext:value-type="float">
            <text:p>54000</text:p>
          </table:table-cell>
          <table:table-cell office:value-type="float" office:value="2.322818" calcext:value-type="float">
            <text:p>2.322818</text:p>
          </table:table-cell>
          <table:table-cell/>
          <table:table-cell office:value-type="float" office:value="54000" calcext:value-type="float">
            <text:p>54000</text:p>
          </table:table-cell>
          <table:table-cell office:value-type="float" office:value="2.421169" calcext:value-type="float">
            <text:p>2.421169</text:p>
          </table:table-cell>
          <table:table-cell table:number-columns-repeated="14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.872512" calcext:value-type="float">
            <text:p>1.872512</text:p>
          </table:table-cell>
          <table:table-cell table:number-columns-repeated="11"/>
          <table:table-cell office:value-type="float" office:value="55000" calcext:value-type="float">
            <text:p>55000</text:p>
          </table:table-cell>
          <table:table-cell office:value-type="float" office:value="1.859445" calcext:value-type="float">
            <text:p>1.859445</text:p>
          </table:table-cell>
          <table:table-cell table:number-columns-repeated="8"/>
          <table:table-cell office:value-type="float" office:value="55000" calcext:value-type="float">
            <text:p>55000</text:p>
          </table:table-cell>
          <table:table-cell office:value-type="float" office:value="1.990024" calcext:value-type="float">
            <text:p>1.990024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2.003773" calcext:value-type="float">
            <text:p>2.003773</text:p>
          </table:table-cell>
          <table:table-cell table:number-columns-repeated="8"/>
          <table:table-cell office:value-type="float" office:value="55000" calcext:value-type="float">
            <text:p>55000</text:p>
          </table:table-cell>
          <table:table-cell office:value-type="float" office:value="2.245144" calcext:value-type="float">
            <text:p>2.245144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2.303277" calcext:value-type="float">
            <text:p>2.303277</text:p>
          </table:table-cell>
          <table:table-cell table:number-columns-repeated="8"/>
          <table:table-cell office:value-type="float" office:value="55000" calcext:value-type="float">
            <text:p>55000</text:p>
          </table:table-cell>
          <table:table-cell office:value-type="float" office:value="2.319868" calcext:value-type="float">
            <text:p>2.319868</text:p>
          </table:table-cell>
          <table:table-cell/>
          <table:table-cell office:value-type="float" office:value="55000" calcext:value-type="float">
            <text:p>55000</text:p>
          </table:table-cell>
          <table:table-cell office:value-type="float" office:value="2.427307" calcext:value-type="float">
            <text:p>2.427307</text:p>
          </table:table-cell>
          <table:table-cell table:number-columns-repeated="14"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1.870296" calcext:value-type="float">
            <text:p>1.870296</text:p>
          </table:table-cell>
          <table:table-cell table:number-columns-repeated="11"/>
          <table:table-cell office:value-type="float" office:value="56000" calcext:value-type="float">
            <text:p>56000</text:p>
          </table:table-cell>
          <table:table-cell office:value-type="float" office:value="1.858457" calcext:value-type="float">
            <text:p>1.858457</text:p>
          </table:table-cell>
          <table:table-cell table:number-columns-repeated="8"/>
          <table:table-cell office:value-type="float" office:value="56000" calcext:value-type="float">
            <text:p>56000</text:p>
          </table:table-cell>
          <table:table-cell office:value-type="float" office:value="1.989774" calcext:value-type="float">
            <text:p>1.989774</text:p>
          </table:table-cell>
          <table:table-cell/>
          <table:table-cell office:value-type="float" office:value="56000" calcext:value-type="float">
            <text:p>56000</text:p>
          </table:table-cell>
          <table:table-cell office:value-type="float" office:value="1.99772" calcext:value-type="float">
            <text:p>1.99772</text:p>
          </table:table-cell>
          <table:table-cell table:number-columns-repeated="8"/>
          <table:table-cell office:value-type="float" office:value="56000" calcext:value-type="float">
            <text:p>56000</text:p>
          </table:table-cell>
          <table:table-cell office:value-type="float" office:value="2.232486" calcext:value-type="float">
            <text:p>2.232486</text:p>
          </table:table-cell>
          <table:table-cell/>
          <table:table-cell office:value-type="float" office:value="56000" calcext:value-type="float">
            <text:p>56000</text:p>
          </table:table-cell>
          <table:table-cell office:value-type="float" office:value="2.288477" calcext:value-type="float">
            <text:p>2.288477</text:p>
          </table:table-cell>
          <table:table-cell table:number-columns-repeated="8"/>
          <table:table-cell office:value-type="float" office:value="56000" calcext:value-type="float">
            <text:p>56000</text:p>
          </table:table-cell>
          <table:table-cell office:value-type="float" office:value="2.323549" calcext:value-type="float">
            <text:p>2.323549</text:p>
          </table:table-cell>
          <table:table-cell/>
          <table:table-cell office:value-type="float" office:value="56000" calcext:value-type="float">
            <text:p>56000</text:p>
          </table:table-cell>
          <table:table-cell office:value-type="float" office:value="2.440481" calcext:value-type="float">
            <text:p>2.440481</text:p>
          </table:table-cell>
          <table:table-cell table:number-columns-repeated="14"/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1.867597" calcext:value-type="float">
            <text:p>1.867597</text:p>
          </table:table-cell>
          <table:table-cell table:number-columns-repeated="11"/>
          <table:table-cell office:value-type="float" office:value="57000" calcext:value-type="float">
            <text:p>57000</text:p>
          </table:table-cell>
          <table:table-cell office:value-type="float" office:value="1.849862" calcext:value-type="float">
            <text:p>1.849862</text:p>
          </table:table-cell>
          <table:table-cell table:number-columns-repeated="8"/>
          <table:table-cell office:value-type="float" office:value="57000" calcext:value-type="float">
            <text:p>57000</text:p>
          </table:table-cell>
          <table:table-cell office:value-type="float" office:value="1.996465" calcext:value-type="float">
            <text:p>1.996465</text:p>
          </table:table-cell>
          <table:table-cell/>
          <table:table-cell office:value-type="float" office:value="57000" calcext:value-type="float">
            <text:p>57000</text:p>
          </table:table-cell>
          <table:table-cell office:value-type="float" office:value="2.000175" calcext:value-type="float">
            <text:p>2.000175</text:p>
          </table:table-cell>
          <table:table-cell table:number-columns-repeated="8"/>
          <table:table-cell office:value-type="float" office:value="57000" calcext:value-type="float">
            <text:p>57000</text:p>
          </table:table-cell>
          <table:table-cell office:value-type="float" office:value="2.227783" calcext:value-type="float">
            <text:p>2.227783</text:p>
          </table:table-cell>
          <table:table-cell/>
          <table:table-cell office:value-type="float" office:value="57000" calcext:value-type="float">
            <text:p>57000</text:p>
          </table:table-cell>
          <table:table-cell office:value-type="float" office:value="2.273968" calcext:value-type="float">
            <text:p>2.273968</text:p>
          </table:table-cell>
          <table:table-cell table:number-columns-repeated="8"/>
          <table:table-cell office:value-type="float" office:value="57000" calcext:value-type="float">
            <text:p>57000</text:p>
          </table:table-cell>
          <table:table-cell office:value-type="float" office:value="2.324116" calcext:value-type="float">
            <text:p>2.324116</text:p>
          </table:table-cell>
          <table:table-cell/>
          <table:table-cell office:value-type="float" office:value="57000" calcext:value-type="float">
            <text:p>57000</text:p>
          </table:table-cell>
          <table:table-cell office:value-type="float" office:value="2.440531" calcext:value-type="float">
            <text:p>2.440531</text:p>
          </table:table-cell>
          <table:table-cell table:number-columns-repeated="14"/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1.873188" calcext:value-type="float">
            <text:p>1.873188</text:p>
          </table:table-cell>
          <table:table-cell table:number-columns-repeated="11"/>
          <table:table-cell office:value-type="float" office:value="58000" calcext:value-type="float">
            <text:p>58000</text:p>
          </table:table-cell>
          <table:table-cell office:value-type="float" office:value="1.8498" calcext:value-type="float">
            <text:p>1.8498</text:p>
          </table:table-cell>
          <table:table-cell table:number-columns-repeated="8"/>
          <table:table-cell office:value-type="float" office:value="58000" calcext:value-type="float">
            <text:p>58000</text:p>
          </table:table-cell>
          <table:table-cell office:value-type="float" office:value="2.011111" calcext:value-type="float">
            <text:p>2.011111</text:p>
          </table:table-cell>
          <table:table-cell/>
          <table:table-cell office:value-type="float" office:value="58000" calcext:value-type="float">
            <text:p>58000</text:p>
          </table:table-cell>
          <table:table-cell office:value-type="float" office:value="2.006536" calcext:value-type="float">
            <text:p>2.006536</text:p>
          </table:table-cell>
          <table:table-cell table:number-columns-repeated="8"/>
          <table:table-cell office:value-type="float" office:value="58000" calcext:value-type="float">
            <text:p>58000</text:p>
          </table:table-cell>
          <table:table-cell office:value-type="float" office:value="2.240834" calcext:value-type="float">
            <text:p>2.240834</text:p>
          </table:table-cell>
          <table:table-cell/>
          <table:table-cell office:value-type="float" office:value="58000" calcext:value-type="float">
            <text:p>58000</text:p>
          </table:table-cell>
          <table:table-cell office:value-type="float" office:value="2.276956" calcext:value-type="float">
            <text:p>2.276956</text:p>
          </table:table-cell>
          <table:table-cell table:number-columns-repeated="8"/>
          <table:table-cell office:value-type="float" office:value="58000" calcext:value-type="float">
            <text:p>58000</text:p>
          </table:table-cell>
          <table:table-cell office:value-type="float" office:value="2.333459" calcext:value-type="float">
            <text:p>2.333459</text:p>
          </table:table-cell>
          <table:table-cell table:number-columns-repeated="17"/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1.875842" calcext:value-type="float">
            <text:p>1.875842</text:p>
          </table:table-cell>
          <table:table-cell table:number-columns-repeated="21"/>
          <table:table-cell office:value-type="float" office:value="59000" calcext:value-type="float">
            <text:p>59000</text:p>
          </table:table-cell>
          <table:table-cell office:value-type="float" office:value="2.014169" calcext:value-type="float">
            <text:p>2.014169</text:p>
          </table:table-cell>
          <table:table-cell/>
          <table:table-cell office:value-type="float" office:value="59000" calcext:value-type="float">
            <text:p>59000</text:p>
          </table:table-cell>
          <table:table-cell office:value-type="float" office:value="2.010754" calcext:value-type="float">
            <text:p>2.010754</text:p>
          </table:table-cell>
          <table:table-cell table:number-columns-repeated="8"/>
          <table:table-cell office:value-type="float" office:value="59000" calcext:value-type="float">
            <text:p>59000</text:p>
          </table:table-cell>
          <table:table-cell office:value-type="float" office:value="2.248734" calcext:value-type="float">
            <text:p>2.248734</text:p>
          </table:table-cell>
          <table:table-cell/>
          <table:table-cell office:value-type="float" office:value="59000" calcext:value-type="float">
            <text:p>59000</text:p>
          </table:table-cell>
          <table:table-cell office:value-type="float" office:value="2.270831" calcext:value-type="float">
            <text:p>2.270831</text:p>
          </table:table-cell>
          <table:table-cell table:number-columns-repeated="8"/>
          <table:table-cell office:value-type="float" office:value="59000" calcext:value-type="float">
            <text:p>59000</text:p>
          </table:table-cell>
          <table:table-cell office:value-type="float" office:value="2.332748" calcext:value-type="float">
            <text:p>2.332748</text:p>
          </table:table-cell>
          <table:table-cell table:number-columns-repeated="17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.875137" calcext:value-type="float">
            <text:p>1.875137</text:p>
          </table:table-cell>
          <table:table-cell table:number-columns-repeated="21"/>
          <table:table-cell office:value-type="float" office:value="60000" calcext:value-type="float">
            <text:p>60000</text:p>
          </table:table-cell>
          <table:table-cell office:value-type="float" office:value="2.014731" calcext:value-type="float">
            <text:p>2.014731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2.005919" calcext:value-type="float">
            <text:p>2.005919</text:p>
          </table:table-cell>
          <table:table-cell table:number-columns-repeated="8"/>
          <table:table-cell office:value-type="float" office:value="60000" calcext:value-type="float">
            <text:p>60000</text:p>
          </table:table-cell>
          <table:table-cell office:value-type="float" office:value="2.253828" calcext:value-type="float">
            <text:p>2.253828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2.271283" calcext:value-type="float">
            <text:p>2.271283</text:p>
          </table:table-cell>
          <table:table-cell table:number-columns-repeated="8"/>
          <table:table-cell office:value-type="float" office:value="60000" calcext:value-type="float">
            <text:p>60000</text:p>
          </table:table-cell>
          <table:table-cell office:value-type="float" office:value="2.33371" calcext:value-type="float">
            <text:p>2.33371</text:p>
          </table:table-cell>
          <table:table-cell table:number-columns-repeated="17"/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1.870996" calcext:value-type="float">
            <text:p>1.870996</text:p>
          </table:table-cell>
          <table:table-cell table:number-columns-repeated="21"/>
          <table:table-cell office:value-type="float" office:value="61000" calcext:value-type="float">
            <text:p>61000</text:p>
          </table:table-cell>
          <table:table-cell office:value-type="float" office:value="2.015731" calcext:value-type="float">
            <text:p>2.015731</text:p>
          </table:table-cell>
          <table:table-cell/>
          <table:table-cell office:value-type="float" office:value="61000" calcext:value-type="float">
            <text:p>61000</text:p>
          </table:table-cell>
          <table:table-cell office:value-type="float" office:value="2.015864" calcext:value-type="float">
            <text:p>2.015864</text:p>
          </table:table-cell>
          <table:table-cell table:number-columns-repeated="8"/>
          <table:table-cell office:value-type="float" office:value="61000" calcext:value-type="float">
            <text:p>61000</text:p>
          </table:table-cell>
          <table:table-cell office:value-type="float" office:value="2.255341" calcext:value-type="float">
            <text:p>2.255341</text:p>
          </table:table-cell>
          <table:table-cell/>
          <table:table-cell office:value-type="float" office:value="61000" calcext:value-type="float">
            <text:p>61000</text:p>
          </table:table-cell>
          <table:table-cell office:value-type="float" office:value="2.272174" calcext:value-type="float">
            <text:p>2.272174</text:p>
          </table:table-cell>
          <table:table-cell table:number-columns-repeated="8"/>
          <table:table-cell office:value-type="float" office:value="61000" calcext:value-type="float">
            <text:p>61000</text:p>
          </table:table-cell>
          <table:table-cell office:value-type="float" office:value="2.328292" calcext:value-type="float">
            <text:p>2.328292</text:p>
          </table:table-cell>
          <table:table-cell table:number-columns-repeated="17"/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1.870505" calcext:value-type="float">
            <text:p>1.870505</text:p>
          </table:table-cell>
          <table:table-cell table:number-columns-repeated="21"/>
          <table:table-cell office:value-type="float" office:value="62000" calcext:value-type="float">
            <text:p>62000</text:p>
          </table:table-cell>
          <table:table-cell office:value-type="float" office:value="2.027445" calcext:value-type="float">
            <text:p>2.027445</text:p>
          </table:table-cell>
          <table:table-cell/>
          <table:table-cell office:value-type="float" office:value="62000" calcext:value-type="float">
            <text:p>62000</text:p>
          </table:table-cell>
          <table:table-cell office:value-type="float" office:value="2.023523" calcext:value-type="float">
            <text:p>2.023523</text:p>
          </table:table-cell>
          <table:table-cell table:number-columns-repeated="8"/>
          <table:table-cell office:value-type="float" office:value="62000" calcext:value-type="float">
            <text:p>62000</text:p>
          </table:table-cell>
          <table:table-cell office:value-type="float" office:value="2.257561" calcext:value-type="float">
            <text:p>2.257561</text:p>
          </table:table-cell>
          <table:table-cell/>
          <table:table-cell office:value-type="float" office:value="62000" calcext:value-type="float">
            <text:p>62000</text:p>
          </table:table-cell>
          <table:table-cell office:value-type="float" office:value="2.273087" calcext:value-type="float">
            <text:p>2.273087</text:p>
          </table:table-cell>
          <table:table-cell table:number-columns-repeated="8"/>
          <table:table-cell office:value-type="float" office:value="62000" calcext:value-type="float">
            <text:p>62000</text:p>
          </table:table-cell>
          <table:table-cell office:value-type="float" office:value="2.330527" calcext:value-type="float">
            <text:p>2.330527</text:p>
          </table:table-cell>
          <table:table-cell table:number-columns-repeated="17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.866085" calcext:value-type="float">
            <text:p>1.866085</text:p>
          </table:table-cell>
          <table:table-cell table:number-columns-repeated="21"/>
          <table:table-cell office:value-type="float" office:value="63000" calcext:value-type="float">
            <text:p>63000</text:p>
          </table:table-cell>
          <table:table-cell office:value-type="float" office:value="2.024193" calcext:value-type="float">
            <text:p>2.024193</text:p>
          </table:table-cell>
          <table:table-cell/>
          <table:table-cell office:value-type="float" office:value="63000" calcext:value-type="float">
            <text:p>63000</text:p>
          </table:table-cell>
          <table:table-cell office:value-type="float" office:value="2.033819" calcext:value-type="float">
            <text:p>2.033819</text:p>
          </table:table-cell>
          <table:table-cell table:number-columns-repeated="8"/>
          <table:table-cell office:value-type="float" office:value="63000" calcext:value-type="float">
            <text:p>63000</text:p>
          </table:table-cell>
          <table:table-cell office:value-type="float" office:value="2.257455" calcext:value-type="float">
            <text:p>2.257455</text:p>
          </table:table-cell>
          <table:table-cell/>
          <table:table-cell office:value-type="float" office:value="63000" calcext:value-type="float">
            <text:p>63000</text:p>
          </table:table-cell>
          <table:table-cell office:value-type="float" office:value="2.272635" calcext:value-type="float">
            <text:p>2.272635</text:p>
          </table:table-cell>
          <table:table-cell table:number-columns-repeated="8"/>
          <table:table-cell office:value-type="float" office:value="63000" calcext:value-type="float">
            <text:p>63000</text:p>
          </table:table-cell>
          <table:table-cell office:value-type="float" office:value="2.327241" calcext:value-type="float">
            <text:p>2.327241</text:p>
          </table:table-cell>
          <table:table-cell table:number-columns-repeated="1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.867149" calcext:value-type="float">
            <text:p>1.867149</text:p>
          </table:table-cell>
          <table:table-cell table:number-columns-repeated="21"/>
          <table:table-cell office:value-type="float" office:value="64000" calcext:value-type="float">
            <text:p>64000</text:p>
          </table:table-cell>
          <table:table-cell office:value-type="float" office:value="2.03273" calcext:value-type="float">
            <text:p>2.03273</text:p>
          </table:table-cell>
          <table:table-cell/>
          <table:table-cell office:value-type="float" office:value="64000" calcext:value-type="float">
            <text:p>64000</text:p>
          </table:table-cell>
          <table:table-cell office:value-type="float" office:value="2.032017" calcext:value-type="float">
            <text:p>2.032017</text:p>
          </table:table-cell>
          <table:table-cell table:number-columns-repeated="8"/>
          <table:table-cell office:value-type="float" office:value="64000" calcext:value-type="float">
            <text:p>64000</text:p>
          </table:table-cell>
          <table:table-cell office:value-type="float" office:value="2.254421" calcext:value-type="float">
            <text:p>2.254421</text:p>
          </table:table-cell>
          <table:table-cell/>
          <table:table-cell office:value-type="float" office:value="64000" calcext:value-type="float">
            <text:p>64000</text:p>
          </table:table-cell>
          <table:table-cell office:value-type="float" office:value="2.271042" calcext:value-type="float">
            <text:p>2.271042</text:p>
          </table:table-cell>
          <table:table-cell table:number-columns-repeated="8"/>
          <table:table-cell office:value-type="float" office:value="64000" calcext:value-type="float">
            <text:p>64000</text:p>
          </table:table-cell>
          <table:table-cell office:value-type="float" office:value="2.333863" calcext:value-type="float">
            <text:p>2.333863</text:p>
          </table:table-cell>
          <table:table-cell table:number-columns-repeated="17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.866195" calcext:value-type="float">
            <text:p>1.866195</text:p>
          </table:table-cell>
          <table:table-cell table:number-columns-repeated="21"/>
          <table:table-cell office:value-type="float" office:value="65000" calcext:value-type="float">
            <text:p>65000</text:p>
          </table:table-cell>
          <table:table-cell office:value-type="float" office:value="2.036738" calcext:value-type="float">
            <text:p>2.036738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2.038061" calcext:value-type="float">
            <text:p>2.038061</text:p>
          </table:table-cell>
          <table:table-cell table:number-columns-repeated="8"/>
          <table:table-cell office:value-type="float" office:value="65000" calcext:value-type="float">
            <text:p>65000</text:p>
          </table:table-cell>
          <table:table-cell office:value-type="float" office:value="2.252828" calcext:value-type="float">
            <text:p>2.252828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float" office:value="2.276436" calcext:value-type="float">
            <text:p>2.276436</text:p>
          </table:table-cell>
          <table:table-cell table:number-columns-repeated="8"/>
          <table:table-cell office:value-type="float" office:value="65000" calcext:value-type="float">
            <text:p>65000</text:p>
          </table:table-cell>
          <table:table-cell office:value-type="float" office:value="2.327785" calcext:value-type="float">
            <text:p>2.327785</text:p>
          </table:table-cell>
          <table:table-cell table:number-columns-repeated="17"/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1.874137" calcext:value-type="float">
            <text:p>1.874137</text:p>
          </table:table-cell>
          <table:table-cell table:number-columns-repeated="21"/>
          <table:table-cell office:value-type="float" office:value="66000" calcext:value-type="float">
            <text:p>66000</text:p>
          </table:table-cell>
          <table:table-cell office:value-type="float" office:value="2.0289" calcext:value-type="float">
            <text:p>2.0289</text:p>
          </table:table-cell>
          <table:table-cell/>
          <table:table-cell office:value-type="float" office:value="66000" calcext:value-type="float">
            <text:p>66000</text:p>
          </table:table-cell>
          <table:table-cell office:value-type="float" office:value="2.043775" calcext:value-type="float">
            <text:p>2.043775</text:p>
          </table:table-cell>
          <table:table-cell table:number-columns-repeated="8"/>
          <table:table-cell office:value-type="float" office:value="66000" calcext:value-type="float">
            <text:p>66000</text:p>
          </table:table-cell>
          <table:table-cell office:value-type="float" office:value="2.254121" calcext:value-type="float">
            <text:p>2.254121</text:p>
          </table:table-cell>
          <table:table-cell/>
          <table:table-cell office:value-type="float" office:value="66000" calcext:value-type="float">
            <text:p>66000</text:p>
          </table:table-cell>
          <table:table-cell office:value-type="float" office:value="2.272752" calcext:value-type="float">
            <text:p>2.272752</text:p>
          </table:table-cell>
          <table:table-cell table:number-columns-repeated="8"/>
          <table:table-cell office:value-type="float" office:value="66000" calcext:value-type="float">
            <text:p>66000</text:p>
          </table:table-cell>
          <table:table-cell office:value-type="float" office:value="2.325796" calcext:value-type="float">
            <text:p>2.325796</text:p>
          </table:table-cell>
          <table:table-cell table:number-columns-repeated="17"/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1.873308" calcext:value-type="float">
            <text:p>1.873308</text:p>
          </table:table-cell>
          <table:table-cell table:number-columns-repeated="21"/>
          <table:table-cell office:value-type="float" office:value="67000" calcext:value-type="float">
            <text:p>67000</text:p>
          </table:table-cell>
          <table:table-cell office:value-type="float" office:value="2.024984" calcext:value-type="float">
            <text:p>2.024984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float" office:value="2.04229" calcext:value-type="float">
            <text:p>2.04229</text:p>
          </table:table-cell>
          <table:table-cell table:number-columns-repeated="8"/>
          <table:table-cell office:value-type="float" office:value="67000" calcext:value-type="float">
            <text:p>67000</text:p>
          </table:table-cell>
          <table:table-cell office:value-type="float" office:value="2.254565" calcext:value-type="float">
            <text:p>2.25456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float" office:value="2.27585" calcext:value-type="float">
            <text:p>2.27585</text:p>
          </table:table-cell>
          <table:table-cell table:number-columns-repeated="8"/>
          <table:table-cell office:value-type="float" office:value="67000" calcext:value-type="float">
            <text:p>67000</text:p>
          </table:table-cell>
          <table:table-cell office:value-type="float" office:value="2.322112" calcext:value-type="float">
            <text:p>2.322112</text:p>
          </table:table-cell>
          <table:table-cell table:number-columns-repeated="17"/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1.881665" calcext:value-type="float">
            <text:p>1.881665</text:p>
          </table:table-cell>
          <table:table-cell table:number-columns-repeated="21"/>
          <table:table-cell office:value-type="float" office:value="68000" calcext:value-type="float">
            <text:p>68000</text:p>
          </table:table-cell>
          <table:table-cell office:value-type="float" office:value="2.02306" calcext:value-type="float">
            <text:p>2.02306</text:p>
          </table:table-cell>
          <table:table-cell/>
          <table:table-cell office:value-type="float" office:value="68000" calcext:value-type="float">
            <text:p>68000</text:p>
          </table:table-cell>
          <table:table-cell office:value-type="float" office:value="2.04507" calcext:value-type="float">
            <text:p>2.04507</text:p>
          </table:table-cell>
          <table:table-cell table:number-columns-repeated="8"/>
          <table:table-cell office:value-type="float" office:value="68000" calcext:value-type="float">
            <text:p>68000</text:p>
          </table:table-cell>
          <table:table-cell office:value-type="float" office:value="2.252718" calcext:value-type="float">
            <text:p>2.252718</text:p>
          </table:table-cell>
          <table:table-cell/>
          <table:table-cell office:value-type="float" office:value="68000" calcext:value-type="float">
            <text:p>68000</text:p>
          </table:table-cell>
          <table:table-cell office:value-type="float" office:value="2.282187" calcext:value-type="float">
            <text:p>2.282187</text:p>
          </table:table-cell>
          <table:table-cell table:number-columns-repeated="8"/>
          <table:table-cell office:value-type="float" office:value="68000" calcext:value-type="float">
            <text:p>68000</text:p>
          </table:table-cell>
          <table:table-cell office:value-type="float" office:value="2.310914" calcext:value-type="float">
            <text:p>2.310914</text:p>
          </table:table-cell>
          <table:table-cell table:number-columns-repeated="17"/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1.883414" calcext:value-type="float">
            <text:p>1.883414</text:p>
          </table:table-cell>
          <table:table-cell table:number-columns-repeated="21"/>
          <table:table-cell office:value-type="float" office:value="69000" calcext:value-type="float">
            <text:p>69000</text:p>
          </table:table-cell>
          <table:table-cell office:value-type="float" office:value="2.020298" calcext:value-type="float">
            <text:p>2.020298</text:p>
          </table:table-cell>
          <table:table-cell/>
          <table:table-cell office:value-type="float" office:value="69000" calcext:value-type="float">
            <text:p>69000</text:p>
          </table:table-cell>
          <table:table-cell office:value-type="float" office:value="2.046845" calcext:value-type="float">
            <text:p>2.046845</text:p>
          </table:table-cell>
          <table:table-cell table:number-columns-repeated="8"/>
          <table:table-cell office:value-type="float" office:value="69000" calcext:value-type="float">
            <text:p>69000</text:p>
          </table:table-cell>
          <table:table-cell office:value-type="float" office:value="2.250224" calcext:value-type="float">
            <text:p>2.250224</text:p>
          </table:table-cell>
          <table:table-cell/>
          <table:table-cell office:value-type="float" office:value="69000" calcext:value-type="float">
            <text:p>69000</text:p>
          </table:table-cell>
          <table:table-cell office:value-type="float" office:value="2.275767" calcext:value-type="float">
            <text:p>2.275767</text:p>
          </table:table-cell>
          <table:table-cell table:number-columns-repeated="8"/>
          <table:table-cell office:value-type="float" office:value="69000" calcext:value-type="float">
            <text:p>69000</text:p>
          </table:table-cell>
          <table:table-cell office:value-type="float" office:value="2.315823" calcext:value-type="float">
            <text:p>2.315823</text:p>
          </table:table-cell>
          <table:table-cell table:number-columns-repeated="17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.877718" calcext:value-type="float">
            <text:p>1.877718</text:p>
          </table:table-cell>
          <table:table-cell table:number-columns-repeated="21"/>
          <table:table-cell office:value-type="float" office:value="70000" calcext:value-type="float">
            <text:p>70000</text:p>
          </table:table-cell>
          <table:table-cell office:value-type="float" office:value="2.014821" calcext:value-type="float">
            <text:p>2.014821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2.049333" calcext:value-type="float">
            <text:p>2.049333</text:p>
          </table:table-cell>
          <table:table-cell table:number-columns-repeated="8"/>
          <table:table-cell office:value-type="float" office:value="70000" calcext:value-type="float">
            <text:p>70000</text:p>
          </table:table-cell>
          <table:table-cell office:value-type="float" office:value="2.24911" calcext:value-type="float">
            <text:p>2.24911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2.281502" calcext:value-type="float">
            <text:p>2.281502</text:p>
          </table:table-cell>
          <table:table-cell table:number-columns-repeated="8"/>
          <table:table-cell office:value-type="float" office:value="70000" calcext:value-type="float">
            <text:p>70000</text:p>
          </table:table-cell>
          <table:table-cell office:value-type="float" office:value="2.317553" calcext:value-type="float">
            <text:p>2.317553</text:p>
          </table:table-cell>
          <table:table-cell table:number-columns-repeated="17"/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1.87525" calcext:value-type="float">
            <text:p>1.87525</text:p>
          </table:table-cell>
          <table:table-cell table:number-columns-repeated="21"/>
          <table:table-cell office:value-type="float" office:value="71000" calcext:value-type="float">
            <text:p>71000</text:p>
          </table:table-cell>
          <table:table-cell office:value-type="float" office:value="2.017873" calcext:value-type="float">
            <text:p>2.017873</text:p>
          </table:table-cell>
          <table:table-cell/>
          <table:table-cell office:value-type="float" office:value="71000" calcext:value-type="float">
            <text:p>71000</text:p>
          </table:table-cell>
          <table:table-cell office:value-type="float" office:value="2.042542" calcext:value-type="float">
            <text:p>2.042542</text:p>
          </table:table-cell>
          <table:table-cell table:number-columns-repeated="8"/>
          <table:table-cell office:value-type="float" office:value="71000" calcext:value-type="float">
            <text:p>71000</text:p>
          </table:table-cell>
          <table:table-cell office:value-type="float" office:value="2.239151" calcext:value-type="float">
            <text:p>2.239151</text:p>
          </table:table-cell>
          <table:table-cell/>
          <table:table-cell office:value-type="float" office:value="71000" calcext:value-type="float">
            <text:p>71000</text:p>
          </table:table-cell>
          <table:table-cell office:value-type="float" office:value="2.28502" calcext:value-type="float">
            <text:p>2.28502</text:p>
          </table:table-cell>
          <table:table-cell table:number-columns-repeated="8"/>
          <table:table-cell office:value-type="float" office:value="71000" calcext:value-type="float">
            <text:p>71000</text:p>
          </table:table-cell>
          <table:table-cell office:value-type="float" office:value="2.306941" calcext:value-type="float">
            <text:p>2.306941</text:p>
          </table:table-cell>
          <table:table-cell table:number-columns-repeated="17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.877681" calcext:value-type="float">
            <text:p>1.877681</text:p>
          </table:table-cell>
          <table:table-cell table:number-columns-repeated="21"/>
          <table:table-cell office:value-type="float" office:value="72000" calcext:value-type="float">
            <text:p>72000</text:p>
          </table:table-cell>
          <table:table-cell office:value-type="float" office:value="2.012304" calcext:value-type="float">
            <text:p>2.012304</text:p>
          </table:table-cell>
          <table:table-cell/>
          <table:table-cell office:value-type="float" office:value="72000" calcext:value-type="float">
            <text:p>72000</text:p>
          </table:table-cell>
          <table:table-cell office:value-type="float" office:value="2.039984" calcext:value-type="float">
            <text:p>2.039984</text:p>
          </table:table-cell>
          <table:table-cell table:number-columns-repeated="8"/>
          <table:table-cell office:value-type="float" office:value="72000" calcext:value-type="float">
            <text:p>72000</text:p>
          </table:table-cell>
          <table:table-cell office:value-type="float" office:value="2.247025" calcext:value-type="float">
            <text:p>2.247025</text:p>
          </table:table-cell>
          <table:table-cell/>
          <table:table-cell office:value-type="float" office:value="72000" calcext:value-type="float">
            <text:p>72000</text:p>
          </table:table-cell>
          <table:table-cell office:value-type="float" office:value="2.289359" calcext:value-type="float">
            <text:p>2.289359</text:p>
          </table:table-cell>
          <table:table-cell table:number-columns-repeated="8"/>
          <table:table-cell office:value-type="float" office:value="72000" calcext:value-type="float">
            <text:p>72000</text:p>
          </table:table-cell>
          <table:table-cell office:value-type="float" office:value="2.314863" calcext:value-type="float">
            <text:p>2.314863</text:p>
          </table:table-cell>
          <table:table-cell table:number-columns-repeated="17"/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1.881605" calcext:value-type="float">
            <text:p>1.881605</text:p>
          </table:table-cell>
          <table:table-cell table:number-columns-repeated="21"/>
          <table:table-cell office:value-type="float" office:value="73000" calcext:value-type="float">
            <text:p>73000</text:p>
          </table:table-cell>
          <table:table-cell office:value-type="float" office:value="2.012135" calcext:value-type="float">
            <text:p>2.012135</text:p>
          </table:table-cell>
          <table:table-cell/>
          <table:table-cell office:value-type="float" office:value="73000" calcext:value-type="float">
            <text:p>73000</text:p>
          </table:table-cell>
          <table:table-cell office:value-type="float" office:value="2.042061" calcext:value-type="float">
            <text:p>2.042061</text:p>
          </table:table-cell>
          <table:table-cell table:number-columns-repeated="8"/>
          <table:table-cell office:value-type="float" office:value="73000" calcext:value-type="float">
            <text:p>73000</text:p>
          </table:table-cell>
          <table:table-cell office:value-type="float" office:value="2.247584" calcext:value-type="float">
            <text:p>2.247584</text:p>
          </table:table-cell>
          <table:table-cell/>
          <table:table-cell office:value-type="float" office:value="73000" calcext:value-type="float">
            <text:p>73000</text:p>
          </table:table-cell>
          <table:table-cell office:value-type="float" office:value="2.287627" calcext:value-type="float">
            <text:p>2.287627</text:p>
          </table:table-cell>
          <table:table-cell table:number-columns-repeated="8"/>
          <table:table-cell office:value-type="float" office:value="73000" calcext:value-type="float">
            <text:p>73000</text:p>
          </table:table-cell>
          <table:table-cell office:value-type="float" office:value="2.313978" calcext:value-type="float">
            <text:p>2.313978</text:p>
          </table:table-cell>
          <table:table-cell table:number-columns-repeated="17"/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1.878961" calcext:value-type="float">
            <text:p>1.878961</text:p>
          </table:table-cell>
          <table:table-cell table:number-columns-repeated="21"/>
          <table:table-cell office:value-type="float" office:value="74000" calcext:value-type="float">
            <text:p>74000</text:p>
          </table:table-cell>
          <table:table-cell office:value-type="float" office:value="2.009734" calcext:value-type="float">
            <text:p>2.009734</text:p>
          </table:table-cell>
          <table:table-cell/>
          <table:table-cell office:value-type="float" office:value="74000" calcext:value-type="float">
            <text:p>74000</text:p>
          </table:table-cell>
          <table:table-cell office:value-type="float" office:value="2.043974" calcext:value-type="float">
            <text:p>2.043974</text:p>
          </table:table-cell>
          <table:table-cell table:number-columns-repeated="8"/>
          <table:table-cell office:value-type="float" office:value="74000" calcext:value-type="float">
            <text:p>74000</text:p>
          </table:table-cell>
          <table:table-cell office:value-type="float" office:value="2.240533" calcext:value-type="float">
            <text:p>2.240533</text:p>
          </table:table-cell>
          <table:table-cell/>
          <table:table-cell office:value-type="float" office:value="74000" calcext:value-type="float">
            <text:p>74000</text:p>
          </table:table-cell>
          <table:table-cell office:value-type="float" office:value="2.294904" calcext:value-type="float">
            <text:p>2.294904</text:p>
          </table:table-cell>
          <table:table-cell table:number-columns-repeated="8"/>
          <table:table-cell office:value-type="float" office:value="74000" calcext:value-type="float">
            <text:p>74000</text:p>
          </table:table-cell>
          <table:table-cell office:value-type="float" office:value="2.318046" calcext:value-type="float">
            <text:p>2.318046</text:p>
          </table:table-cell>
          <table:table-cell table:number-columns-repeated="17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.881891" calcext:value-type="float">
            <text:p>1.881891</text:p>
          </table:table-cell>
          <table:table-cell table:number-columns-repeated="21"/>
          <table:table-cell office:value-type="float" office:value="75000" calcext:value-type="float">
            <text:p>75000</text:p>
          </table:table-cell>
          <table:table-cell office:value-type="float" office:value="2.004869" calcext:value-type="float">
            <text:p>2.004869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2.049662" calcext:value-type="float">
            <text:p>2.049662</text:p>
          </table:table-cell>
          <table:table-cell table:number-columns-repeated="8"/>
          <table:table-cell office:value-type="float" office:value="75000" calcext:value-type="float">
            <text:p>75000</text:p>
          </table:table-cell>
          <table:table-cell office:value-type="float" office:value="2.236029" calcext:value-type="float">
            <text:p>2.236029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2.302462" calcext:value-type="float">
            <text:p>2.302462</text:p>
          </table:table-cell>
          <table:table-cell table:number-columns-repeated="8"/>
          <table:table-cell office:value-type="float" office:value="75000" calcext:value-type="float">
            <text:p>75000</text:p>
          </table:table-cell>
          <table:table-cell office:value-type="float" office:value="2.312306" calcext:value-type="float">
            <text:p>2.312306</text:p>
          </table:table-cell>
          <table:table-cell table:number-columns-repeated="17"/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1.880487" calcext:value-type="float">
            <text:p>1.880487</text:p>
          </table:table-cell>
          <table:table-cell table:number-columns-repeated="21"/>
          <table:table-cell office:value-type="float" office:value="76000" calcext:value-type="float">
            <text:p>76000</text:p>
          </table:table-cell>
          <table:table-cell office:value-type="float" office:value="2.002967" calcext:value-type="float">
            <text:p>2.002967</text:p>
          </table:table-cell>
          <table:table-cell/>
          <table:table-cell office:value-type="float" office:value="76000" calcext:value-type="float">
            <text:p>76000</text:p>
          </table:table-cell>
          <table:table-cell office:value-type="float" office:value="2.043053" calcext:value-type="float">
            <text:p>2.043053</text:p>
          </table:table-cell>
          <table:table-cell table:number-columns-repeated="8"/>
          <table:table-cell office:value-type="float" office:value="76000" calcext:value-type="float">
            <text:p>76000</text:p>
          </table:table-cell>
          <table:table-cell office:value-type="float" office:value="2.233426" calcext:value-type="float">
            <text:p>2.233426</text:p>
          </table:table-cell>
          <table:table-cell/>
          <table:table-cell office:value-type="float" office:value="76000" calcext:value-type="float">
            <text:p>76000</text:p>
          </table:table-cell>
          <table:table-cell office:value-type="float" office:value="2.300997" calcext:value-type="float">
            <text:p>2.300997</text:p>
          </table:table-cell>
          <table:table-cell table:number-columns-repeated="8"/>
          <table:table-cell office:value-type="float" office:value="76000" calcext:value-type="float">
            <text:p>76000</text:p>
          </table:table-cell>
          <table:table-cell office:value-type="float" office:value="2.31997" calcext:value-type="float">
            <text:p>2.31997</text:p>
          </table:table-cell>
          <table:table-cell table:number-columns-repeated="17"/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1.87987" calcext:value-type="float">
            <text:p>1.87987</text:p>
          </table:table-cell>
          <table:table-cell table:number-columns-repeated="21"/>
          <table:table-cell office:value-type="float" office:value="77000" calcext:value-type="float">
            <text:p>77000</text:p>
          </table:table-cell>
          <table:table-cell office:value-type="float" office:value="1.999274" calcext:value-type="float">
            <text:p>1.999274</text:p>
          </table:table-cell>
          <table:table-cell/>
          <table:table-cell office:value-type="float" office:value="77000" calcext:value-type="float">
            <text:p>77000</text:p>
          </table:table-cell>
          <table:table-cell office:value-type="float" office:value="2.045084" calcext:value-type="float">
            <text:p>2.045084</text:p>
          </table:table-cell>
          <table:table-cell table:number-columns-repeated="8"/>
          <table:table-cell office:value-type="float" office:value="77000" calcext:value-type="float">
            <text:p>77000</text:p>
          </table:table-cell>
          <table:table-cell office:value-type="float" office:value="2.230359" calcext:value-type="float">
            <text:p>2.230359</text:p>
          </table:table-cell>
          <table:table-cell/>
          <table:table-cell office:value-type="float" office:value="77000" calcext:value-type="float">
            <text:p>77000</text:p>
          </table:table-cell>
          <table:table-cell office:value-type="float" office:value="2.303318" calcext:value-type="float">
            <text:p>2.303318</text:p>
          </table:table-cell>
          <table:table-cell table:number-columns-repeated="8"/>
          <table:table-cell office:value-type="float" office:value="77000" calcext:value-type="float">
            <text:p>77000</text:p>
          </table:table-cell>
          <table:table-cell office:value-type="float" office:value="2.312058" calcext:value-type="float">
            <text:p>2.312058</text:p>
          </table:table-cell>
          <table:table-cell table:number-columns-repeated="17"/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1.881815" calcext:value-type="float">
            <text:p>1.881815</text:p>
          </table:table-cell>
          <table:table-cell table:number-columns-repeated="21"/>
          <table:table-cell office:value-type="float" office:value="78000" calcext:value-type="float">
            <text:p>78000</text:p>
          </table:table-cell>
          <table:table-cell office:value-type="float" office:value="1.995139" calcext:value-type="float">
            <text:p>1.995139</text:p>
          </table:table-cell>
          <table:table-cell/>
          <table:table-cell office:value-type="float" office:value="78000" calcext:value-type="float">
            <text:p>78000</text:p>
          </table:table-cell>
          <table:table-cell office:value-type="float" office:value="2.0431" calcext:value-type="float">
            <text:p>2.0431</text:p>
          </table:table-cell>
          <table:table-cell table:number-columns-repeated="8"/>
          <table:table-cell office:value-type="float" office:value="78000" calcext:value-type="float">
            <text:p>78000</text:p>
          </table:table-cell>
          <table:table-cell office:value-type="float" office:value="2.226944" calcext:value-type="float">
            <text:p>2.226944</text:p>
          </table:table-cell>
          <table:table-cell/>
          <table:table-cell office:value-type="float" office:value="78000" calcext:value-type="float">
            <text:p>78000</text:p>
          </table:table-cell>
          <table:table-cell office:value-type="float" office:value="2.304829" calcext:value-type="float">
            <text:p>2.304829</text:p>
          </table:table-cell>
          <table:table-cell table:number-columns-repeated="8"/>
          <table:table-cell office:value-type="float" office:value="78000" calcext:value-type="float">
            <text:p>78000</text:p>
          </table:table-cell>
          <table:table-cell office:value-type="float" office:value="2.308932" calcext:value-type="float">
            <text:p>2.308932</text:p>
          </table:table-cell>
          <table:table-cell table:number-columns-repeated="17"/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1.881792" calcext:value-type="float">
            <text:p>1.881792</text:p>
          </table:table-cell>
          <table:table-cell table:number-columns-repeated="21"/>
          <table:table-cell office:value-type="float" office:value="79000" calcext:value-type="float">
            <text:p>79000</text:p>
          </table:table-cell>
          <table:table-cell office:value-type="float" office:value="1.999369" calcext:value-type="float">
            <text:p>1.999369</text:p>
          </table:table-cell>
          <table:table-cell/>
          <table:table-cell office:value-type="float" office:value="79000" calcext:value-type="float">
            <text:p>79000</text:p>
          </table:table-cell>
          <table:table-cell office:value-type="float" office:value="2.042274" calcext:value-type="float">
            <text:p>2.042274</text:p>
          </table:table-cell>
          <table:table-cell table:number-columns-repeated="8"/>
          <table:table-cell office:value-type="float" office:value="79000" calcext:value-type="float">
            <text:p>79000</text:p>
          </table:table-cell>
          <table:table-cell office:value-type="float" office:value="2.226385" calcext:value-type="float">
            <text:p>2.226385</text:p>
          </table:table-cell>
          <table:table-cell/>
          <table:table-cell office:value-type="float" office:value="79000" calcext:value-type="float">
            <text:p>79000</text:p>
          </table:table-cell>
          <table:table-cell office:value-type="float" office:value="2.299912" calcext:value-type="float">
            <text:p>2.299912</text:p>
          </table:table-cell>
          <table:table-cell table:number-columns-repeated="8"/>
          <table:table-cell office:value-type="float" office:value="79000" calcext:value-type="float">
            <text:p>79000</text:p>
          </table:table-cell>
          <table:table-cell office:value-type="float" office:value="2.305903" calcext:value-type="float">
            <text:p>2.305903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80000" calcext:value-type="float">
            <text:p>80000</text:p>
          </table:table-cell>
          <table:table-cell office:value-type="float" office:value="1.997057" calcext:value-type="float">
            <text:p>1.997057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2.045016" calcext:value-type="float">
            <text:p>2.045016</text:p>
          </table:table-cell>
          <table:table-cell table:number-columns-repeated="8"/>
          <table:table-cell office:value-type="float" office:value="80000" calcext:value-type="float">
            <text:p>80000</text:p>
          </table:table-cell>
          <table:table-cell office:value-type="float" office:value="2.223136" calcext:value-type="float">
            <text:p>2.223136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2.30245" calcext:value-type="float">
            <text:p>2.30245</text:p>
          </table:table-cell>
          <table:table-cell table:number-columns-repeated="8"/>
          <table:table-cell office:value-type="float" office:value="80000" calcext:value-type="float">
            <text:p>80000</text:p>
          </table:table-cell>
          <table:table-cell office:value-type="float" office:value="2.297113" calcext:value-type="float">
            <text:p>2.297113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81000" calcext:value-type="float">
            <text:p>81000</text:p>
          </table:table-cell>
          <table:table-cell office:value-type="float" office:value="1.993965" calcext:value-type="float">
            <text:p>1.99396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float" office:value="2.04722" calcext:value-type="float">
            <text:p>2.04722</text:p>
          </table:table-cell>
          <table:table-cell table:number-columns-repeated="8"/>
          <table:table-cell office:value-type="float" office:value="81000" calcext:value-type="float">
            <text:p>81000</text:p>
          </table:table-cell>
          <table:table-cell office:value-type="float" office:value="2.222127" calcext:value-type="float">
            <text:p>2.22212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float" office:value="2.294872" calcext:value-type="float">
            <text:p>2.294872</text:p>
          </table:table-cell>
          <table:table-cell table:number-columns-repeated="8"/>
          <table:table-cell office:value-type="float" office:value="81000" calcext:value-type="float">
            <text:p>81000</text:p>
          </table:table-cell>
          <table:table-cell office:value-type="float" office:value="2.305442" calcext:value-type="float">
            <text:p>2.305442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82000" calcext:value-type="float">
            <text:p>82000</text:p>
          </table:table-cell>
          <table:table-cell office:value-type="float" office:value="1.987832" calcext:value-type="float">
            <text:p>1.987832</text:p>
          </table:table-cell>
          <table:table-cell/>
          <table:table-cell office:value-type="float" office:value="82000" calcext:value-type="float">
            <text:p>82000</text:p>
          </table:table-cell>
          <table:table-cell office:value-type="float" office:value="2.045596" calcext:value-type="float">
            <text:p>2.045596</text:p>
          </table:table-cell>
          <table:table-cell table:number-columns-repeated="8"/>
          <table:table-cell office:value-type="float" office:value="82000" calcext:value-type="float">
            <text:p>82000</text:p>
          </table:table-cell>
          <table:table-cell office:value-type="float" office:value="2.214963" calcext:value-type="float">
            <text:p>2.214963</text:p>
          </table:table-cell>
          <table:table-cell/>
          <table:table-cell office:value-type="float" office:value="82000" calcext:value-type="float">
            <text:p>82000</text:p>
          </table:table-cell>
          <table:table-cell office:value-type="float" office:value="2.294191" calcext:value-type="float">
            <text:p>2.294191</text:p>
          </table:table-cell>
          <table:table-cell table:number-columns-repeated="8"/>
          <table:table-cell office:value-type="float" office:value="82000" calcext:value-type="float">
            <text:p>82000</text:p>
          </table:table-cell>
          <table:table-cell office:value-type="float" office:value="2.312628" calcext:value-type="float">
            <text:p>2.312628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83000" calcext:value-type="float">
            <text:p>83000</text:p>
          </table:table-cell>
          <table:table-cell office:value-type="float" office:value="1.989902" calcext:value-type="float">
            <text:p>1.989902</text:p>
          </table:table-cell>
          <table:table-cell/>
          <table:table-cell office:value-type="float" office:value="83000" calcext:value-type="float">
            <text:p>83000</text:p>
          </table:table-cell>
          <table:table-cell office:value-type="float" office:value="2.044492" calcext:value-type="float">
            <text:p>2.044492</text:p>
          </table:table-cell>
          <table:table-cell table:number-columns-repeated="8"/>
          <table:table-cell office:value-type="float" office:value="83000" calcext:value-type="float">
            <text:p>83000</text:p>
          </table:table-cell>
          <table:table-cell office:value-type="float" office:value="2.214965" calcext:value-type="float">
            <text:p>2.214965</text:p>
          </table:table-cell>
          <table:table-cell/>
          <table:table-cell office:value-type="float" office:value="83000" calcext:value-type="float">
            <text:p>83000</text:p>
          </table:table-cell>
          <table:table-cell office:value-type="float" office:value="2.29575" calcext:value-type="float">
            <text:p>2.29575</text:p>
          </table:table-cell>
          <table:table-cell table:number-columns-repeated="8"/>
          <table:table-cell office:value-type="float" office:value="83000" calcext:value-type="float">
            <text:p>83000</text:p>
          </table:table-cell>
          <table:table-cell office:value-type="float" office:value="2.314647" calcext:value-type="float">
            <text:p>2.314647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84000" calcext:value-type="float">
            <text:p>84000</text:p>
          </table:table-cell>
          <table:table-cell office:value-type="float" office:value="1.98691" calcext:value-type="float">
            <text:p>1.98691</text:p>
          </table:table-cell>
          <table:table-cell/>
          <table:table-cell office:value-type="float" office:value="84000" calcext:value-type="float">
            <text:p>84000</text:p>
          </table:table-cell>
          <table:table-cell office:value-type="float" office:value="2.044322" calcext:value-type="float">
            <text:p>2.044322</text:p>
          </table:table-cell>
          <table:table-cell table:number-columns-repeated="11"/>
          <table:table-cell office:value-type="float" office:value="84000" calcext:value-type="float">
            <text:p>84000</text:p>
          </table:table-cell>
          <table:table-cell office:value-type="float" office:value="2.302499" calcext:value-type="float">
            <text:p>2.302499</text:p>
          </table:table-cell>
          <table:table-cell table:number-columns-repeated="8"/>
          <table:table-cell office:value-type="float" office:value="84000" calcext:value-type="float">
            <text:p>84000</text:p>
          </table:table-cell>
          <table:table-cell office:value-type="float" office:value="2.323356" calcext:value-type="float">
            <text:p>2.323356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85000" calcext:value-type="float">
            <text:p>85000</text:p>
          </table:table-cell>
          <table:table-cell office:value-type="float" office:value="1.985914" calcext:value-type="float">
            <text:p>1.985914</text:p>
          </table:table-cell>
          <table:table-cell/>
          <table:table-cell office:value-type="float" office:value="85000" calcext:value-type="float">
            <text:p>85000</text:p>
          </table:table-cell>
          <table:table-cell office:value-type="float" office:value="2.042886" calcext:value-type="float">
            <text:p>2.042886</text:p>
          </table:table-cell>
          <table:table-cell table:number-columns-repeated="11"/>
          <table:table-cell office:value-type="float" office:value="85000" calcext:value-type="float">
            <text:p>85000</text:p>
          </table:table-cell>
          <table:table-cell office:value-type="float" office:value="2.30433" calcext:value-type="float">
            <text:p>2.30433</text:p>
          </table:table-cell>
          <table:table-cell table:number-columns-repeated="8"/>
          <table:table-cell office:value-type="float" office:value="85000" calcext:value-type="float">
            <text:p>85000</text:p>
          </table:table-cell>
          <table:table-cell office:value-type="float" office:value="2.332552" calcext:value-type="float">
            <text:p>2.332552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86000" calcext:value-type="float">
            <text:p>86000</text:p>
          </table:table-cell>
          <table:table-cell office:value-type="float" office:value="1.987376" calcext:value-type="float">
            <text:p>1.987376</text:p>
          </table:table-cell>
          <table:table-cell/>
          <table:table-cell office:value-type="float" office:value="86000" calcext:value-type="float">
            <text:p>86000</text:p>
          </table:table-cell>
          <table:table-cell office:value-type="float" office:value="2.049183" calcext:value-type="float">
            <text:p>2.049183</text:p>
          </table:table-cell>
          <table:table-cell table:number-columns-repeated="11"/>
          <table:table-cell office:value-type="float" office:value="86000" calcext:value-type="float">
            <text:p>86000</text:p>
          </table:table-cell>
          <table:table-cell office:value-type="float" office:value="2.310428" calcext:value-type="float">
            <text:p>2.310428</text:p>
          </table:table-cell>
          <table:table-cell table:number-columns-repeated="8"/>
          <table:table-cell office:value-type="float" office:value="86000" calcext:value-type="float">
            <text:p>86000</text:p>
          </table:table-cell>
          <table:table-cell office:value-type="float" office:value="2.332847" calcext:value-type="float">
            <text:p>2.332847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87000" calcext:value-type="float">
            <text:p>87000</text:p>
          </table:table-cell>
          <table:table-cell office:value-type="float" office:value="1.986742" calcext:value-type="float">
            <text:p>1.986742</text:p>
          </table:table-cell>
          <table:table-cell/>
          <table:table-cell office:value-type="float" office:value="87000" calcext:value-type="float">
            <text:p>87000</text:p>
          </table:table-cell>
          <table:table-cell office:value-type="float" office:value="2.057045" calcext:value-type="float">
            <text:p>2.057045</text:p>
          </table:table-cell>
          <table:table-cell table:number-columns-repeated="11"/>
          <table:table-cell office:value-type="float" office:value="87000" calcext:value-type="float">
            <text:p>87000</text:p>
          </table:table-cell>
          <table:table-cell office:value-type="float" office:value="2.31027" calcext:value-type="float">
            <text:p>2.31027</text:p>
          </table:table-cell>
          <table:table-cell table:number-columns-repeated="8"/>
          <table:table-cell office:value-type="float" office:value="87000" calcext:value-type="float">
            <text:p>87000</text:p>
          </table:table-cell>
          <table:table-cell office:value-type="float" office:value="2.325486" calcext:value-type="float">
            <text:p>2.325486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88000" calcext:value-type="float">
            <text:p>88000</text:p>
          </table:table-cell>
          <table:table-cell office:value-type="float" office:value="1.990838" calcext:value-type="float">
            <text:p>1.990838</text:p>
          </table:table-cell>
          <table:table-cell/>
          <table:table-cell office:value-type="float" office:value="88000" calcext:value-type="float">
            <text:p>88000</text:p>
          </table:table-cell>
          <table:table-cell office:value-type="float" office:value="2.057079" calcext:value-type="float">
            <text:p>2.057079</text:p>
          </table:table-cell>
          <table:table-cell table:number-columns-repeated="11"/>
          <table:table-cell office:value-type="float" office:value="88000" calcext:value-type="float">
            <text:p>88000</text:p>
          </table:table-cell>
          <table:table-cell office:value-type="float" office:value="2.306969" calcext:value-type="float">
            <text:p>2.306969</text:p>
          </table:table-cell>
          <table:table-cell table:number-columns-repeated="8"/>
          <table:table-cell office:value-type="float" office:value="88000" calcext:value-type="float">
            <text:p>88000</text:p>
          </table:table-cell>
          <table:table-cell office:value-type="float" office:value="2.328609" calcext:value-type="float">
            <text:p>2.328609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89000" calcext:value-type="float">
            <text:p>89000</text:p>
          </table:table-cell>
          <table:table-cell office:value-type="float" office:value="1.988138" calcext:value-type="float">
            <text:p>1.988138</text:p>
          </table:table-cell>
          <table:table-cell table:number-columns-repeated="14"/>
          <table:table-cell office:value-type="float" office:value="89000" calcext:value-type="float">
            <text:p>89000</text:p>
          </table:table-cell>
          <table:table-cell office:value-type="float" office:value="2.312417" calcext:value-type="float">
            <text:p>2.312417</text:p>
          </table:table-cell>
          <table:table-cell table:number-columns-repeated="8"/>
          <table:table-cell office:value-type="float" office:value="89000" calcext:value-type="float">
            <text:p>89000</text:p>
          </table:table-cell>
          <table:table-cell office:value-type="float" office:value="2.323535" calcext:value-type="float">
            <text:p>2.323535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90000" calcext:value-type="float">
            <text:p>90000</text:p>
          </table:table-cell>
          <table:table-cell office:value-type="float" office:value="1.983857" calcext:value-type="float">
            <text:p>1.983857</text:p>
          </table:table-cell>
          <table:table-cell table:number-columns-repeated="14"/>
          <table:table-cell office:value-type="float" office:value="90000" calcext:value-type="float">
            <text:p>90000</text:p>
          </table:table-cell>
          <table:table-cell office:value-type="float" office:value="2.322753" calcext:value-type="float">
            <text:p>2.322753</text:p>
          </table:table-cell>
          <table:table-cell table:number-columns-repeated="8"/>
          <table:table-cell office:value-type="float" office:value="90000" calcext:value-type="float">
            <text:p>90000</text:p>
          </table:table-cell>
          <table:table-cell office:value-type="float" office:value="2.32343" calcext:value-type="float">
            <text:p>2.32343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91000" calcext:value-type="float">
            <text:p>91000</text:p>
          </table:table-cell>
          <table:table-cell office:value-type="float" office:value="1.979428" calcext:value-type="float">
            <text:p>1.979428</text:p>
          </table:table-cell>
          <table:table-cell table:number-columns-repeated="14"/>
          <table:table-cell office:value-type="float" office:value="91000" calcext:value-type="float">
            <text:p>91000</text:p>
          </table:table-cell>
          <table:table-cell office:value-type="float" office:value="2.325542" calcext:value-type="float">
            <text:p>2.325542</text:p>
          </table:table-cell>
          <table:table-cell table:number-columns-repeated="8"/>
          <table:table-cell office:value-type="float" office:value="91000" calcext:value-type="float">
            <text:p>91000</text:p>
          </table:table-cell>
          <table:table-cell office:value-type="float" office:value="2.323589" calcext:value-type="float">
            <text:p>2.323589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92000" calcext:value-type="float">
            <text:p>92000</text:p>
          </table:table-cell>
          <table:table-cell office:value-type="float" office:value="1.979088" calcext:value-type="float">
            <text:p>1.979088</text:p>
          </table:table-cell>
          <table:table-cell table:number-columns-repeated="14"/>
          <table:table-cell office:value-type="float" office:value="92000" calcext:value-type="float">
            <text:p>92000</text:p>
          </table:table-cell>
          <table:table-cell office:value-type="float" office:value="2.334951" calcext:value-type="float">
            <text:p>2.334951</text:p>
          </table:table-cell>
          <table:table-cell table:number-columns-repeated="8"/>
          <table:table-cell office:value-type="float" office:value="92000" calcext:value-type="float">
            <text:p>92000</text:p>
          </table:table-cell>
          <table:table-cell office:value-type="float" office:value="2.336589" calcext:value-type="float">
            <text:p>2.336589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93000" calcext:value-type="float">
            <text:p>93000</text:p>
          </table:table-cell>
          <table:table-cell office:value-type="float" office:value="1.983348" calcext:value-type="float">
            <text:p>1.983348</text:p>
          </table:table-cell>
          <table:table-cell table:number-columns-repeated="14"/>
          <table:table-cell office:value-type="float" office:value="93000" calcext:value-type="float">
            <text:p>93000</text:p>
          </table:table-cell>
          <table:table-cell office:value-type="float" office:value="2.335198" calcext:value-type="float">
            <text:p>2.335198</text:p>
          </table:table-cell>
          <table:table-cell table:number-columns-repeated="8"/>
          <table:table-cell office:value-type="float" office:value="93000" calcext:value-type="float">
            <text:p>93000</text:p>
          </table:table-cell>
          <table:table-cell office:value-type="float" office:value="2.33699" calcext:value-type="float">
            <text:p>2.33699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94000" calcext:value-type="float">
            <text:p>94000</text:p>
          </table:table-cell>
          <table:table-cell office:value-type="float" office:value="1.983229" calcext:value-type="float">
            <text:p>1.983229</text:p>
          </table:table-cell>
          <table:table-cell table:number-columns-repeated="14"/>
          <table:table-cell office:value-type="float" office:value="94000" calcext:value-type="float">
            <text:p>94000</text:p>
          </table:table-cell>
          <table:table-cell office:value-type="float" office:value="2.32765" calcext:value-type="float">
            <text:p>2.32765</text:p>
          </table:table-cell>
          <table:table-cell table:number-columns-repeated="8"/>
          <table:table-cell office:value-type="float" office:value="94000" calcext:value-type="float">
            <text:p>94000</text:p>
          </table:table-cell>
          <table:table-cell office:value-type="float" office:value="2.333347" calcext:value-type="float">
            <text:p>2.333347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95000" calcext:value-type="float">
            <text:p>95000</text:p>
          </table:table-cell>
          <table:table-cell office:value-type="float" office:value="1.983783" calcext:value-type="float">
            <text:p>1.983783</text:p>
          </table:table-cell>
          <table:table-cell table:number-columns-repeated="14"/>
          <table:table-cell office:value-type="float" office:value="95000" calcext:value-type="float">
            <text:p>95000</text:p>
          </table:table-cell>
          <table:table-cell office:value-type="float" office:value="2.327241" calcext:value-type="float">
            <text:p>2.327241</text:p>
          </table:table-cell>
          <table:table-cell table:number-columns-repeated="8"/>
          <table:table-cell office:value-type="float" office:value="95000" calcext:value-type="float">
            <text:p>95000</text:p>
          </table:table-cell>
          <table:table-cell office:value-type="float" office:value="2.333837" calcext:value-type="float">
            <text:p>2.333837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96000" calcext:value-type="float">
            <text:p>96000</text:p>
          </table:table-cell>
          <table:table-cell office:value-type="float" office:value="1.982206" calcext:value-type="float">
            <text:p>1.982206</text:p>
          </table:table-cell>
          <table:table-cell table:number-columns-repeated="14"/>
          <table:table-cell office:value-type="float" office:value="96000" calcext:value-type="float">
            <text:p>96000</text:p>
          </table:table-cell>
          <table:table-cell office:value-type="float" office:value="2.326854" calcext:value-type="float">
            <text:p>2.326854</text:p>
          </table:table-cell>
          <table:table-cell table:number-columns-repeated="8"/>
          <table:table-cell office:value-type="float" office:value="96000" calcext:value-type="float">
            <text:p>96000</text:p>
          </table:table-cell>
          <table:table-cell office:value-type="float" office:value="2.333022" calcext:value-type="float">
            <text:p>2.333022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97000" calcext:value-type="float">
            <text:p>97000</text:p>
          </table:table-cell>
          <table:table-cell office:value-type="float" office:value="1.979858" calcext:value-type="float">
            <text:p>1.979858</text:p>
          </table:table-cell>
          <table:table-cell table:number-columns-repeated="14"/>
          <table:table-cell office:value-type="float" office:value="97000" calcext:value-type="float">
            <text:p>97000</text:p>
          </table:table-cell>
          <table:table-cell office:value-type="float" office:value="2.32131" calcext:value-type="float">
            <text:p>2.32131</text:p>
          </table:table-cell>
          <table:table-cell table:number-columns-repeated="8"/>
          <table:table-cell office:value-type="float" office:value="97000" calcext:value-type="float">
            <text:p>97000</text:p>
          </table:table-cell>
          <table:table-cell office:value-type="float" office:value="2.334484" calcext:value-type="float">
            <text:p>2.334484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98000" calcext:value-type="float">
            <text:p>98000</text:p>
          </table:table-cell>
          <table:table-cell office:value-type="float" office:value="1.978333" calcext:value-type="float">
            <text:p>1.978333</text:p>
          </table:table-cell>
          <table:table-cell table:number-columns-repeated="14"/>
          <table:table-cell office:value-type="float" office:value="98000" calcext:value-type="float">
            <text:p>98000</text:p>
          </table:table-cell>
          <table:table-cell office:value-type="float" office:value="2.328322" calcext:value-type="float">
            <text:p>2.328322</text:p>
          </table:table-cell>
          <table:table-cell table:number-columns-repeated="8"/>
          <table:table-cell office:value-type="float" office:value="98000" calcext:value-type="float">
            <text:p>98000</text:p>
          </table:table-cell>
          <table:table-cell office:value-type="float" office:value="2.343931" calcext:value-type="float">
            <text:p>2.343931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99000" calcext:value-type="float">
            <text:p>99000</text:p>
          </table:table-cell>
          <table:table-cell office:value-type="float" office:value="1.978631" calcext:value-type="float">
            <text:p>1.978631</text:p>
          </table:table-cell>
          <table:table-cell table:number-columns-repeated="14"/>
          <table:table-cell office:value-type="float" office:value="99000" calcext:value-type="float">
            <text:p>99000</text:p>
          </table:table-cell>
          <table:table-cell office:value-type="float" office:value="2.330252" calcext:value-type="float">
            <text:p>2.330252</text:p>
          </table:table-cell>
          <table:table-cell table:number-columns-repeated="8"/>
          <table:table-cell office:value-type="float" office:value="99000" calcext:value-type="float">
            <text:p>99000</text:p>
          </table:table-cell>
          <table:table-cell office:value-type="float" office:value="2.343449" calcext:value-type="float">
            <text:p>2.343449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00000" calcext:value-type="float">
            <text:p>100000</text:p>
          </table:table-cell>
          <table:table-cell office:value-type="float" office:value="1.9811" calcext:value-type="float">
            <text:p>1.9811</text:p>
          </table:table-cell>
          <table:table-cell table:number-columns-repeated="14"/>
          <table:table-cell office:value-type="float" office:value="100000" calcext:value-type="float">
            <text:p>100000</text:p>
          </table:table-cell>
          <table:table-cell office:value-type="float" office:value="2.327758" calcext:value-type="float">
            <text:p>2.327758</text:p>
          </table:table-cell>
          <table:table-cell table:number-columns-repeated="8"/>
          <table:table-cell office:value-type="float" office:value="100000" calcext:value-type="float">
            <text:p>100000</text:p>
          </table:table-cell>
          <table:table-cell office:value-type="float" office:value="2.350759" calcext:value-type="float">
            <text:p>2.350759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01000" calcext:value-type="float">
            <text:p>101000</text:p>
          </table:table-cell>
          <table:table-cell office:value-type="float" office:value="1.98024" calcext:value-type="float">
            <text:p>1.98024</text:p>
          </table:table-cell>
          <table:table-cell table:number-columns-repeated="14"/>
          <table:table-cell office:value-type="float" office:value="101000" calcext:value-type="float">
            <text:p>101000</text:p>
          </table:table-cell>
          <table:table-cell office:value-type="float" office:value="2.326241" calcext:value-type="float">
            <text:p>2.326241</text:p>
          </table:table-cell>
          <table:table-cell table:number-columns-repeated="8"/>
          <table:table-cell office:value-type="float" office:value="101000" calcext:value-type="float">
            <text:p>101000</text:p>
          </table:table-cell>
          <table:table-cell office:value-type="float" office:value="2.349364" calcext:value-type="float">
            <text:p>2.349364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02000" calcext:value-type="float">
            <text:p>102000</text:p>
          </table:table-cell>
          <table:table-cell office:value-type="float" office:value="1.977537" calcext:value-type="float">
            <text:p>1.977537</text:p>
          </table:table-cell>
          <table:table-cell table:number-columns-repeated="14"/>
          <table:table-cell office:value-type="float" office:value="102000" calcext:value-type="float">
            <text:p>102000</text:p>
          </table:table-cell>
          <table:table-cell office:value-type="float" office:value="2.333718" calcext:value-type="float">
            <text:p>2.333718</text:p>
          </table:table-cell>
          <table:table-cell table:number-columns-repeated="8"/>
          <table:table-cell office:value-type="float" office:value="102000" calcext:value-type="float">
            <text:p>102000</text:p>
          </table:table-cell>
          <table:table-cell office:value-type="float" office:value="2.345678" calcext:value-type="float">
            <text:p>2.345678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03000" calcext:value-type="float">
            <text:p>103000</text:p>
          </table:table-cell>
          <table:table-cell office:value-type="float" office:value="1.975546" calcext:value-type="float">
            <text:p>1.975546</text:p>
          </table:table-cell>
          <table:table-cell table:number-columns-repeated="14"/>
          <table:table-cell office:value-type="float" office:value="103000" calcext:value-type="float">
            <text:p>103000</text:p>
          </table:table-cell>
          <table:table-cell office:value-type="float" office:value="2.332804" calcext:value-type="float">
            <text:p>2.332804</text:p>
          </table:table-cell>
          <table:table-cell table:number-columns-repeated="8"/>
          <table:table-cell office:value-type="float" office:value="103000" calcext:value-type="float">
            <text:p>103000</text:p>
          </table:table-cell>
          <table:table-cell office:value-type="float" office:value="2.356716" calcext:value-type="float">
            <text:p>2.356716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04000" calcext:value-type="float">
            <text:p>104000</text:p>
          </table:table-cell>
          <table:table-cell office:value-type="float" office:value="1.977239" calcext:value-type="float">
            <text:p>1.977239</text:p>
          </table:table-cell>
          <table:table-cell table:number-columns-repeated="14"/>
          <table:table-cell office:value-type="float" office:value="104000" calcext:value-type="float">
            <text:p>104000</text:p>
          </table:table-cell>
          <table:table-cell office:value-type="float" office:value="2.325136" calcext:value-type="float">
            <text:p>2.325136</text:p>
          </table:table-cell>
          <table:table-cell table:number-columns-repeated="8"/>
          <table:table-cell office:value-type="float" office:value="104000" calcext:value-type="float">
            <text:p>104000</text:p>
          </table:table-cell>
          <table:table-cell office:value-type="float" office:value="2.355917" calcext:value-type="float">
            <text:p>2.355917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05000" calcext:value-type="float">
            <text:p>105000</text:p>
          </table:table-cell>
          <table:table-cell office:value-type="float" office:value="1.974814" calcext:value-type="float">
            <text:p>1.974814</text:p>
          </table:table-cell>
          <table:table-cell table:number-columns-repeated="14"/>
          <table:table-cell office:value-type="float" office:value="105000" calcext:value-type="float">
            <text:p>105000</text:p>
          </table:table-cell>
          <table:table-cell office:value-type="float" office:value="2.329353" calcext:value-type="float">
            <text:p>2.329353</text:p>
          </table:table-cell>
          <table:table-cell table:number-columns-repeated="8"/>
          <table:table-cell office:value-type="float" office:value="105000" calcext:value-type="float">
            <text:p>105000</text:p>
          </table:table-cell>
          <table:table-cell office:value-type="float" office:value="2.352863" calcext:value-type="float">
            <text:p>2.352863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06000" calcext:value-type="float">
            <text:p>106000</text:p>
          </table:table-cell>
          <table:table-cell office:value-type="float" office:value="1.979966" calcext:value-type="float">
            <text:p>1.979966</text:p>
          </table:table-cell>
          <table:table-cell table:number-columns-repeated="14"/>
          <table:table-cell office:value-type="float" office:value="106000" calcext:value-type="float">
            <text:p>106000</text:p>
          </table:table-cell>
          <table:table-cell office:value-type="float" office:value="2.324883" calcext:value-type="float">
            <text:p>2.324883</text:p>
          </table:table-cell>
          <table:table-cell table:number-columns-repeated="8"/>
          <table:table-cell office:value-type="float" office:value="106000" calcext:value-type="float">
            <text:p>106000</text:p>
          </table:table-cell>
          <table:table-cell office:value-type="float" office:value="2.35167" calcext:value-type="float">
            <text:p>2.35167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07000" calcext:value-type="float">
            <text:p>107000</text:p>
          </table:table-cell>
          <table:table-cell office:value-type="float" office:value="1.976646" calcext:value-type="float">
            <text:p>1.976646</text:p>
          </table:table-cell>
          <table:table-cell table:number-columns-repeated="14"/>
          <table:table-cell office:value-type="float" office:value="107000" calcext:value-type="float">
            <text:p>107000</text:p>
          </table:table-cell>
          <table:table-cell office:value-type="float" office:value="2.320925" calcext:value-type="float">
            <text:p>2.320925</text:p>
          </table:table-cell>
          <table:table-cell table:number-columns-repeated="8"/>
          <table:table-cell office:value-type="float" office:value="107000" calcext:value-type="float">
            <text:p>107000</text:p>
          </table:table-cell>
          <table:table-cell office:value-type="float" office:value="2.349023" calcext:value-type="float">
            <text:p>2.349023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08000" calcext:value-type="float">
            <text:p>108000</text:p>
          </table:table-cell>
          <table:table-cell office:value-type="float" office:value="1.973905" calcext:value-type="float">
            <text:p>1.973905</text:p>
          </table:table-cell>
          <table:table-cell table:number-columns-repeated="14"/>
          <table:table-cell office:value-type="float" office:value="108000" calcext:value-type="float">
            <text:p>108000</text:p>
          </table:table-cell>
          <table:table-cell office:value-type="float" office:value="2.316456" calcext:value-type="float">
            <text:p>2.316456</text:p>
          </table:table-cell>
          <table:table-cell table:number-columns-repeated="8"/>
          <table:table-cell office:value-type="float" office:value="108000" calcext:value-type="float">
            <text:p>108000</text:p>
          </table:table-cell>
          <table:table-cell office:value-type="float" office:value="2.347537" calcext:value-type="float">
            <text:p>2.347537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09000" calcext:value-type="float">
            <text:p>109000</text:p>
          </table:table-cell>
          <table:table-cell office:value-type="float" office:value="1.973393" calcext:value-type="float">
            <text:p>1.973393</text:p>
          </table:table-cell>
          <table:table-cell table:number-columns-repeated="14"/>
          <table:table-cell office:value-type="float" office:value="109000" calcext:value-type="float">
            <text:p>109000</text:p>
          </table:table-cell>
          <table:table-cell office:value-type="float" office:value="2.31841" calcext:value-type="float">
            <text:p>2.31841</text:p>
          </table:table-cell>
          <table:table-cell table:number-columns-repeated="8"/>
          <table:table-cell office:value-type="float" office:value="109000" calcext:value-type="float">
            <text:p>109000</text:p>
          </table:table-cell>
          <table:table-cell office:value-type="float" office:value="2.350762" calcext:value-type="float">
            <text:p>2.350762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10000" calcext:value-type="float">
            <text:p>110000</text:p>
          </table:table-cell>
          <table:table-cell office:value-type="float" office:value="1.974017" calcext:value-type="float">
            <text:p>1.974017</text:p>
          </table:table-cell>
          <table:table-cell table:number-columns-repeated="14"/>
          <table:table-cell office:value-type="float" office:value="110000" calcext:value-type="float">
            <text:p>110000</text:p>
          </table:table-cell>
          <table:table-cell office:value-type="float" office:value="2.315905" calcext:value-type="float">
            <text:p>2.315905</text:p>
          </table:table-cell>
          <table:table-cell table:number-columns-repeated="8"/>
          <table:table-cell office:value-type="float" office:value="110000" calcext:value-type="float">
            <text:p>110000</text:p>
          </table:table-cell>
          <table:table-cell office:value-type="float" office:value="2.353767" calcext:value-type="float">
            <text:p>2.353767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11000" calcext:value-type="float">
            <text:p>111000</text:p>
          </table:table-cell>
          <table:table-cell office:value-type="float" office:value="1.976158" calcext:value-type="float">
            <text:p>1.976158</text:p>
          </table:table-cell>
          <table:table-cell table:number-columns-repeated="14"/>
          <table:table-cell office:value-type="float" office:value="111000" calcext:value-type="float">
            <text:p>111000</text:p>
          </table:table-cell>
          <table:table-cell office:value-type="float" office:value="2.314846" calcext:value-type="float">
            <text:p>2.314846</text:p>
          </table:table-cell>
          <table:table-cell table:number-columns-repeated="8"/>
          <table:table-cell office:value-type="float" office:value="111000" calcext:value-type="float">
            <text:p>111000</text:p>
          </table:table-cell>
          <table:table-cell office:value-type="float" office:value="2.348044" calcext:value-type="float">
            <text:p>2.348044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12000" calcext:value-type="float">
            <text:p>112000</text:p>
          </table:table-cell>
          <table:table-cell office:value-type="float" office:value="1.972289" calcext:value-type="float">
            <text:p>1.972289</text:p>
          </table:table-cell>
          <table:table-cell table:number-columns-repeated="14"/>
          <table:table-cell office:value-type="float" office:value="112000" calcext:value-type="float">
            <text:p>112000</text:p>
          </table:table-cell>
          <table:table-cell office:value-type="float" office:value="2.313653" calcext:value-type="float">
            <text:p>2.313653</text:p>
          </table:table-cell>
          <table:table-cell table:number-columns-repeated="8"/>
          <table:table-cell office:value-type="float" office:value="112000" calcext:value-type="float">
            <text:p>112000</text:p>
          </table:table-cell>
          <table:table-cell office:value-type="float" office:value="2.354599" calcext:value-type="float">
            <text:p>2.354599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13000" calcext:value-type="float">
            <text:p>113000</text:p>
          </table:table-cell>
          <table:table-cell office:value-type="float" office:value="1.970573" calcext:value-type="float">
            <text:p>1.970573</text:p>
          </table:table-cell>
          <table:table-cell table:number-columns-repeated="14"/>
          <table:table-cell office:value-type="float" office:value="113000" calcext:value-type="float">
            <text:p>113000</text:p>
          </table:table-cell>
          <table:table-cell office:value-type="float" office:value="2.311987" calcext:value-type="float">
            <text:p>2.311987</text:p>
          </table:table-cell>
          <table:table-cell table:number-columns-repeated="8"/>
          <table:table-cell office:value-type="float" office:value="113000" calcext:value-type="float">
            <text:p>113000</text:p>
          </table:table-cell>
          <table:table-cell office:value-type="float" office:value="2.359001" calcext:value-type="float">
            <text:p>2.359001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14000" calcext:value-type="float">
            <text:p>114000</text:p>
          </table:table-cell>
          <table:table-cell office:value-type="float" office:value="1.964493" calcext:value-type="float">
            <text:p>1.964493</text:p>
          </table:table-cell>
          <table:table-cell table:number-columns-repeated="14"/>
          <table:table-cell office:value-type="float" office:value="114000" calcext:value-type="float">
            <text:p>114000</text:p>
          </table:table-cell>
          <table:table-cell office:value-type="float" office:value="2.309959" calcext:value-type="float">
            <text:p>2.309959</text:p>
          </table:table-cell>
          <table:table-cell table:number-columns-repeated="8"/>
          <table:table-cell office:value-type="float" office:value="114000" calcext:value-type="float">
            <text:p>114000</text:p>
          </table:table-cell>
          <table:table-cell office:value-type="float" office:value="2.357861" calcext:value-type="float">
            <text:p>2.357861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15000" calcext:value-type="float">
            <text:p>115000</text:p>
          </table:table-cell>
          <table:table-cell office:value-type="float" office:value="1.969367" calcext:value-type="float">
            <text:p>1.969367</text:p>
          </table:table-cell>
          <table:table-cell table:number-columns-repeated="14"/>
          <table:table-cell office:value-type="float" office:value="115000" calcext:value-type="float">
            <text:p>115000</text:p>
          </table:table-cell>
          <table:table-cell office:value-type="float" office:value="2.309989" calcext:value-type="float">
            <text:p>2.309989</text:p>
          </table:table-cell>
          <table:table-cell table:number-columns-repeated="8"/>
          <table:table-cell office:value-type="float" office:value="115000" calcext:value-type="float">
            <text:p>115000</text:p>
          </table:table-cell>
          <table:table-cell office:value-type="float" office:value="2.358914" calcext:value-type="float">
            <text:p>2.358914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16000" calcext:value-type="float">
            <text:p>116000</text:p>
          </table:table-cell>
          <table:table-cell office:value-type="float" office:value="1.968427" calcext:value-type="float">
            <text:p>1.968427</text:p>
          </table:table-cell>
          <table:table-cell table:number-columns-repeated="24"/>
          <table:table-cell office:value-type="float" office:value="116000" calcext:value-type="float">
            <text:p>116000</text:p>
          </table:table-cell>
          <table:table-cell office:value-type="float" office:value="2.353416" calcext:value-type="float">
            <text:p>2.353416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17000" calcext:value-type="float">
            <text:p>117000</text:p>
          </table:table-cell>
          <table:table-cell office:value-type="float" office:value="1.968116" calcext:value-type="float">
            <text:p>1.968116</text:p>
          </table:table-cell>
          <table:table-cell table:number-columns-repeated="24"/>
          <table:table-cell office:value-type="float" office:value="117000" calcext:value-type="float">
            <text:p>117000</text:p>
          </table:table-cell>
          <table:table-cell office:value-type="float" office:value="2.355651" calcext:value-type="float">
            <text:p>2.355651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18000" calcext:value-type="float">
            <text:p>118000</text:p>
          </table:table-cell>
          <table:table-cell office:value-type="float" office:value="1.968945" calcext:value-type="float">
            <text:p>1.968945</text:p>
          </table:table-cell>
          <table:table-cell table:number-columns-repeated="24"/>
          <table:table-cell office:value-type="float" office:value="118000" calcext:value-type="float">
            <text:p>118000</text:p>
          </table:table-cell>
          <table:table-cell office:value-type="float" office:value="2.350734" calcext:value-type="float">
            <text:p>2.350734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19000" calcext:value-type="float">
            <text:p>119000</text:p>
          </table:table-cell>
          <table:table-cell office:value-type="float" office:value="1.97377" calcext:value-type="float">
            <text:p>1.97377</text:p>
          </table:table-cell>
          <table:table-cell table:number-columns-repeated="24"/>
          <table:table-cell office:value-type="float" office:value="119000" calcext:value-type="float">
            <text:p>119000</text:p>
          </table:table-cell>
          <table:table-cell office:value-type="float" office:value="2.35483" calcext:value-type="float">
            <text:p>2.35483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20000" calcext:value-type="float">
            <text:p>120000</text:p>
          </table:table-cell>
          <table:table-cell office:value-type="float" office:value="1.974254" calcext:value-type="float">
            <text:p>1.974254</text:p>
          </table:table-cell>
          <table:table-cell table:number-columns-repeated="24"/>
          <table:table-cell office:value-type="float" office:value="120000" calcext:value-type="float">
            <text:p>120000</text:p>
          </table:table-cell>
          <table:table-cell office:value-type="float" office:value="2.356833" calcext:value-type="float">
            <text:p>2.356833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21000" calcext:value-type="float">
            <text:p>121000</text:p>
          </table:table-cell>
          <table:table-cell office:value-type="float" office:value="1.971249" calcext:value-type="float">
            <text:p>1.971249</text:p>
          </table:table-cell>
          <table:table-cell table:number-columns-repeated="24"/>
          <table:table-cell office:value-type="float" office:value="121000" calcext:value-type="float">
            <text:p>121000</text:p>
          </table:table-cell>
          <table:table-cell office:value-type="float" office:value="2.350806" calcext:value-type="float">
            <text:p>2.350806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22000" calcext:value-type="float">
            <text:p>122000</text:p>
          </table:table-cell>
          <table:table-cell office:value-type="float" office:value="1.968948" calcext:value-type="float">
            <text:p>1.968948</text:p>
          </table:table-cell>
          <table:table-cell table:number-columns-repeated="24"/>
          <table:table-cell office:value-type="float" office:value="122000" calcext:value-type="float">
            <text:p>122000</text:p>
          </table:table-cell>
          <table:table-cell office:value-type="float" office:value="2.35001" calcext:value-type="float">
            <text:p>2.35001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23000" calcext:value-type="float">
            <text:p>123000</text:p>
          </table:table-cell>
          <table:table-cell office:value-type="float" office:value="1.967303" calcext:value-type="float">
            <text:p>1.967303</text:p>
          </table:table-cell>
          <table:table-cell table:number-columns-repeated="24"/>
          <table:table-cell office:value-type="float" office:value="123000" calcext:value-type="float">
            <text:p>123000</text:p>
          </table:table-cell>
          <table:table-cell office:value-type="float" office:value="2.348131" calcext:value-type="float">
            <text:p>2.348131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24000" calcext:value-type="float">
            <text:p>124000</text:p>
          </table:table-cell>
          <table:table-cell office:value-type="float" office:value="1.963976" calcext:value-type="float">
            <text:p>1.963976</text:p>
          </table:table-cell>
          <table:table-cell table:number-columns-repeated="24"/>
          <table:table-cell office:value-type="float" office:value="124000" calcext:value-type="float">
            <text:p>124000</text:p>
          </table:table-cell>
          <table:table-cell office:value-type="float" office:value="2.346566" calcext:value-type="float">
            <text:p>2.346566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25000" calcext:value-type="float">
            <text:p>125000</text:p>
          </table:table-cell>
          <table:table-cell office:value-type="float" office:value="1.963738" calcext:value-type="float">
            <text:p>1.963738</text:p>
          </table:table-cell>
          <table:table-cell table:number-columns-repeated="24"/>
          <table:table-cell office:value-type="float" office:value="125000" calcext:value-type="float">
            <text:p>125000</text:p>
          </table:table-cell>
          <table:table-cell office:value-type="float" office:value="2.350982" calcext:value-type="float">
            <text:p>2.350982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26000" calcext:value-type="float">
            <text:p>126000</text:p>
          </table:table-cell>
          <table:table-cell office:value-type="float" office:value="1.960001" calcext:value-type="float">
            <text:p>1.960001</text:p>
          </table:table-cell>
          <table:table-cell table:number-columns-repeated="24"/>
          <table:table-cell office:value-type="float" office:value="126000" calcext:value-type="float">
            <text:p>126000</text:p>
          </table:table-cell>
          <table:table-cell office:value-type="float" office:value="2.346072" calcext:value-type="float">
            <text:p>2.346072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27000" calcext:value-type="float">
            <text:p>127000</text:p>
          </table:table-cell>
          <table:table-cell office:value-type="float" office:value="1.961919" calcext:value-type="float">
            <text:p>1.961919</text:p>
          </table:table-cell>
          <table:table-cell table:number-columns-repeated="24"/>
          <table:table-cell office:value-type="float" office:value="127000" calcext:value-type="float">
            <text:p>127000</text:p>
          </table:table-cell>
          <table:table-cell office:value-type="float" office:value="2.344915" calcext:value-type="float">
            <text:p>2.344915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28000" calcext:value-type="float">
            <text:p>128000</text:p>
          </table:table-cell>
          <table:table-cell office:value-type="float" office:value="1.961592" calcext:value-type="float">
            <text:p>1.961592</text:p>
          </table:table-cell>
          <table:table-cell table:number-columns-repeated="24"/>
          <table:table-cell office:value-type="float" office:value="128000" calcext:value-type="float">
            <text:p>128000</text:p>
          </table:table-cell>
          <table:table-cell office:value-type="float" office:value="2.345147" calcext:value-type="float">
            <text:p>2.345147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29000" calcext:value-type="float">
            <text:p>129000</text:p>
          </table:table-cell>
          <table:table-cell office:value-type="float" office:value="1.96367" calcext:value-type="float">
            <text:p>1.96367</text:p>
          </table:table-cell>
          <table:table-cell table:number-columns-repeated="24"/>
          <table:table-cell office:value-type="float" office:value="129000" calcext:value-type="float">
            <text:p>129000</text:p>
          </table:table-cell>
          <table:table-cell office:value-type="float" office:value="2.342749" calcext:value-type="float">
            <text:p>2.342749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30000" calcext:value-type="float">
            <text:p>130000</text:p>
          </table:table-cell>
          <table:table-cell office:value-type="float" office:value="1.958469" calcext:value-type="float">
            <text:p>1.958469</text:p>
          </table:table-cell>
          <table:table-cell table:number-columns-repeated="24"/>
          <table:table-cell office:value-type="float" office:value="130000" calcext:value-type="float">
            <text:p>130000</text:p>
          </table:table-cell>
          <table:table-cell office:value-type="float" office:value="2.343366" calcext:value-type="float">
            <text:p>2.343366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31000" calcext:value-type="float">
            <text:p>131000</text:p>
          </table:table-cell>
          <table:table-cell office:value-type="float" office:value="1.956484" calcext:value-type="float">
            <text:p>1.956484</text:p>
          </table:table-cell>
          <table:table-cell table:number-columns-repeated="24"/>
          <table:table-cell office:value-type="float" office:value="131000" calcext:value-type="float">
            <text:p>131000</text:p>
          </table:table-cell>
          <table:table-cell office:value-type="float" office:value="2.345809" calcext:value-type="float">
            <text:p>2.345809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32000" calcext:value-type="float">
            <text:p>132000</text:p>
          </table:table-cell>
          <table:table-cell office:value-type="float" office:value="1.956451" calcext:value-type="float">
            <text:p>1.956451</text:p>
          </table:table-cell>
          <table:table-cell table:number-columns-repeated="24"/>
          <table:table-cell office:value-type="float" office:value="132000" calcext:value-type="float">
            <text:p>132000</text:p>
          </table:table-cell>
          <table:table-cell office:value-type="float" office:value="2.349669" calcext:value-type="float">
            <text:p>2.349669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33000" calcext:value-type="float">
            <text:p>133000</text:p>
          </table:table-cell>
          <table:table-cell office:value-type="float" office:value="2.353345" calcext:value-type="float">
            <text:p>2.353345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34000" calcext:value-type="float">
            <text:p>134000</text:p>
          </table:table-cell>
          <table:table-cell office:value-type="float" office:value="2.353765" calcext:value-type="float">
            <text:p>2.353765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35000" calcext:value-type="float">
            <text:p>135000</text:p>
          </table:table-cell>
          <table:table-cell office:value-type="float" office:value="2.352212" calcext:value-type="float">
            <text:p>2.352212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36000" calcext:value-type="float">
            <text:p>136000</text:p>
          </table:table-cell>
          <table:table-cell office:value-type="float" office:value="2.357658" calcext:value-type="float">
            <text:p>2.357658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37000" calcext:value-type="float">
            <text:p>137000</text:p>
          </table:table-cell>
          <table:table-cell office:value-type="float" office:value="2.357271" calcext:value-type="float">
            <text:p>2.357271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38000" calcext:value-type="float">
            <text:p>138000</text:p>
          </table:table-cell>
          <table:table-cell office:value-type="float" office:value="2.352085" calcext:value-type="float">
            <text:p>2.352085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39000" calcext:value-type="float">
            <text:p>139000</text:p>
          </table:table-cell>
          <table:table-cell office:value-type="float" office:value="2.358244" calcext:value-type="float">
            <text:p>2.358244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40000" calcext:value-type="float">
            <text:p>140000</text:p>
          </table:table-cell>
          <table:table-cell office:value-type="float" office:value="2.359808" calcext:value-type="float">
            <text:p>2.359808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41000" calcext:value-type="float">
            <text:p>141000</text:p>
          </table:table-cell>
          <table:table-cell office:value-type="float" office:value="2.358599" calcext:value-type="float">
            <text:p>2.358599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42000" calcext:value-type="float">
            <text:p>142000</text:p>
          </table:table-cell>
          <table:table-cell office:value-type="float" office:value="2.357515" calcext:value-type="float">
            <text:p>2.357515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43000" calcext:value-type="float">
            <text:p>143000</text:p>
          </table:table-cell>
          <table:table-cell office:value-type="float" office:value="2.354216" calcext:value-type="float">
            <text:p>2.354216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44000" calcext:value-type="float">
            <text:p>144000</text:p>
          </table:table-cell>
          <table:table-cell office:value-type="float" office:value="2.355662" calcext:value-type="float">
            <text:p>2.355662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45000" calcext:value-type="float">
            <text:p>145000</text:p>
          </table:table-cell>
          <table:table-cell office:value-type="float" office:value="2.357839" calcext:value-type="float">
            <text:p>2.357839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46000" calcext:value-type="float">
            <text:p>146000</text:p>
          </table:table-cell>
          <table:table-cell office:value-type="float" office:value="2.358692" calcext:value-type="float">
            <text:p>2.358692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47000" calcext:value-type="float">
            <text:p>147000</text:p>
          </table:table-cell>
          <table:table-cell office:value-type="float" office:value="2.362386" calcext:value-type="float">
            <text:p>2.362386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48000" calcext:value-type="float">
            <text:p>148000</text:p>
          </table:table-cell>
          <table:table-cell office:value-type="float" office:value="2.357898" calcext:value-type="float">
            <text:p>2.357898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49000" calcext:value-type="float">
            <text:p>149000</text:p>
          </table:table-cell>
          <table:table-cell office:value-type="float" office:value="2.357273" calcext:value-type="float">
            <text:p>2.357273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50000" calcext:value-type="float">
            <text:p>150000</text:p>
          </table:table-cell>
          <table:table-cell office:value-type="float" office:value="2.357463" calcext:value-type="float">
            <text:p>2.357463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51000" calcext:value-type="float">
            <text:p>151000</text:p>
          </table:table-cell>
          <table:table-cell office:value-type="float" office:value="2.360558" calcext:value-type="float">
            <text:p>2.360558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52000" calcext:value-type="float">
            <text:p>152000</text:p>
          </table:table-cell>
          <table:table-cell office:value-type="float" office:value="2.364724" calcext:value-type="float">
            <text:p>2.364724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53000" calcext:value-type="float">
            <text:p>153000</text:p>
          </table:table-cell>
          <table:table-cell office:value-type="float" office:value="2.364267" calcext:value-type="float">
            <text:p>2.364267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54000" calcext:value-type="float">
            <text:p>154000</text:p>
          </table:table-cell>
          <table:table-cell office:value-type="float" office:value="2.36311" calcext:value-type="float">
            <text:p>2.36311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55000" calcext:value-type="float">
            <text:p>155000</text:p>
          </table:table-cell>
          <table:table-cell office:value-type="float" office:value="2.363758" calcext:value-type="float">
            <text:p>2.363758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56000" calcext:value-type="float">
            <text:p>156000</text:p>
          </table:table-cell>
          <table:table-cell office:value-type="float" office:value="2.365043" calcext:value-type="float">
            <text:p>2.365043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57000" calcext:value-type="float">
            <text:p>157000</text:p>
          </table:table-cell>
          <table:table-cell office:value-type="float" office:value="2.36175" calcext:value-type="float">
            <text:p>2.36175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58000" calcext:value-type="float">
            <text:p>158000</text:p>
          </table:table-cell>
          <table:table-cell office:value-type="float" office:value="2.366488" calcext:value-type="float">
            <text:p>2.366488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59000" calcext:value-type="float">
            <text:p>159000</text:p>
          </table:table-cell>
          <table:table-cell office:value-type="float" office:value="2.364647" calcext:value-type="float">
            <text:p>2.364647</text:p>
          </table:table-cell>
          <table:table-cell table:number-columns-repeated="17"/>
        </table:table-row>
        <table:table-row table:style-name="ro1">
          <table:table-cell table:number-columns-repeated="49"/>
          <table:table-cell office:value-type="float" office:value="160000" calcext:value-type="float">
            <text:p>160000</text:p>
          </table:table-cell>
          <table:table-cell office:value-type="float" office:value="2.364587" calcext:value-type="float">
            <text:p>2.36458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/00/0000</text:date>, <text:time style:data-style-name="N2" text:time-value="21:49:19.3940573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21:29:17.319624018</meta:creation-date>
    <dc:date>2016-04-25T21:50:39.988244089</dc:date>
    <meta:editing-duration>PT7M42S</meta:editing-duration>
    <meta:editing-cycles>2</meta:editing-cycles>
    <meta:generator>LibreOffice/4.2.8.2$Linux_X86_64 LibreOffice_project/420m0$Build-2</meta:generator>
    <meta:document-statistic meta:table-count="1" meta:cell-count="1705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324cm" xlink:href=".." xlink:type="simple" chart:class="chart:line" chart:style-name="ch1">
        <chart:title svg:x="6.593cm" svg:y="0.322cm" chart:style-name="ch2">
          <text:p>K=1 : AVG(K)</text:p>
        </chart:title>
        <chart:plot-area chart:style-name="ch3" table:cell-range-address="Sheet1.A2:Sheet1.B81" chart:data-source-has-labels="column" svg:x="1.33cm" svg:y="1.313cm" svg:width="14.349cm" svg:height="6.844cm">
          <chartooo:coordinate-region svg:x="2.057cm" svg:y="1.512cm" svg:width="13.622cm" svg:height="5.46cm"/>
          <chart:axis chart:dimension="x" chart:name="primary-x" chart:style-name="ch4" chartooo:axis-type="auto">
            <chartooo:date-scale/>
            <chart:title svg:x="6.793cm" svg:y="8.343cm" chart:style-name="ch5">
              <text:p>Αριθμός Επαναλήψεων</text:p>
            </chart:title>
            <chart:categories table:cell-range-address="Sheet1.A2:Sheet1.A81"/>
          </chart:axis>
          <chart:axis chart:dimension="y" chart:name="primary-y" chart:style-name="ch4">
            <chart:title svg:x="0.451cm" svg:y="6.512cm" chart:style-name="ch6">
              <text:p>Μέσος Αριθμός Πελατών</text:p>
            </chart:title>
            <chart:grid chart:style-name="ch7" chart:class="major"/>
          </chart:axis>
          <chart:series chart:style-name="ch8" chart:values-cell-range-address="Sheet1.B2:Sheet1.B81" chart:class="chart:line"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81</svg:desc>
                </draw:g>
              </table:table-cell>
              <table:table-cell office:value-type="float" office:value="0">
                <text:p>0</text:p>
                <draw:g>
                  <svg:desc>Sheet1.B2:Sheet1.B81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560878">
                <text:p>1.56087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672328">
                <text:p>1.67232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699534">
                <text:p>1.69953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671164">
                <text:p>1.67116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779153">
                <text:p>1.77915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793081">
                <text:p>1.79308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861016">
                <text:p>1.86101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836123">
                <text:p>1.83612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859649">
                <text:p>1.85964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879297">
                <text:p>1.87929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.877725">
                <text:p>1.87772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887446">
                <text:p>1.88744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.877171">
                <text:p>1.877171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.866362">
                <text:p>1.86636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.853964">
                <text:p>1.853964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.883073">
                <text:p>1.883073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.891136">
                <text:p>1.891136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.894871">
                <text:p>1.894871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.907236">
                <text:p>1.90723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920579">
                <text:p>1.920579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.934551">
                <text:p>1.93455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.92263">
                <text:p>1.92263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.918093">
                <text:p>1.91809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.909674">
                <text:p>1.90967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.916014">
                <text:p>1.916014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.918792">
                <text:p>1.918792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.92166">
                <text:p>1.92166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.914467">
                <text:p>1.914467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.893725">
                <text:p>1.89372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897217">
                <text:p>1.897217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.888202">
                <text:p>1.888202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.894132">
                <text:p>1.894132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.897349">
                <text:p>1.897349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.900135">
                <text:p>1.90013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.919372">
                <text:p>1.919372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.921502">
                <text:p>1.921502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.92179">
                <text:p>1.92179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.904299">
                <text:p>1.904299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1.895427">
                <text:p>1.89542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888451">
                <text:p>1.888451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.881917">
                <text:p>1.881917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.882163">
                <text:p>1.882163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.885085">
                <text:p>1.88508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.88788">
                <text:p>1.88788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.883572">
                <text:p>1.883572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.883673">
                <text:p>1.883673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1.884483">
                <text:p>1.884483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1.884769">
                <text:p>1.884769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1.885197">
                <text:p>1.88519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880518">
                <text:p>1.880518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1.874819">
                <text:p>1.874819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1.878918">
                <text:p>1.878918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1.883198">
                <text:p>1.883198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1.872938">
                <text:p>1.872938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.872512">
                <text:p>1.872512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1.870296">
                <text:p>1.870296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1.867597">
                <text:p>1.867597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1.873188">
                <text:p>1.873188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1.875842">
                <text:p>1.87584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.875137">
                <text:p>1.875137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1.870996">
                <text:p>1.870996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1.870505">
                <text:p>1.870505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1.866085">
                <text:p>1.866085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1.867149">
                <text:p>1.867149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.866195">
                <text:p>1.866195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1.874137">
                <text:p>1.874137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1.873308">
                <text:p>1.873308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1.881665">
                <text:p>1.881665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1.883414">
                <text:p>1.883414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.877718">
                <text:p>1.877718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1.87525">
                <text:p>1.87525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1.877681">
                <text:p>1.877681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1.881605">
                <text:p>1.881605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1.878961">
                <text:p>1.878961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.881891">
                <text:p>1.881891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1.880487">
                <text:p>1.880487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1.87987">
                <text:p>1.87987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1.881815">
                <text:p>1.881815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1.881792">
                <text:p>1.8817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Sheet1.BL2:Sheet1.BM10" chart:data-source-has-labels="column" svg:x="1.33cm" svg:y="0.18cm" svg:width="14.349cm" svg:height="7.665cm">
          <chartooo:coordinate-region svg:x="2.057cm" svg:y="0.38cm" svg:width="13.528cm" svg:height="6.818cm"/>
          <chart:axis chart:dimension="x" chart:name="primary-x" chart:style-name="ch3" chartooo:axis-type="auto">
            <chartooo:date-scale/>
            <chart:title svg:x="8.341cm" svg:y="8.025cm" chart:style-name="ch4">
              <text:p>K</text:p>
            </chart:title>
            <chart:categories table:cell-range-address="Sheet1.BL2:Sheet1.BL10"/>
          </chart:axis>
          <chart:axis chart:dimension="y" chart:name="primary-y" chart:style-name="ch3">
            <chart:title svg:x="0.451cm" svg:y="4.241cm" chart:style-name="ch5">
              <text:p>γα</text:p>
            </chart:title>
            <chart:grid chart:style-name="ch6" chart:class="major"/>
          </chart:axis>
          <chart:series chart:style-name="ch7" chart:values-cell-range-address="Sheet1.BM2:Sheet1.BM10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M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L2:Sheet1.BL10</svg:desc>
                </draw:g>
              </table:table-cell>
              <table:table-cell office:value-type="float" office:value="2.343523">
                <text:p>2.343523</text:p>
                <draw:g>
                  <svg:desc>Sheet1.BM2:Sheet1.BM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156626">
                <text:p>2.15662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331727">
                <text:p>2.33172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478619">
                <text:p>2.47861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604253">
                <text:p>2.60425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708001">
                <text:p>2.7080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786534">
                <text:p>2.7865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819786">
                <text:p>2.81978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949894">
                <text:p>2.9498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Sheet1.BL2:Sheet1.BL10 Sheet1.BN2:Sheet1.BN10" chart:data-source-has-labels="column" svg:x="1.33cm" svg:y="0.18cm" svg:width="14.349cm" svg:height="7.665cm">
          <chartooo:coordinate-region svg:x="2.057cm" svg:y="0.379cm" svg:width="13.528cm" svg:height="6.819cm"/>
          <chart:axis chart:dimension="x" chart:name="primary-x" chart:style-name="ch3" chartooo:axis-type="auto">
            <chartooo:date-scale/>
            <chart:title svg:x="8.341cm" svg:y="8.025cm" chart:style-name="ch4">
              <text:p>Κ</text:p>
            </chart:title>
            <chart:categories table:cell-range-address="Sheet1.BL2:Sheet1.BL10"/>
          </chart:axis>
          <chart:axis chart:dimension="y" chart:name="primary-y" chart:style-name="ch3">
            <chart:title svg:x="0.451cm" svg:y="4.241cm" chart:style-name="ch5">
              <text:p>γβ</text:p>
            </chart:title>
            <chart:grid chart:style-name="ch6" chart:class="major"/>
          </chart:axis>
          <chart:series chart:style-name="ch7" chart:values-cell-range-address="Sheet1.BN2:Sheet1.BN10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L2:Sheet1.BL10</svg:desc>
                </draw:g>
              </table:table-cell>
              <table:table-cell office:value-type="float" office:value="0.648335">
                <text:p>0.648335</text:p>
                <draw:g>
                  <svg:desc>Sheet1.BN2:Sheet1.BN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27845">
                <text:p>0.42784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98471">
                <text:p>0.2984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0766">
                <text:p>0.2076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43379">
                <text:p>0.14337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06234">
                <text:p>0.10623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73085">
                <text:p>0.07308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47621">
                <text:p>0.04762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12239">
                <text:p>0.01223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Sheet1.BL2:Sheet1.BL10 Sheet1.BO2:Sheet1.BO10" chart:data-source-has-labels="column" svg:x="1.144cm" svg:y="0.313cm" svg:width="14.533cm" svg:height="7.663cm">
          <chartooo:coordinate-region svg:x="1.951cm" svg:y="0.512cm" svg:width="13.632cm" svg:height="6.817cm"/>
          <chart:axis chart:dimension="x" chart:name="primary-x" chart:style-name="ch3" chartooo:axis-type="auto">
            <chartooo:date-scale/>
            <chart:title svg:x="8.247cm" svg:y="8.156cm" chart:style-name="ch4">
              <text:p>Κ</text:p>
            </chart:title>
            <chart:categories table:cell-range-address="Sheet1.BL2:Sheet1.BL10"/>
          </chart:axis>
          <chart:axis chart:dimension="y" chart:name="primary-y" chart:style-name="ch3">
            <chart:title svg:x="0.265cm" svg:y="4.585cm" chart:style-name="ch5">
              <text:p>γα/γβ</text:p>
            </chart:title>
            <chart:grid chart:style-name="ch6" chart:class="major"/>
          </chart:axis>
          <chart:series chart:style-name="ch7" chart:values-cell-range-address="Sheet1.BO2:Sheet1.BO10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O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L2:Sheet1.BL10</svg:desc>
                </draw:g>
              </table:table-cell>
              <table:table-cell office:value-type="float" office:value="3.61468">
                <text:p>3.61468</text:p>
                <draw:g>
                  <svg:desc>Sheet1.BO2:Sheet1.BO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.040676">
                <text:p>5.04067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.812226">
                <text:p>7.81222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.935921">
                <text:p>11.9359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8.163478">
                <text:p>18.16347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5.490958">
                <text:p>25.49095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8.127135">
                <text:p>38.1271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9.212549">
                <text:p>59.21254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1.025641">
                <text:p>241.02564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Sheet1.BL2:Sheet1.BL10 Sheet1.BP2:Sheet1.BP10" chart:data-source-has-labels="column" svg:x="1.33cm" svg:y="0.18cm" svg:width="14.349cm" svg:height="7.664cm">
          <chartooo:coordinate-region svg:x="2.057cm" svg:y="0.379cm" svg:width="13.528cm" svg:height="6.818cm"/>
          <chart:axis chart:dimension="x" chart:name="primary-x" chart:style-name="ch3" chartooo:axis-type="auto">
            <chartooo:date-scale/>
            <chart:title svg:x="8.341cm" svg:y="8.024cm" chart:style-name="ch4">
              <text:p>Κ</text:p>
            </chart:title>
            <chart:categories table:cell-range-address="Sheet1.BL2:Sheet1.BL10"/>
          </chart:axis>
          <chart:axis chart:dimension="y" chart:name="primary-y" chart:style-name="ch3">
            <chart:title svg:x="0.451cm" svg:y="5.789cm" chart:style-name="ch5">
              <text:p>Μέσος Αριθμός Πελατών</text:p>
            </chart:title>
            <chart:grid chart:style-name="ch6" chart:class="major"/>
          </chart:axis>
          <chart:series chart:style-name="ch7" chart:values-cell-range-address="Sheet1.BP2:Sheet1.BP10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P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L2:Sheet1.BL10</svg:desc>
                </draw:g>
              </table:table-cell>
              <table:table-cell office:value-type="float" office:value="1.881792">
                <text:p>1.881792</text:p>
                <draw:g>
                  <svg:desc>Sheet1.BP2:Sheet1.BP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2474">
                <text:p>1.7247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8498">
                <text:p>1.84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956451">
                <text:p>1.95645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057079">
                <text:p>2.05707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214965">
                <text:p>2.21496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309989">
                <text:p>2.30998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64587">
                <text:p>2.36458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440531">
                <text:p>2.44053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593cm" svg:y="0.316cm" chart:style-name="ch2">
          <text:p>Κ=2 : AVG(K)</text:p>
        </chart:title>
        <chart:plot-area chart:style-name="ch3" table:cell-range-address="Sheet1.K2:Sheet1.L44" chart:data-source-has-labels="column" svg:x="1.33cm" svg:y="1.301cm" svg:width="14.349cm" svg:height="6.544cm">
          <chartooo:coordinate-region svg:x="2.057cm" svg:y="1.5cm" svg:width="13.48cm" svg:height="5.16cm"/>
          <chart:axis chart:dimension="x" chart:name="primary-x" chart:style-name="ch4" chartooo:axis-type="auto">
            <chartooo:date-scale/>
            <chart:title svg:x="6.793cm" svg:y="8.025cm" chart:style-name="ch5">
              <text:p>Αριθμός Επαναλήψεων</text:p>
            </chart:title>
            <chart:categories table:cell-range-address="Sheet1.K2:Sheet1.K44"/>
          </chart:axis>
          <chart:axis chart:dimension="y" chart:name="primary-y" chart:style-name="ch4">
            <chart:title svg:x="0.451cm" svg:y="6.35cm" chart:style-name="ch6">
              <text:p>Μέσος Αριθμός Πελατών</text:p>
            </chart:title>
            <chart:grid chart:style-name="ch7" chart:class="major"/>
          </chart:axis>
          <chart:series chart:style-name="ch8" chart:values-cell-range-address="Sheet1.L2:Sheet1.L44" chart:class="chart:line"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K2:Sheet1.K44</svg:desc>
                </draw:g>
              </table:table-cell>
              <table:table-cell office:value-type="float" office:value="0">
                <text:p>0</text:p>
                <draw:g>
                  <svg:desc>Sheet1.L2:Sheet1.L4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61753">
                <text:p>1.6175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753247">
                <text:p>1.75324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662225">
                <text:p>1.66222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768232">
                <text:p>1.76823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692769">
                <text:p>1.69276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635607">
                <text:p>1.63560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622647">
                <text:p>1.62264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63196">
                <text:p>1.6319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68323">
                <text:p>1.6832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752746">
                <text:p>1.75274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.740922">
                <text:p>1.74092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75179">
                <text:p>1.7517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.744429">
                <text:p>1.74442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.714612">
                <text:p>1.71461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.697656">
                <text:p>1.69765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.718906">
                <text:p>1.718906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.724377">
                <text:p>1.724377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.738711">
                <text:p>1.738711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.756282">
                <text:p>1.75628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75467">
                <text:p>1.75467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.762004">
                <text:p>1.762004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.744055">
                <text:p>1.744055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.735435">
                <text:p>1.735435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.71274">
                <text:p>1.7127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.696333">
                <text:p>1.696333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.713123">
                <text:p>1.713123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.704142">
                <text:p>1.704142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.707174">
                <text:p>1.707174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.712387">
                <text:p>1.71238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707182">
                <text:p>1.707182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.707447">
                <text:p>1.70744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.709035">
                <text:p>1.709035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.714493">
                <text:p>1.714493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.704006">
                <text:p>1.704006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.700177">
                <text:p>1.700177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.701503">
                <text:p>1.701503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.707917">
                <text:p>1.707917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.717183">
                <text:p>1.717183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1.715171">
                <text:p>1.71517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725135">
                <text:p>1.72513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.724717">
                <text:p>1.724717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.72474">
                <text:p>1.724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593cm" svg:y="0.316cm" chart:style-name="ch2">
          <text:p>K=3 : AVG(K)</text:p>
        </chart:title>
        <chart:plot-area chart:style-name="ch3" table:cell-range-address="Sheet1.N2:Sheet1.O60" chart:data-source-has-labels="column" svg:x="1.33cm" svg:y="1.301cm" svg:width="14.349cm" svg:height="6.543cm">
          <chartooo:coordinate-region svg:x="2.057cm" svg:y="1.5cm" svg:width="13.622cm" svg:height="5.159cm"/>
          <chart:axis chart:dimension="x" chart:name="primary-x" chart:style-name="ch4" chartooo:axis-type="auto">
            <chartooo:date-scale/>
            <chart:title svg:x="6.793cm" svg:y="8.024cm" chart:style-name="ch5">
              <text:p>Αριθμός Επαναλήψεων</text:p>
            </chart:title>
            <chart:categories table:cell-range-address="Sheet1.N2:Sheet1.N60"/>
          </chart:axis>
          <chart:axis chart:dimension="y" chart:name="primary-y" chart:style-name="ch4">
            <chart:title svg:x="0.451cm" svg:y="6.349cm" chart:style-name="ch6">
              <text:p>Μέσος Αριθμός Πελατών</text:p>
            </chart:title>
            <chart:grid chart:style-name="ch7" chart:class="major"/>
          </chart:axis>
          <chart:series chart:style-name="ch8" chart:values-cell-range-address="Sheet1.O2:Sheet1.O60" chart:class="chart:line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N2:Sheet1.N60</svg:desc>
                </draw:g>
              </table:table-cell>
              <table:table-cell office:value-type="float" office:value="0">
                <text:p>0</text:p>
                <draw:g>
                  <svg:desc>Sheet1.O2:Sheet1.O6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480159">
                <text:p>1.48015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65005">
                <text:p>1.650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73036">
                <text:p>1.7303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793516">
                <text:p>1.79351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867917">
                <text:p>1.86791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8713">
                <text:p>1.871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881448">
                <text:p>1.88144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888335">
                <text:p>1.88833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844124">
                <text:p>1.84412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877942">
                <text:p>1.877942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.851415">
                <text:p>1.85141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841011">
                <text:p>1.84101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.836838">
                <text:p>1.83683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.819244">
                <text:p>1.81924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.843022">
                <text:p>1.84302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.8288">
                <text:p>1.8288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.813484">
                <text:p>1.813484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.838638">
                <text:p>1.838638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.842631">
                <text:p>1.84263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835712">
                <text:p>1.835712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.847353">
                <text:p>1.847353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.834301">
                <text:p>1.834301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.842462">
                <text:p>1.842462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.87527">
                <text:p>1.8752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.870589">
                <text:p>1.870589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.87643">
                <text:p>1.87643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.868662">
                <text:p>1.868662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.872221">
                <text:p>1.872221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.85384">
                <text:p>1.8538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861638">
                <text:p>1.861638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.869271">
                <text:p>1.869271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.855762">
                <text:p>1.855762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.867388">
                <text:p>1.867388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.857143">
                <text:p>1.85714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.852825">
                <text:p>1.852825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.867225">
                <text:p>1.867225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.86471">
                <text:p>1.86471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.860805">
                <text:p>1.860805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1.867721">
                <text:p>1.86772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864079">
                <text:p>1.864079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.863707">
                <text:p>1.863707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.872131">
                <text:p>1.872131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.870811">
                <text:p>1.87081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.880466">
                <text:p>1.88046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.873941">
                <text:p>1.873941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1.868828">
                <text:p>1.868828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1.866675">
                <text:p>1.866675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1.868216">
                <text:p>1.868216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1.879343">
                <text:p>1.87934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868522">
                <text:p>1.868522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1.861862">
                <text:p>1.861862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1.855991">
                <text:p>1.855991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1.855394">
                <text:p>1.855394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1.859689">
                <text:p>1.859689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.859445">
                <text:p>1.859445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1.858457">
                <text:p>1.858457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1.849862">
                <text:p>1.849862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1.8498">
                <text:p>1.84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6.593cm" svg:y="0.316cm" chart:style-name="ch2">
          <text:p>Κ=4 : AVG(K)</text:p>
        </chart:title>
        <chart:plot-area chart:style-name="ch3" table:cell-range-address="Sheet1.X2:Sheet1.Y134" chart:data-source-has-labels="column" svg:x="1.33cm" svg:y="1.301cm" svg:width="14.35cm" svg:height="6.543cm">
          <chartooo:coordinate-region svg:x="2.057cm" svg:y="1.5cm" svg:width="13.623cm" svg:height="5.027cm"/>
          <chart:axis chart:dimension="x" chart:name="primary-x" chart:style-name="ch4" chartooo:axis-type="auto">
            <chartooo:date-scale/>
            <chart:title svg:x="6.794cm" svg:y="8.024cm" chart:style-name="ch5">
              <text:p>Αριθμός Επαναλήψεων</text:p>
            </chart:title>
            <chart:categories table:cell-range-address="Sheet1.X2:Sheet1.X134"/>
          </chart:axis>
          <chart:axis chart:dimension="y" chart:name="primary-y" chart:style-name="ch4">
            <chart:title svg:x="0.451cm" svg:y="6.349cm" chart:style-name="ch6">
              <text:p>Μέσος Αριθμός Πελατών</text:p>
            </chart:title>
            <chart:grid chart:style-name="ch7" chart:class="major"/>
          </chart:axis>
          <chart:series chart:style-name="ch8" chart:values-cell-range-address="Sheet1.Y2:Sheet1.Y134" chart:class="chart:line">
            <chart:data-point chart:repeated="1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X2:Sheet1.X134</svg:desc>
                </draw:g>
              </table:table-cell>
              <table:table-cell office:value-type="float" office:value="0">
                <text:p>0</text:p>
                <draw:g>
                  <svg:desc>Sheet1.Y2:Sheet1.Y13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786427">
                <text:p>1.78642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808765">
                <text:p>1.8087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860093">
                <text:p>1.86009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882559">
                <text:p>1.88255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833733">
                <text:p>1.83373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817637">
                <text:p>1.81763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905929">
                <text:p>1.90592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945373">
                <text:p>1.94537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933732">
                <text:p>1.93373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975658">
                <text:p>1.975658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.965905">
                <text:p>1.96590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936305">
                <text:p>1.93630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.926455">
                <text:p>1.92645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.994161">
                <text:p>1.99416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.967545">
                <text:p>1.96754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.002244">
                <text:p>2.002244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.987447">
                <text:p>1.987447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.975948">
                <text:p>1.975948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.958517">
                <text:p>1.95851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94083">
                <text:p>1.94083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.957617">
                <text:p>1.957617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.975594">
                <text:p>1.975594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.991758">
                <text:p>1.991758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.988441">
                <text:p>1.988441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.981555">
                <text:p>1.98155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.954929">
                <text:p>1.954929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.94373">
                <text:p>1.94373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.93541">
                <text:p>1.93541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.955262">
                <text:p>1.95526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95395">
                <text:p>1.95395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.973854">
                <text:p>1.973854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.97592">
                <text:p>1.97592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.978946">
                <text:p>1.978946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.993953">
                <text:p>1.99395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.994354">
                <text:p>1.994354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2.00194">
                <text:p>2.00194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.999892">
                <text:p>1.999892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2.005775">
                <text:p>2.005775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2.015145">
                <text:p>2.01514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.011123">
                <text:p>2.011123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.014504">
                <text:p>2.014504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1.999715">
                <text:p>1.999715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2.000835">
                <text:p>2.00083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.020219">
                <text:p>2.020219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.027219">
                <text:p>2.027219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2.024806">
                <text:p>2.024806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2.02517">
                <text:p>2.02517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2.019326">
                <text:p>2.019326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2.010341">
                <text:p>2.01034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.001037">
                <text:p>2.001037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1.997418">
                <text:p>1.997418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1.995089">
                <text:p>1.995089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1.990551">
                <text:p>1.990551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1.993423">
                <text:p>1.993423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.990024">
                <text:p>1.990024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1.989774">
                <text:p>1.989774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1.996465">
                <text:p>1.996465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2.011111">
                <text:p>2.011111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2.014169">
                <text:p>2.014169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.014731">
                <text:p>2.014731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2.015731">
                <text:p>2.015731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2.027445">
                <text:p>2.027445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2.024193">
                <text:p>2.024193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2.03273">
                <text:p>2.0327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.036738">
                <text:p>2.036738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2.0289">
                <text:p>2.0289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2.024984">
                <text:p>2.024984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2.02306">
                <text:p>2.02306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2.020298">
                <text:p>2.020298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.014821">
                <text:p>2.014821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2.017873">
                <text:p>2.017873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2.012304">
                <text:p>2.012304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2.012135">
                <text:p>2.012135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2.009734">
                <text:p>2.009734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.004869">
                <text:p>2.004869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2.002967">
                <text:p>2.002967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1.999274">
                <text:p>1.999274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1.995139">
                <text:p>1.995139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1.999369">
                <text:p>1.999369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.997057">
                <text:p>1.997057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1.993965">
                <text:p>1.993965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1.987832">
                <text:p>1.987832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1.989902">
                <text:p>1.989902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1.98691">
                <text:p>1.98691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.985914">
                <text:p>1.985914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1.987376">
                <text:p>1.987376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1.986742">
                <text:p>1.986742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1.990838">
                <text:p>1.990838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1.988138">
                <text:p>1.98813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.983857">
                <text:p>1.983857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1.979428">
                <text:p>1.979428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1.979088">
                <text:p>1.979088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1.983348">
                <text:p>1.983348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1.983229">
                <text:p>1.983229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.983783">
                <text:p>1.983783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1.982206">
                <text:p>1.982206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1.979858">
                <text:p>1.979858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1.978333">
                <text:p>1.978333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1.978631">
                <text:p>1.97863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9811">
                <text:p>1.9811</text:p>
              </table:table-cell>
            </table:table-row>
            <table:table-row>
              <table:table-cell office:value-type="float" office:value="101000">
                <text:p>101000</text:p>
              </table:table-cell>
              <table:table-cell office:value-type="float" office:value="1.98024">
                <text:p>1.98024</text:p>
              </table:table-cell>
            </table:table-row>
            <table:table-row>
              <table:table-cell office:value-type="float" office:value="102000">
                <text:p>102000</text:p>
              </table:table-cell>
              <table:table-cell office:value-type="float" office:value="1.977537">
                <text:p>1.977537</text:p>
              </table:table-cell>
            </table:table-row>
            <table:table-row>
              <table:table-cell office:value-type="float" office:value="103000">
                <text:p>103000</text:p>
              </table:table-cell>
              <table:table-cell office:value-type="float" office:value="1.975546">
                <text:p>1.975546</text:p>
              </table:table-cell>
            </table:table-row>
            <table:table-row>
              <table:table-cell office:value-type="float" office:value="104000">
                <text:p>104000</text:p>
              </table:table-cell>
              <table:table-cell office:value-type="float" office:value="1.977239">
                <text:p>1.977239</text:p>
              </table:table-cell>
            </table:table-row>
            <table:table-row>
              <table:table-cell office:value-type="float" office:value="105000">
                <text:p>105000</text:p>
              </table:table-cell>
              <table:table-cell office:value-type="float" office:value="1.974814">
                <text:p>1.974814</text:p>
              </table:table-cell>
            </table:table-row>
            <table:table-row>
              <table:table-cell office:value-type="float" office:value="106000">
                <text:p>106000</text:p>
              </table:table-cell>
              <table:table-cell office:value-type="float" office:value="1.979966">
                <text:p>1.979966</text:p>
              </table:table-cell>
            </table:table-row>
            <table:table-row>
              <table:table-cell office:value-type="float" office:value="107000">
                <text:p>107000</text:p>
              </table:table-cell>
              <table:table-cell office:value-type="float" office:value="1.976646">
                <text:p>1.976646</text:p>
              </table:table-cell>
            </table:table-row>
            <table:table-row>
              <table:table-cell office:value-type="float" office:value="108000">
                <text:p>108000</text:p>
              </table:table-cell>
              <table:table-cell office:value-type="float" office:value="1.973905">
                <text:p>1.973905</text:p>
              </table:table-cell>
            </table:table-row>
            <table:table-row>
              <table:table-cell office:value-type="float" office:value="109000">
                <text:p>109000</text:p>
              </table:table-cell>
              <table:table-cell office:value-type="float" office:value="1.973393">
                <text:p>1.973393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1.974017">
                <text:p>1.974017</text:p>
              </table:table-cell>
            </table:table-row>
            <table:table-row>
              <table:table-cell office:value-type="float" office:value="111000">
                <text:p>111000</text:p>
              </table:table-cell>
              <table:table-cell office:value-type="float" office:value="1.976158">
                <text:p>1.976158</text:p>
              </table:table-cell>
            </table:table-row>
            <table:table-row>
              <table:table-cell office:value-type="float" office:value="112000">
                <text:p>112000</text:p>
              </table:table-cell>
              <table:table-cell office:value-type="float" office:value="1.972289">
                <text:p>1.972289</text:p>
              </table:table-cell>
            </table:table-row>
            <table:table-row>
              <table:table-cell office:value-type="float" office:value="113000">
                <text:p>113000</text:p>
              </table:table-cell>
              <table:table-cell office:value-type="float" office:value="1.970573">
                <text:p>1.970573</text:p>
              </table:table-cell>
            </table:table-row>
            <table:table-row>
              <table:table-cell office:value-type="float" office:value="114000">
                <text:p>114000</text:p>
              </table:table-cell>
              <table:table-cell office:value-type="float" office:value="1.964493">
                <text:p>1.964493</text:p>
              </table:table-cell>
            </table:table-row>
            <table:table-row>
              <table:table-cell office:value-type="float" office:value="115000">
                <text:p>115000</text:p>
              </table:table-cell>
              <table:table-cell office:value-type="float" office:value="1.969367">
                <text:p>1.969367</text:p>
              </table:table-cell>
            </table:table-row>
            <table:table-row>
              <table:table-cell office:value-type="float" office:value="116000">
                <text:p>116000</text:p>
              </table:table-cell>
              <table:table-cell office:value-type="float" office:value="1.968427">
                <text:p>1.968427</text:p>
              </table:table-cell>
            </table:table-row>
            <table:table-row>
              <table:table-cell office:value-type="float" office:value="117000">
                <text:p>117000</text:p>
              </table:table-cell>
              <table:table-cell office:value-type="float" office:value="1.968116">
                <text:p>1.968116</text:p>
              </table:table-cell>
            </table:table-row>
            <table:table-row>
              <table:table-cell office:value-type="float" office:value="118000">
                <text:p>118000</text:p>
              </table:table-cell>
              <table:table-cell office:value-type="float" office:value="1.968945">
                <text:p>1.968945</text:p>
              </table:table-cell>
            </table:table-row>
            <table:table-row>
              <table:table-cell office:value-type="float" office:value="119000">
                <text:p>119000</text:p>
              </table:table-cell>
              <table:table-cell office:value-type="float" office:value="1.97377">
                <text:p>1.97377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.974254">
                <text:p>1.974254</text:p>
              </table:table-cell>
            </table:table-row>
            <table:table-row>
              <table:table-cell office:value-type="float" office:value="121000">
                <text:p>121000</text:p>
              </table:table-cell>
              <table:table-cell office:value-type="float" office:value="1.971249">
                <text:p>1.971249</text:p>
              </table:table-cell>
            </table:table-row>
            <table:table-row>
              <table:table-cell office:value-type="float" office:value="122000">
                <text:p>122000</text:p>
              </table:table-cell>
              <table:table-cell office:value-type="float" office:value="1.968948">
                <text:p>1.968948</text:p>
              </table:table-cell>
            </table:table-row>
            <table:table-row>
              <table:table-cell office:value-type="float" office:value="123000">
                <text:p>123000</text:p>
              </table:table-cell>
              <table:table-cell office:value-type="float" office:value="1.967303">
                <text:p>1.967303</text:p>
              </table:table-cell>
            </table:table-row>
            <table:table-row>
              <table:table-cell office:value-type="float" office:value="124000">
                <text:p>124000</text:p>
              </table:table-cell>
              <table:table-cell office:value-type="float" office:value="1.963976">
                <text:p>1.963976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1.963738">
                <text:p>1.963738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1.960001">
                <text:p>1.960001</text:p>
              </table:table-cell>
            </table:table-row>
            <table:table-row>
              <table:table-cell office:value-type="float" office:value="127000">
                <text:p>127000</text:p>
              </table:table-cell>
              <table:table-cell office:value-type="float" office:value="1.961919">
                <text:p>1.961919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1.961592">
                <text:p>1.961592</text:p>
              </table:table-cell>
            </table:table-row>
            <table:table-row>
              <table:table-cell office:value-type="float" office:value="129000">
                <text:p>129000</text:p>
              </table:table-cell>
              <table:table-cell office:value-type="float" office:value="1.96367">
                <text:p>1.96367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1.958469">
                <text:p>1.958469</text:p>
              </table:table-cell>
            </table:table-row>
            <table:table-row>
              <table:table-cell office:value-type="float" office:value="131000">
                <text:p>131000</text:p>
              </table:table-cell>
              <table:table-cell office:value-type="float" office:value="1.956484">
                <text:p>1.956484</text:p>
              </table:table-cell>
            </table:table-row>
            <table:table-row>
              <table:table-cell office:value-type="float" office:value="132000">
                <text:p>132000</text:p>
              </table:table-cell>
              <table:table-cell office:value-type="float" office:value="1.956451">
                <text:p>1.9564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0.015cm" xlink:href=".." xlink:type="simple" chart:class="chart:line" chart:style-name="ch1">
        <chart:title svg:x="6.593cm" svg:y="0.336cm" chart:style-name="ch2">
          <text:p>K=5 : AVG(K)</text:p>
        </chart:title>
        <chart:plot-area chart:style-name="ch3" table:cell-range-address="Sheet1.AA2:Sheet1.AB90" chart:data-source-has-labels="column" svg:x="1.33cm" svg:y="1.341cm" svg:width="14.349cm" svg:height="7.493cm">
          <chartooo:coordinate-region svg:x="2.057cm" svg:y="1.54cm" svg:width="13.622cm" svg:height="6.109cm"/>
          <chart:axis chart:dimension="x" chart:name="primary-x" chart:style-name="ch4" chartooo:axis-type="auto">
            <chartooo:date-scale/>
            <chart:title svg:x="6.793cm" svg:y="9.034cm" chart:style-name="ch5">
              <text:p>Αριθμός Επαναλήψεων</text:p>
            </chart:title>
            <chart:categories table:cell-range-address="Sheet1.AA2:Sheet1.AA90"/>
          </chart:axis>
          <chart:axis chart:dimension="y" chart:name="primary-y" chart:style-name="ch4">
            <chart:title svg:x="0.451cm" svg:y="6.864cm" chart:style-name="ch6">
              <text:p>Μέσος Αριθμός Πελατών</text:p>
            </chart:title>
            <chart:grid chart:style-name="ch7" chart:class="major"/>
          </chart:axis>
          <chart:series chart:style-name="ch8" chart:values-cell-range-address="Sheet1.AB2:Sheet1.AB90" chart:class="chart:line">
            <chart:data-point chart:repeated="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A2:Sheet1.AA90</svg:desc>
                </draw:g>
              </table:table-cell>
              <table:table-cell office:value-type="float" office:value="0">
                <text:p>0</text:p>
                <draw:g>
                  <svg:desc>Sheet1.AB2:Sheet1.AB9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.483101">
                <text:p>2.48310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.033865">
                <text:p>2.0338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863697">
                <text:p>1.86369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97009">
                <text:p>1.9700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915768">
                <text:p>1.91576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993014">
                <text:p>1.99301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927553">
                <text:p>1.92755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918953">
                <text:p>1.91895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909938">
                <text:p>1.90993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90479">
                <text:p>1.90479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.890906">
                <text:p>1.890906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881511">
                <text:p>1.88151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.918483">
                <text:p>1.91848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.975919">
                <text:p>1.97591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.98045">
                <text:p>1.9804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.007849">
                <text:p>2.007849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.993311">
                <text:p>1.99331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.99457">
                <text:p>1.9945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.051433">
                <text:p>2.05143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.049566">
                <text:p>2.049566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.051847">
                <text:p>2.051847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.035989">
                <text:p>2.035989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2.058798">
                <text:p>2.058798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.044378">
                <text:p>2.04437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.064503">
                <text:p>2.064503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.048302">
                <text:p>2.048302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.026215">
                <text:p>2.026215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.040299">
                <text:p>2.040299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.040561">
                <text:p>2.04056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.024925">
                <text:p>2.024925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.04072">
                <text:p>2.04072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.018943">
                <text:p>2.018943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2.013841">
                <text:p>2.013841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2.007216">
                <text:p>2.007216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.02069">
                <text:p>2.02069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2.024209">
                <text:p>2.024209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2.038648">
                <text:p>2.038648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2.032385">
                <text:p>2.032385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2.025415">
                <text:p>2.02541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.028617">
                <text:p>2.02861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.030204">
                <text:p>2.030204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2.029628">
                <text:p>2.029628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2.015724">
                <text:p>2.01572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.023208">
                <text:p>2.023208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.016356">
                <text:p>2.016356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2.02051">
                <text:p>2.02051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2.026272">
                <text:p>2.026272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2.023728">
                <text:p>2.023728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2.01429">
                <text:p>2.0142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.008937">
                <text:p>2.008937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2.005751">
                <text:p>2.005751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2.007442">
                <text:p>2.007442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2.004856">
                <text:p>2.004856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2.002697">
                <text:p>2.002697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2.003773">
                <text:p>2.003773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1.99772">
                <text:p>1.99772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2.000175">
                <text:p>2.000175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2.006536">
                <text:p>2.006536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2.010754">
                <text:p>2.010754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.005919">
                <text:p>2.005919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2.015864">
                <text:p>2.015864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2.023523">
                <text:p>2.023523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2.033819">
                <text:p>2.033819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2.032017">
                <text:p>2.032017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.038061">
                <text:p>2.038061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2.043775">
                <text:p>2.043775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2.04229">
                <text:p>2.04229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2.04507">
                <text:p>2.04507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2.046845">
                <text:p>2.04684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.049333">
                <text:p>2.049333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2.042542">
                <text:p>2.042542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2.039984">
                <text:p>2.039984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2.042061">
                <text:p>2.042061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2.043974">
                <text:p>2.043974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.049662">
                <text:p>2.049662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2.043053">
                <text:p>2.043053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2.045084">
                <text:p>2.045084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2.0431">
                <text:p>2.0431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2.042274">
                <text:p>2.04227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.045016">
                <text:p>2.045016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2.04722">
                <text:p>2.04722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2.045596">
                <text:p>2.045596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2.044492">
                <text:p>2.044492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2.044322">
                <text:p>2.044322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.042886">
                <text:p>2.042886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2.049183">
                <text:p>2.049183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2.057045">
                <text:p>2.057045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2.057079">
                <text:p>2.0570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593cm" svg:y="0.316cm" chart:style-name="ch2">
          <text:p>Κ=6 : AVG(K)</text:p>
        </chart:title>
        <chart:plot-area chart:style-name="ch3" table:cell-range-address="Sheet1.AK2:Sheet1.AL85" chart:data-source-has-labels="column" svg:x="1.33cm" svg:y="1.301cm" svg:width="14.349cm" svg:height="6.543cm">
          <chartooo:coordinate-region svg:x="2.057cm" svg:y="1.5cm" svg:width="13.622cm" svg:height="5.159cm"/>
          <chart:axis chart:dimension="x" chart:name="primary-x" chart:style-name="ch4" chartooo:axis-type="auto">
            <chartooo:date-scale/>
            <chart:title svg:x="6.793cm" svg:y="8.024cm" chart:style-name="ch5">
              <text:p>Αριθμός Επαναλήψεων</text:p>
            </chart:title>
            <chart:categories table:cell-range-address="Sheet1.AK2:Sheet1.AK85"/>
          </chart:axis>
          <chart:axis chart:dimension="y" chart:name="primary-y" chart:style-name="ch4">
            <chart:title svg:x="0.451cm" svg:y="6.349cm" chart:style-name="ch6">
              <text:p>Μέσος Αριθμός Πελατών</text:p>
            </chart:title>
            <chart:grid chart:style-name="ch7" chart:class="major"/>
          </chart:axis>
          <chart:series chart:style-name="ch8" chart:values-cell-range-address="Sheet1.AL2:Sheet1.AL85" chart:class="chart:line">
            <chart:data-point chart:repeated="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K2:Sheet1.AK85</svg:desc>
                </draw:g>
              </table:table-cell>
              <table:table-cell office:value-type="float" office:value="0">
                <text:p>0</text:p>
                <draw:g>
                  <svg:desc>Sheet1.AL2:Sheet1.AL85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.649606">
                <text:p>2.64960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.79005">
                <text:p>2.790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.543161">
                <text:p>2.54316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.528151">
                <text:p>2.52815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.46571">
                <text:p>2.4657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.37608">
                <text:p>2.3760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.313016">
                <text:p>2.31301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.306082">
                <text:p>2.30608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.344927">
                <text:p>2.34492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34317">
                <text:p>2.3431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.385577">
                <text:p>2.38557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.404022">
                <text:p>2.40402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.375115">
                <text:p>2.37511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.372934">
                <text:p>2.37293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.43231">
                <text:p>2.4323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.445786">
                <text:p>2.445786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2.447294">
                <text:p>2.447294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.431054">
                <text:p>2.431054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.431206">
                <text:p>2.43120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.450528">
                <text:p>2.450528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.450237">
                <text:p>2.450237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.444575">
                <text:p>2.444575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2.430006">
                <text:p>2.430006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.416943">
                <text:p>2.41694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.392672">
                <text:p>2.392672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.377873">
                <text:p>2.377873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.369854">
                <text:p>2.369854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.340283">
                <text:p>2.340283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.339927">
                <text:p>2.33992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.342121">
                <text:p>2.342121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.334362">
                <text:p>2.334362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.312955">
                <text:p>2.312955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2.302741">
                <text:p>2.302741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2.301705">
                <text:p>2.30170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.318438">
                <text:p>2.318438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2.319128">
                <text:p>2.319128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2.303819">
                <text:p>2.303819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2.301185">
                <text:p>2.301185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2.289861">
                <text:p>2.28986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.28412">
                <text:p>2.28412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.272741">
                <text:p>2.272741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2.273862">
                <text:p>2.27386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2.267983">
                <text:p>2.26798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.263034">
                <text:p>2.263034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.271588">
                <text:p>2.271588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2.262013">
                <text:p>2.262013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2.253605">
                <text:p>2.253605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2.241704">
                <text:p>2.241704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2.247193">
                <text:p>2.24719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.246632">
                <text:p>2.246632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2.250147">
                <text:p>2.250147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2.247911">
                <text:p>2.247911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2.251241">
                <text:p>2.251241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2.249446">
                <text:p>2.249446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2.245144">
                <text:p>2.245144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2.232486">
                <text:p>2.232486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2.227783">
                <text:p>2.227783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2.240834">
                <text:p>2.240834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2.248734">
                <text:p>2.248734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.253828">
                <text:p>2.253828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2.255341">
                <text:p>2.255341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2.257561">
                <text:p>2.257561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2.257455">
                <text:p>2.257455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2.254421">
                <text:p>2.254421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.252828">
                <text:p>2.252828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2.254121">
                <text:p>2.254121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2.254565">
                <text:p>2.254565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2.252718">
                <text:p>2.252718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2.250224">
                <text:p>2.250224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.24911">
                <text:p>2.24911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2.239151">
                <text:p>2.239151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2.247025">
                <text:p>2.247025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2.247584">
                <text:p>2.247584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2.240533">
                <text:p>2.24053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.236029">
                <text:p>2.236029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2.233426">
                <text:p>2.233426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2.230359">
                <text:p>2.230359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2.226944">
                <text:p>2.226944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2.226385">
                <text:p>2.22638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.223136">
                <text:p>2.223136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2.222127">
                <text:p>2.222127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2.214963">
                <text:p>2.214963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2.214965">
                <text:p>2.2149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593cm" svg:y="0.316cm" chart:style-name="ch2">
          <text:p>Κ=7 : AVG(K)</text:p>
        </chart:title>
        <chart:plot-area chart:style-name="ch3" table:cell-range-address="Sheet1.AN2:Sheet1.AO117" chart:data-source-has-labels="column" svg:x="1.33cm" svg:y="1.301cm" svg:width="14.349cm" svg:height="6.544cm">
          <chartooo:coordinate-region svg:x="2.057cm" svg:y="1.5cm" svg:width="13.622cm" svg:height="5.029cm"/>
          <chart:axis chart:dimension="x" chart:name="primary-x" chart:style-name="ch4" chartooo:axis-type="auto">
            <chartooo:date-scale/>
            <chart:title svg:x="6.793cm" svg:y="8.025cm" chart:style-name="ch5">
              <text:p>Αριθμός Επαναλήψεων</text:p>
            </chart:title>
            <chart:categories table:cell-range-address="Sheet1.AN2:Sheet1.AN117"/>
          </chart:axis>
          <chart:axis chart:dimension="y" chart:name="primary-y" chart:style-name="ch4">
            <chart:title svg:x="0.451cm" svg:y="6.35cm" chart:style-name="ch6">
              <text:p>Μέσος Αριθμός Πελατών</text:p>
            </chart:title>
            <chart:grid chart:style-name="ch7" chart:class="major"/>
          </chart:axis>
          <chart:series chart:style-name="ch8" chart:values-cell-range-address="Sheet1.AO2:Sheet1.AO117" chart:class="chart:line">
            <chart:data-point chart:repeated="1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O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N2:Sheet1.AN117</svg:desc>
                </draw:g>
              </table:table-cell>
              <table:table-cell office:value-type="float" office:value="0">
                <text:p>0</text:p>
                <draw:g>
                  <svg:desc>Sheet1.AO2:Sheet1.AO11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.125498">
                <text:p>2.12549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.257485">
                <text:p>2.25748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.325349">
                <text:p>2.32534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.302546">
                <text:p>2.30254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.279042">
                <text:p>2.27904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.336327">
                <text:p>2.33632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.256988">
                <text:p>2.25698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.242893">
                <text:p>2.24289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.210328">
                <text:p>2.2103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202314">
                <text:p>2.20231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.228188">
                <text:p>2.22818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.220209">
                <text:p>2.22020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.25372">
                <text:p>2.2537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.222507">
                <text:p>2.22250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.228439">
                <text:p>2.22843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.210395">
                <text:p>2.210395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2.208729">
                <text:p>2.208729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.201463">
                <text:p>2.201463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.23601">
                <text:p>2.2360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.256305">
                <text:p>2.256305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.280179">
                <text:p>2.280179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.266975">
                <text:p>2.266975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2.281651">
                <text:p>2.281651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.256628">
                <text:p>2.25662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.240466">
                <text:p>2.240466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.240276">
                <text:p>2.240276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.23838">
                <text:p>2.23838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.267431">
                <text:p>2.267431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.26525">
                <text:p>2.2652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.250332">
                <text:p>2.250332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.24778">
                <text:p>2.24778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.247647">
                <text:p>2.247647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2.232155">
                <text:p>2.232155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2.235232">
                <text:p>2.23523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.240454">
                <text:p>2.240454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2.225855">
                <text:p>2.225855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2.239974">
                <text:p>2.239974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2.278055">
                <text:p>2.278055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2.268122">
                <text:p>2.26812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.260555">
                <text:p>2.26055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.26335">
                <text:p>2.26335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2.258665">
                <text:p>2.258665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2.266694">
                <text:p>2.26669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.281746">
                <text:p>2.28174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.270652">
                <text:p>2.270652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2.28463">
                <text:p>2.28463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2.2765">
                <text:p>2.2765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2.271462">
                <text:p>2.271462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2.274352">
                <text:p>2.27435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.284426">
                <text:p>2.284426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2.280357">
                <text:p>2.280357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2.292651">
                <text:p>2.292651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2.288429">
                <text:p>2.288429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2.290822">
                <text:p>2.290822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2.303277">
                <text:p>2.303277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2.288477">
                <text:p>2.288477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2.273968">
                <text:p>2.273968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2.276956">
                <text:p>2.276956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2.270831">
                <text:p>2.27083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.271283">
                <text:p>2.271283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2.272174">
                <text:p>2.272174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2.273087">
                <text:p>2.273087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2.272635">
                <text:p>2.272635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2.271042">
                <text:p>2.271042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.276436">
                <text:p>2.276436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2.272752">
                <text:p>2.272752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2.27585">
                <text:p>2.27585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2.282187">
                <text:p>2.282187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2.275767">
                <text:p>2.27576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.281502">
                <text:p>2.281502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2.28502">
                <text:p>2.28502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2.289359">
                <text:p>2.289359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2.287627">
                <text:p>2.287627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2.294904">
                <text:p>2.294904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.302462">
                <text:p>2.302462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2.300997">
                <text:p>2.300997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2.303318">
                <text:p>2.303318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2.304829">
                <text:p>2.304829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2.299912">
                <text:p>2.29991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.30245">
                <text:p>2.30245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2.294872">
                <text:p>2.294872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2.294191">
                <text:p>2.294191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2.29575">
                <text:p>2.29575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2.302499">
                <text:p>2.302499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.30433">
                <text:p>2.30433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2.310428">
                <text:p>2.310428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2.31027">
                <text:p>2.31027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2.306969">
                <text:p>2.306969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2.312417">
                <text:p>2.312417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.322753">
                <text:p>2.322753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2.325542">
                <text:p>2.325542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2.334951">
                <text:p>2.334951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2.335198">
                <text:p>2.335198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2.32765">
                <text:p>2.32765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.327241">
                <text:p>2.327241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2.326854">
                <text:p>2.326854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2.32131">
                <text:p>2.32131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2.328322">
                <text:p>2.328322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2.330252">
                <text:p>2.33025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327758">
                <text:p>2.327758</text:p>
              </table:table-cell>
            </table:table-row>
            <table:table-row>
              <table:table-cell office:value-type="float" office:value="101000">
                <text:p>101000</text:p>
              </table:table-cell>
              <table:table-cell office:value-type="float" office:value="2.326241">
                <text:p>2.326241</text:p>
              </table:table-cell>
            </table:table-row>
            <table:table-row>
              <table:table-cell office:value-type="float" office:value="102000">
                <text:p>102000</text:p>
              </table:table-cell>
              <table:table-cell office:value-type="float" office:value="2.333718">
                <text:p>2.333718</text:p>
              </table:table-cell>
            </table:table-row>
            <table:table-row>
              <table:table-cell office:value-type="float" office:value="103000">
                <text:p>103000</text:p>
              </table:table-cell>
              <table:table-cell office:value-type="float" office:value="2.332804">
                <text:p>2.332804</text:p>
              </table:table-cell>
            </table:table-row>
            <table:table-row>
              <table:table-cell office:value-type="float" office:value="104000">
                <text:p>104000</text:p>
              </table:table-cell>
              <table:table-cell office:value-type="float" office:value="2.325136">
                <text:p>2.325136</text:p>
              </table:table-cell>
            </table:table-row>
            <table:table-row>
              <table:table-cell office:value-type="float" office:value="105000">
                <text:p>105000</text:p>
              </table:table-cell>
              <table:table-cell office:value-type="float" office:value="2.329353">
                <text:p>2.329353</text:p>
              </table:table-cell>
            </table:table-row>
            <table:table-row>
              <table:table-cell office:value-type="float" office:value="106000">
                <text:p>106000</text:p>
              </table:table-cell>
              <table:table-cell office:value-type="float" office:value="2.324883">
                <text:p>2.324883</text:p>
              </table:table-cell>
            </table:table-row>
            <table:table-row>
              <table:table-cell office:value-type="float" office:value="107000">
                <text:p>107000</text:p>
              </table:table-cell>
              <table:table-cell office:value-type="float" office:value="2.320925">
                <text:p>2.320925</text:p>
              </table:table-cell>
            </table:table-row>
            <table:table-row>
              <table:table-cell office:value-type="float" office:value="108000">
                <text:p>108000</text:p>
              </table:table-cell>
              <table:table-cell office:value-type="float" office:value="2.316456">
                <text:p>2.316456</text:p>
              </table:table-cell>
            </table:table-row>
            <table:table-row>
              <table:table-cell office:value-type="float" office:value="109000">
                <text:p>109000</text:p>
              </table:table-cell>
              <table:table-cell office:value-type="float" office:value="2.31841">
                <text:p>2.31841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2.315905">
                <text:p>2.315905</text:p>
              </table:table-cell>
            </table:table-row>
            <table:table-row>
              <table:table-cell office:value-type="float" office:value="111000">
                <text:p>111000</text:p>
              </table:table-cell>
              <table:table-cell office:value-type="float" office:value="2.314846">
                <text:p>2.314846</text:p>
              </table:table-cell>
            </table:table-row>
            <table:table-row>
              <table:table-cell office:value-type="float" office:value="112000">
                <text:p>112000</text:p>
              </table:table-cell>
              <table:table-cell office:value-type="float" office:value="2.313653">
                <text:p>2.313653</text:p>
              </table:table-cell>
            </table:table-row>
            <table:table-row>
              <table:table-cell office:value-type="float" office:value="113000">
                <text:p>113000</text:p>
              </table:table-cell>
              <table:table-cell office:value-type="float" office:value="2.311987">
                <text:p>2.311987</text:p>
              </table:table-cell>
            </table:table-row>
            <table:table-row>
              <table:table-cell office:value-type="float" office:value="114000">
                <text:p>114000</text:p>
              </table:table-cell>
              <table:table-cell office:value-type="float" office:value="2.309959">
                <text:p>2.309959</text:p>
              </table:table-cell>
            </table:table-row>
            <table:table-row>
              <table:table-cell office:value-type="float" office:value="115000">
                <text:p>115000</text:p>
              </table:table-cell>
              <table:table-cell office:value-type="float" office:value="2.309989">
                <text:p>2.3099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593cm" svg:y="0.316cm" chart:style-name="ch2">
          <text:p>K=8 : AVG(K)</text:p>
        </chart:title>
        <chart:plot-area chart:style-name="ch3" table:cell-range-address="Sheet1.AX2:Sheet1.AY162" chart:data-source-has-labels="column" svg:x="1.33cm" svg:y="1.301cm" svg:width="14.349cm" svg:height="6.543cm">
          <chartooo:coordinate-region svg:x="2.057cm" svg:y="1.5cm" svg:width="13.622cm" svg:height="5.027cm"/>
          <chart:axis chart:dimension="x" chart:name="primary-x" chart:style-name="ch4" chartooo:axis-type="auto">
            <chartooo:date-scale/>
            <chart:title svg:x="6.793cm" svg:y="8.024cm" chart:style-name="ch5">
              <text:p>Αριθμός Επαναλήψεων</text:p>
            </chart:title>
            <chart:categories table:cell-range-address="Sheet1.AX2:Sheet1.AX162"/>
          </chart:axis>
          <chart:axis chart:dimension="y" chart:name="primary-y" chart:style-name="ch4">
            <chart:title svg:x="0.451cm" svg:y="6.349cm" chart:style-name="ch6">
              <text:p>Μέσος Αριθμός Πελατών</text:p>
            </chart:title>
            <chart:grid chart:style-name="ch7" chart:class="major"/>
          </chart:axis>
          <chart:series chart:style-name="ch8" chart:values-cell-range-address="Sheet1.AY2:Sheet1.AY162" chart:class="chart:line">
            <chart:data-point chart:repeated="1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Y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X2:Sheet1.AX162</svg:desc>
                </draw:g>
              </table:table-cell>
              <table:table-cell office:value-type="float" office:value="0">
                <text:p>0</text:p>
                <draw:g>
                  <svg:desc>Sheet1.AY2:Sheet1.AY162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644711">
                <text:p>1.64471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.025974">
                <text:p>2.02597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.341301">
                <text:p>2.34130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.187438">
                <text:p>2.18743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.137435">
                <text:p>2.13743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.185173">
                <text:p>2.18517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.091194">
                <text:p>2.09119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.098254">
                <text:p>2.09825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.18883">
                <text:p>2.1888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163542">
                <text:p>2.163542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.195321">
                <text:p>2.19532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.188861">
                <text:p>2.18886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.201932">
                <text:p>2.20193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.173052">
                <text:p>2.17305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.142212">
                <text:p>2.142212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.164196">
                <text:p>2.164196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2.146745">
                <text:p>2.146745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.144502">
                <text:p>2.14450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.159286">
                <text:p>2.15928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.173363">
                <text:p>2.173363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.216285">
                <text:p>2.21628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.219897">
                <text:p>2.219897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2.225189">
                <text:p>2.225189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.238558">
                <text:p>2.23855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.247668">
                <text:p>2.247668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.272672">
                <text:p>2.272672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.261537">
                <text:p>2.261537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.269543">
                <text:p>2.269543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.270796">
                <text:p>2.27079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.286474">
                <text:p>2.286474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.272762">
                <text:p>2.272762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.288366">
                <text:p>2.288366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2.283532">
                <text:p>2.283532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2.286016">
                <text:p>2.286016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.293237">
                <text:p>2.293237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2.297139">
                <text:p>2.297139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2.301255">
                <text:p>2.301255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2.30451">
                <text:p>2.30451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2.297027">
                <text:p>2.29702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.287166">
                <text:p>2.287166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.283319">
                <text:p>2.283319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2.287179">
                <text:p>2.287179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2.305158">
                <text:p>2.30515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.298641">
                <text:p>2.298641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.291307">
                <text:p>2.291307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2.302391">
                <text:p>2.302391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2.308931">
                <text:p>2.308931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2.310892">
                <text:p>2.310892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2.30366">
                <text:p>2.3036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.305568">
                <text:p>2.305568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2.305865">
                <text:p>2.305865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2.307837">
                <text:p>2.307837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2.333271">
                <text:p>2.333271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2.322818">
                <text:p>2.322818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2.319868">
                <text:p>2.319868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2.323549">
                <text:p>2.323549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2.324116">
                <text:p>2.324116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2.333459">
                <text:p>2.333459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2.332748">
                <text:p>2.33274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.33371">
                <text:p>2.33371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2.328292">
                <text:p>2.328292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2.330527">
                <text:p>2.330527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2.327241">
                <text:p>2.327241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2.333863">
                <text:p>2.33386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.327785">
                <text:p>2.327785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2.325796">
                <text:p>2.325796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2.322112">
                <text:p>2.322112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2.310914">
                <text:p>2.310914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2.315823">
                <text:p>2.31582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.317553">
                <text:p>2.317553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2.306941">
                <text:p>2.306941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2.314863">
                <text:p>2.314863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2.313978">
                <text:p>2.313978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2.318046">
                <text:p>2.318046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.312306">
                <text:p>2.312306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2.31997">
                <text:p>2.31997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2.312058">
                <text:p>2.312058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2.308932">
                <text:p>2.308932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2.305903">
                <text:p>2.30590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.297113">
                <text:p>2.297113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2.305442">
                <text:p>2.305442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2.312628">
                <text:p>2.312628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2.314647">
                <text:p>2.314647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2.323356">
                <text:p>2.323356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.332552">
                <text:p>2.332552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2.332847">
                <text:p>2.332847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2.325486">
                <text:p>2.325486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2.328609">
                <text:p>2.328609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2.323535">
                <text:p>2.32353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.32343">
                <text:p>2.32343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2.323589">
                <text:p>2.323589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2.336589">
                <text:p>2.336589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2.33699">
                <text:p>2.33699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2.333347">
                <text:p>2.333347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.333837">
                <text:p>2.333837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2.333022">
                <text:p>2.333022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2.334484">
                <text:p>2.334484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2.343931">
                <text:p>2.343931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2.343449">
                <text:p>2.34344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.350759">
                <text:p>2.350759</text:p>
              </table:table-cell>
            </table:table-row>
            <table:table-row>
              <table:table-cell office:value-type="float" office:value="101000">
                <text:p>101000</text:p>
              </table:table-cell>
              <table:table-cell office:value-type="float" office:value="2.349364">
                <text:p>2.349364</text:p>
              </table:table-cell>
            </table:table-row>
            <table:table-row>
              <table:table-cell office:value-type="float" office:value="102000">
                <text:p>102000</text:p>
              </table:table-cell>
              <table:table-cell office:value-type="float" office:value="2.345678">
                <text:p>2.345678</text:p>
              </table:table-cell>
            </table:table-row>
            <table:table-row>
              <table:table-cell office:value-type="float" office:value="103000">
                <text:p>103000</text:p>
              </table:table-cell>
              <table:table-cell office:value-type="float" office:value="2.356716">
                <text:p>2.356716</text:p>
              </table:table-cell>
            </table:table-row>
            <table:table-row>
              <table:table-cell office:value-type="float" office:value="104000">
                <text:p>104000</text:p>
              </table:table-cell>
              <table:table-cell office:value-type="float" office:value="2.355917">
                <text:p>2.355917</text:p>
              </table:table-cell>
            </table:table-row>
            <table:table-row>
              <table:table-cell office:value-type="float" office:value="105000">
                <text:p>105000</text:p>
              </table:table-cell>
              <table:table-cell office:value-type="float" office:value="2.352863">
                <text:p>2.352863</text:p>
              </table:table-cell>
            </table:table-row>
            <table:table-row>
              <table:table-cell office:value-type="float" office:value="106000">
                <text:p>106000</text:p>
              </table:table-cell>
              <table:table-cell office:value-type="float" office:value="2.35167">
                <text:p>2.35167</text:p>
              </table:table-cell>
            </table:table-row>
            <table:table-row>
              <table:table-cell office:value-type="float" office:value="107000">
                <text:p>107000</text:p>
              </table:table-cell>
              <table:table-cell office:value-type="float" office:value="2.349023">
                <text:p>2.349023</text:p>
              </table:table-cell>
            </table:table-row>
            <table:table-row>
              <table:table-cell office:value-type="float" office:value="108000">
                <text:p>108000</text:p>
              </table:table-cell>
              <table:table-cell office:value-type="float" office:value="2.347537">
                <text:p>2.347537</text:p>
              </table:table-cell>
            </table:table-row>
            <table:table-row>
              <table:table-cell office:value-type="float" office:value="109000">
                <text:p>109000</text:p>
              </table:table-cell>
              <table:table-cell office:value-type="float" office:value="2.350762">
                <text:p>2.350762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2.353767">
                <text:p>2.353767</text:p>
              </table:table-cell>
            </table:table-row>
            <table:table-row>
              <table:table-cell office:value-type="float" office:value="111000">
                <text:p>111000</text:p>
              </table:table-cell>
              <table:table-cell office:value-type="float" office:value="2.348044">
                <text:p>2.348044</text:p>
              </table:table-cell>
            </table:table-row>
            <table:table-row>
              <table:table-cell office:value-type="float" office:value="112000">
                <text:p>112000</text:p>
              </table:table-cell>
              <table:table-cell office:value-type="float" office:value="2.354599">
                <text:p>2.354599</text:p>
              </table:table-cell>
            </table:table-row>
            <table:table-row>
              <table:table-cell office:value-type="float" office:value="113000">
                <text:p>113000</text:p>
              </table:table-cell>
              <table:table-cell office:value-type="float" office:value="2.359001">
                <text:p>2.359001</text:p>
              </table:table-cell>
            </table:table-row>
            <table:table-row>
              <table:table-cell office:value-type="float" office:value="114000">
                <text:p>114000</text:p>
              </table:table-cell>
              <table:table-cell office:value-type="float" office:value="2.357861">
                <text:p>2.357861</text:p>
              </table:table-cell>
            </table:table-row>
            <table:table-row>
              <table:table-cell office:value-type="float" office:value="115000">
                <text:p>115000</text:p>
              </table:table-cell>
              <table:table-cell office:value-type="float" office:value="2.358914">
                <text:p>2.358914</text:p>
              </table:table-cell>
            </table:table-row>
            <table:table-row>
              <table:table-cell office:value-type="float" office:value="116000">
                <text:p>116000</text:p>
              </table:table-cell>
              <table:table-cell office:value-type="float" office:value="2.353416">
                <text:p>2.353416</text:p>
              </table:table-cell>
            </table:table-row>
            <table:table-row>
              <table:table-cell office:value-type="float" office:value="117000">
                <text:p>117000</text:p>
              </table:table-cell>
              <table:table-cell office:value-type="float" office:value="2.355651">
                <text:p>2.355651</text:p>
              </table:table-cell>
            </table:table-row>
            <table:table-row>
              <table:table-cell office:value-type="float" office:value="118000">
                <text:p>118000</text:p>
              </table:table-cell>
              <table:table-cell office:value-type="float" office:value="2.350734">
                <text:p>2.350734</text:p>
              </table:table-cell>
            </table:table-row>
            <table:table-row>
              <table:table-cell office:value-type="float" office:value="119000">
                <text:p>119000</text:p>
              </table:table-cell>
              <table:table-cell office:value-type="float" office:value="2.35483">
                <text:p>2.35483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2.356833">
                <text:p>2.356833</text:p>
              </table:table-cell>
            </table:table-row>
            <table:table-row>
              <table:table-cell office:value-type="float" office:value="121000">
                <text:p>121000</text:p>
              </table:table-cell>
              <table:table-cell office:value-type="float" office:value="2.350806">
                <text:p>2.350806</text:p>
              </table:table-cell>
            </table:table-row>
            <table:table-row>
              <table:table-cell office:value-type="float" office:value="122000">
                <text:p>122000</text:p>
              </table:table-cell>
              <table:table-cell office:value-type="float" office:value="2.35001">
                <text:p>2.35001</text:p>
              </table:table-cell>
            </table:table-row>
            <table:table-row>
              <table:table-cell office:value-type="float" office:value="123000">
                <text:p>123000</text:p>
              </table:table-cell>
              <table:table-cell office:value-type="float" office:value="2.348131">
                <text:p>2.348131</text:p>
              </table:table-cell>
            </table:table-row>
            <table:table-row>
              <table:table-cell office:value-type="float" office:value="124000">
                <text:p>124000</text:p>
              </table:table-cell>
              <table:table-cell office:value-type="float" office:value="2.346566">
                <text:p>2.346566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2.350982">
                <text:p>2.350982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2.346072">
                <text:p>2.346072</text:p>
              </table:table-cell>
            </table:table-row>
            <table:table-row>
              <table:table-cell office:value-type="float" office:value="127000">
                <text:p>127000</text:p>
              </table:table-cell>
              <table:table-cell office:value-type="float" office:value="2.344915">
                <text:p>2.344915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2.345147">
                <text:p>2.345147</text:p>
              </table:table-cell>
            </table:table-row>
            <table:table-row>
              <table:table-cell office:value-type="float" office:value="129000">
                <text:p>129000</text:p>
              </table:table-cell>
              <table:table-cell office:value-type="float" office:value="2.342749">
                <text:p>2.342749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2.343366">
                <text:p>2.343366</text:p>
              </table:table-cell>
            </table:table-row>
            <table:table-row>
              <table:table-cell office:value-type="float" office:value="131000">
                <text:p>131000</text:p>
              </table:table-cell>
              <table:table-cell office:value-type="float" office:value="2.345809">
                <text:p>2.345809</text:p>
              </table:table-cell>
            </table:table-row>
            <table:table-row>
              <table:table-cell office:value-type="float" office:value="132000">
                <text:p>132000</text:p>
              </table:table-cell>
              <table:table-cell office:value-type="float" office:value="2.349669">
                <text:p>2.349669</text:p>
              </table:table-cell>
            </table:table-row>
            <table:table-row>
              <table:table-cell office:value-type="float" office:value="133000">
                <text:p>133000</text:p>
              </table:table-cell>
              <table:table-cell office:value-type="float" office:value="2.353345">
                <text:p>2.353345</text:p>
              </table:table-cell>
            </table:table-row>
            <table:table-row>
              <table:table-cell office:value-type="float" office:value="134000">
                <text:p>134000</text:p>
              </table:table-cell>
              <table:table-cell office:value-type="float" office:value="2.353765">
                <text:p>2.353765</text:p>
              </table:table-cell>
            </table:table-row>
            <table:table-row>
              <table:table-cell office:value-type="float" office:value="135000">
                <text:p>135000</text:p>
              </table:table-cell>
              <table:table-cell office:value-type="float" office:value="2.352212">
                <text:p>2.352212</text:p>
              </table:table-cell>
            </table:table-row>
            <table:table-row>
              <table:table-cell office:value-type="float" office:value="136000">
                <text:p>136000</text:p>
              </table:table-cell>
              <table:table-cell office:value-type="float" office:value="2.357658">
                <text:p>2.357658</text:p>
              </table:table-cell>
            </table:table-row>
            <table:table-row>
              <table:table-cell office:value-type="float" office:value="137000">
                <text:p>137000</text:p>
              </table:table-cell>
              <table:table-cell office:value-type="float" office:value="2.357271">
                <text:p>2.357271</text:p>
              </table:table-cell>
            </table:table-row>
            <table:table-row>
              <table:table-cell office:value-type="float" office:value="138000">
                <text:p>138000</text:p>
              </table:table-cell>
              <table:table-cell office:value-type="float" office:value="2.352085">
                <text:p>2.352085</text:p>
              </table:table-cell>
            </table:table-row>
            <table:table-row>
              <table:table-cell office:value-type="float" office:value="139000">
                <text:p>139000</text:p>
              </table:table-cell>
              <table:table-cell office:value-type="float" office:value="2.358244">
                <text:p>2.358244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2.359808">
                <text:p>2.359808</text:p>
              </table:table-cell>
            </table:table-row>
            <table:table-row>
              <table:table-cell office:value-type="float" office:value="141000">
                <text:p>141000</text:p>
              </table:table-cell>
              <table:table-cell office:value-type="float" office:value="2.358599">
                <text:p>2.358599</text:p>
              </table:table-cell>
            </table:table-row>
            <table:table-row>
              <table:table-cell office:value-type="float" office:value="142000">
                <text:p>142000</text:p>
              </table:table-cell>
              <table:table-cell office:value-type="float" office:value="2.357515">
                <text:p>2.357515</text:p>
              </table:table-cell>
            </table:table-row>
            <table:table-row>
              <table:table-cell office:value-type="float" office:value="143000">
                <text:p>143000</text:p>
              </table:table-cell>
              <table:table-cell office:value-type="float" office:value="2.354216">
                <text:p>2.354216</text:p>
              </table:table-cell>
            </table:table-row>
            <table:table-row>
              <table:table-cell office:value-type="float" office:value="144000">
                <text:p>144000</text:p>
              </table:table-cell>
              <table:table-cell office:value-type="float" office:value="2.355662">
                <text:p>2.355662</text:p>
              </table:table-cell>
            </table:table-row>
            <table:table-row>
              <table:table-cell office:value-type="float" office:value="145000">
                <text:p>145000</text:p>
              </table:table-cell>
              <table:table-cell office:value-type="float" office:value="2.357839">
                <text:p>2.357839</text:p>
              </table:table-cell>
            </table:table-row>
            <table:table-row>
              <table:table-cell office:value-type="float" office:value="146000">
                <text:p>146000</text:p>
              </table:table-cell>
              <table:table-cell office:value-type="float" office:value="2.358692">
                <text:p>2.358692</text:p>
              </table:table-cell>
            </table:table-row>
            <table:table-row>
              <table:table-cell office:value-type="float" office:value="147000">
                <text:p>147000</text:p>
              </table:table-cell>
              <table:table-cell office:value-type="float" office:value="2.362386">
                <text:p>2.362386</text:p>
              </table:table-cell>
            </table:table-row>
            <table:table-row>
              <table:table-cell office:value-type="float" office:value="148000">
                <text:p>148000</text:p>
              </table:table-cell>
              <table:table-cell office:value-type="float" office:value="2.357898">
                <text:p>2.357898</text:p>
              </table:table-cell>
            </table:table-row>
            <table:table-row>
              <table:table-cell office:value-type="float" office:value="149000">
                <text:p>149000</text:p>
              </table:table-cell>
              <table:table-cell office:value-type="float" office:value="2.357273">
                <text:p>2.357273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2.357463">
                <text:p>2.357463</text:p>
              </table:table-cell>
            </table:table-row>
            <table:table-row>
              <table:table-cell office:value-type="float" office:value="151000">
                <text:p>151000</text:p>
              </table:table-cell>
              <table:table-cell office:value-type="float" office:value="2.360558">
                <text:p>2.360558</text:p>
              </table:table-cell>
            </table:table-row>
            <table:table-row>
              <table:table-cell office:value-type="float" office:value="152000">
                <text:p>152000</text:p>
              </table:table-cell>
              <table:table-cell office:value-type="float" office:value="2.364724">
                <text:p>2.364724</text:p>
              </table:table-cell>
            </table:table-row>
            <table:table-row>
              <table:table-cell office:value-type="float" office:value="153000">
                <text:p>153000</text:p>
              </table:table-cell>
              <table:table-cell office:value-type="float" office:value="2.364267">
                <text:p>2.364267</text:p>
              </table:table-cell>
            </table:table-row>
            <table:table-row>
              <table:table-cell office:value-type="float" office:value="154000">
                <text:p>154000</text:p>
              </table:table-cell>
              <table:table-cell office:value-type="float" office:value="2.36311">
                <text:p>2.36311</text:p>
              </table:table-cell>
            </table:table-row>
            <table:table-row>
              <table:table-cell office:value-type="float" office:value="155000">
                <text:p>155000</text:p>
              </table:table-cell>
              <table:table-cell office:value-type="float" office:value="2.363758">
                <text:p>2.363758</text:p>
              </table:table-cell>
            </table:table-row>
            <table:table-row>
              <table:table-cell office:value-type="float" office:value="156000">
                <text:p>156000</text:p>
              </table:table-cell>
              <table:table-cell office:value-type="float" office:value="2.365043">
                <text:p>2.365043</text:p>
              </table:table-cell>
            </table:table-row>
            <table:table-row>
              <table:table-cell office:value-type="float" office:value="157000">
                <text:p>157000</text:p>
              </table:table-cell>
              <table:table-cell office:value-type="float" office:value="2.36175">
                <text:p>2.36175</text:p>
              </table:table-cell>
            </table:table-row>
            <table:table-row>
              <table:table-cell office:value-type="float" office:value="158000">
                <text:p>158000</text:p>
              </table:table-cell>
              <table:table-cell office:value-type="float" office:value="2.366488">
                <text:p>2.366488</text:p>
              </table:table-cell>
            </table:table-row>
            <table:table-row>
              <table:table-cell office:value-type="float" office:value="159000">
                <text:p>159000</text:p>
              </table:table-cell>
              <table:table-cell office:value-type="float" office:value="2.364647">
                <text:p>2.364647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2.364587">
                <text:p>2.3645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593cm" svg:y="0.316cm" chart:style-name="ch2">
          <text:p>Κ=9 : AVG(K)</text:p>
        </chart:title>
        <chart:plot-area chart:style-name="ch3" table:cell-range-address="Sheet1.BA2:Sheet1.BB59" chart:data-source-has-labels="column" svg:x="1.33cm" svg:y="1.301cm" svg:width="14.349cm" svg:height="6.543cm">
          <chartooo:coordinate-region svg:x="2.057cm" svg:y="1.5cm" svg:width="13.622cm" svg:height="5.159cm"/>
          <chart:axis chart:dimension="x" chart:name="primary-x" chart:style-name="ch4" chartooo:axis-type="auto">
            <chartooo:date-scale/>
            <chart:title svg:x="6.753cm" svg:y="8.024cm" chart:style-name="ch5">
              <text:p>Αριθμός  Επαναλήψεων</text:p>
            </chart:title>
            <chart:categories table:cell-range-address="Sheet1.BA2:Sheet1.BA59"/>
          </chart:axis>
          <chart:axis chart:dimension="y" chart:name="primary-y" chart:style-name="ch4">
            <chart:title svg:x="0.451cm" svg:y="6.349cm" chart:style-name="ch6">
              <text:p>Μέσος Αριθμός Πελατών</text:p>
            </chart:title>
            <chart:grid chart:style-name="ch7" chart:class="major"/>
          </chart:axis>
          <chart:series chart:style-name="ch8" chart:values-cell-range-address="Sheet1.BB2:Sheet1.BB59" chart:class="chart:line">
            <chart:data-point chart:repeated="5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A2:Sheet1.BA59</svg:desc>
                </draw:g>
              </table:table-cell>
              <table:table-cell office:value-type="float" office:value="0">
                <text:p>0</text:p>
                <draw:g>
                  <svg:desc>Sheet1.BB2:Sheet1.BB5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.256">
                <text:p>2.25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.443781">
                <text:p>2.44378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.69144">
                <text:p>2.6914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.518685">
                <text:p>2.51868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.548926">
                <text:p>2.54892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.629421">
                <text:p>2.62942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.568956">
                <text:p>2.56895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.602631">
                <text:p>2.60263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.537732">
                <text:p>2.53773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474479">
                <text:p>2.474479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.398555">
                <text:p>2.3985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.443709">
                <text:p>2.44370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.475485">
                <text:p>2.47548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.495035">
                <text:p>2.49503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.559725">
                <text:p>2.55972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.527712">
                <text:p>2.52771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2.523115">
                <text:p>2.523115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2.529749">
                <text:p>2.529749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2.58475">
                <text:p>2.5847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.5517">
                <text:p>2.5517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.569823">
                <text:p>2.569823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.543143">
                <text:p>2.543143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2.524758">
                <text:p>2.524758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.492144">
                <text:p>2.492144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.495872">
                <text:p>2.495872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2.475601">
                <text:p>2.475601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.470588">
                <text:p>2.470588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.44383">
                <text:p>2.44383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.471249">
                <text:p>2.47124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.447151">
                <text:p>2.447151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.449106">
                <text:p>2.44910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.437349">
                <text:p>2.437349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2.427497">
                <text:p>2.427497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2.41338">
                <text:p>2.4133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.422256">
                <text:p>2.422256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2.434396">
                <text:p>2.434396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2.438527">
                <text:p>2.438527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2.424523">
                <text:p>2.424523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2.421889">
                <text:p>2.42188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.417706">
                <text:p>2.417706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.434595">
                <text:p>2.434595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2.42968">
                <text:p>2.42968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2.41907">
                <text:p>2.4190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.420984">
                <text:p>2.420984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.414064">
                <text:p>2.414064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2.421053">
                <text:p>2.421053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2.401091">
                <text:p>2.401091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2.407894">
                <text:p>2.407894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2.411528">
                <text:p>2.41152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.406274">
                <text:p>2.406274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2.401972">
                <text:p>2.401972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2.395741">
                <text:p>2.395741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2.3982">
                <text:p>2.3982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2.421169">
                <text:p>2.421169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2.427307">
                <text:p>2.427307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2.440481">
                <text:p>2.440481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2.440531">
                <text:p>2.4405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